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6.925in" style:page-number="auto" fo:break-before="auto" fo:break-after="auto"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a8b62" officeooo:paragraph-rsid="0003787c"/>
    </style:style>
    <style:style style:name="P2" style:family="paragraph" style:parent-style-name="Standard">
      <style:paragraph-properties fo:text-align="center" style:justify-single-word="false"/>
      <style:text-properties officeooo:rsid="000a8b62" officeooo:paragraph-rsid="0003787c"/>
    </style:style>
    <style:style style:name="P3" style:family="paragraph" style:parent-style-name="Standard">
      <style:paragraph-properties fo:text-align="center" style:justify-single-word="false"/>
      <style:text-properties officeooo:paragraph-rsid="0003787c"/>
    </style:style>
    <style:style style:name="P4" style:family="paragraph" style:parent-style-name="Standard">
      <style:paragraph-properties fo:text-align="center" style:justify-single-word="false"/>
      <style:text-properties fo:font-size="18pt" officeooo:paragraph-rsid="0003787c" style:font-size-asian="18pt" style:font-size-complex="18pt"/>
    </style:style>
    <style:style style:name="P5" style:family="paragraph" style:parent-style-name="Standard">
      <style:paragraph-properties fo:text-align="center" style:justify-single-word="false"/>
      <style:text-properties style:font-name="Fake Receipt" fo:font-size="18pt" officeooo:rsid="000a8b62" officeooo:paragraph-rsid="0003787c" style:font-size-asian="18pt" style:font-size-complex="18pt"/>
    </style:style>
    <style:style style:name="P6" style:family="paragraph" style:parent-style-name="Standard">
      <style:paragraph-properties fo:text-align="center" style:justify-single-word="false"/>
      <style:text-properties style:font-name="Fake Receipt" officeooo:rsid="000a8b62" officeooo:paragraph-rsid="0003787c"/>
    </style:style>
    <style:style style:name="P7" style:family="paragraph" style:parent-style-name="Standard">
      <style:paragraph-properties fo:text-align="start" style:justify-single-word="false">
        <style:tab-stops>
          <style:tab-stop style:position="6.2965in"/>
        </style:tab-stops>
      </style:paragraph-properties>
      <style:text-properties style:font-name="Fake Receipt" fo:font-size="22pt" officeooo:rsid="00187d66" officeooo:paragraph-rsid="0003787c" style:font-size-asian="19.25pt" style:font-size-complex="22pt"/>
    </style:style>
    <style:style style:name="P8" style:family="paragraph" style:parent-style-name="Standard">
      <style:paragraph-properties fo:text-align="start" style:justify-single-word="false"/>
      <style:text-properties officeooo:rsid="00112de6" officeooo:paragraph-rsid="0003787c"/>
    </style:style>
    <style:style style:name="P9" style:family="paragraph" style:parent-style-name="Standard">
      <style:paragraph-properties fo:text-align="start" style:justify-single-word="false"/>
      <style:text-properties style:font-name="Gentium Book Basic" fo:font-size="13pt" officeooo:rsid="00112de6" officeooo:paragraph-rsid="0003787c" style:font-size-asian="13pt" style:font-size-complex="13pt"/>
    </style:style>
    <style:style style:name="P10" style:family="paragraph" style:parent-style-name="Standard">
      <style:paragraph-properties fo:text-align="start" style:justify-single-word="false"/>
      <style:text-properties style:font-name="Gentium Book Basic" fo:font-size="13pt" officeooo:rsid="00112de6" officeooo:paragraph-rsid="000474bc" style:font-size-asian="13pt" style:font-size-complex="13pt"/>
    </style:style>
    <style:style style:name="P11" style:family="paragraph" style:parent-style-name="Standard">
      <style:paragraph-properties fo:text-align="start" style:justify-single-word="false"/>
      <style:text-properties style:font-name="Gentium Book Basic" fo:font-size="13pt" officeooo:rsid="001369b4" officeooo:paragraph-rsid="0003787c" style:font-size-asian="13pt" style:font-size-complex="13pt"/>
    </style:style>
    <style:style style:name="P12" style:family="paragraph" style:parent-style-name="Standard">
      <style:paragraph-properties fo:text-align="start" style:justify-single-word="false"/>
      <style:text-properties style:font-name="Gentium Book Basic" fo:font-size="13pt" officeooo:rsid="001369b4" officeooo:paragraph-rsid="000474bc" style:font-size-asian="13pt" style:font-size-complex="13pt"/>
    </style:style>
    <style:style style:name="P13" style:family="paragraph" style:parent-style-name="Standard">
      <style:paragraph-properties fo:text-align="start" style:justify-single-word="false"/>
      <style:text-properties style:font-name="Gentium Book Basic" fo:font-size="13pt" officeooo:rsid="00198b5b" officeooo:paragraph-rsid="0003787c" style:font-size-asian="13pt" style:font-size-complex="13pt"/>
    </style:style>
    <style:style style:name="P14" style:family="paragraph" style:parent-style-name="Standard">
      <style:paragraph-properties fo:text-align="start" style:justify-single-word="false"/>
      <style:text-properties style:font-name="Gentium Book Basic" fo:font-size="13pt" officeooo:rsid="0016f380" officeooo:paragraph-rsid="0003787c" style:font-size-asian="13pt" style:font-size-complex="13pt"/>
    </style:style>
    <style:style style:name="P15" style:family="paragraph" style:parent-style-name="Standard">
      <style:paragraph-properties fo:text-align="start" style:justify-single-word="false"/>
      <style:text-properties style:font-name="Gentium Book Basic" fo:font-size="13pt" officeooo:rsid="00187d66" officeooo:paragraph-rsid="0003787c" style:font-size-asian="13pt" style:font-size-complex="13pt"/>
    </style:style>
    <style:style style:name="P16" style:family="paragraph" style:parent-style-name="Standard">
      <style:paragraph-properties fo:text-align="start" style:justify-single-word="false"/>
      <style:text-properties style:font-name="Gentium Book Basic" fo:font-size="13pt" officeooo:rsid="0008a164" officeooo:paragraph-rsid="0008a164" style:font-size-asian="13pt" style:font-size-complex="13pt"/>
    </style:style>
    <style:style style:name="P17" style:family="paragraph" style:parent-style-name="Standard">
      <style:paragraph-properties fo:text-align="start" style:justify-single-word="false"/>
      <style:text-properties style:font-name="Gentium Book Basic" fo:font-size="13pt" fo:font-style="italic" officeooo:rsid="0005bdb0" officeooo:paragraph-rsid="0005bdb0" style:font-size-asian="13pt" style:font-style-asian="italic" style:font-size-complex="13pt" style:font-style-complex="italic"/>
    </style:style>
    <style:style style:name="P18" style:family="paragraph" style:parent-style-name="Standard">
      <style:paragraph-properties fo:text-align="start" style:justify-single-word="false"/>
      <style:text-properties style:font-name="Gentium Book Basic" fo:font-size="12pt" officeooo:rsid="000b88d0" officeooo:paragraph-rsid="000b88d0" style:font-size-asian="12pt" style:font-size-complex="12pt"/>
    </style:style>
    <style:style style:name="P19" style:family="paragraph" style:parent-style-name="Standard">
      <style:paragraph-properties fo:text-align="start" style:justify-single-word="false"/>
      <style:text-properties style:font-name="Gentium Book Basic" fo:font-size="12pt" officeooo:rsid="000b88d0" officeooo:paragraph-rsid="0012a839" style:font-size-asian="12pt" style:font-size-complex="12pt"/>
    </style:style>
    <style:style style:name="P20" style:family="paragraph" style:parent-style-name="Standard">
      <style:paragraph-properties fo:text-align="start" style:justify-single-word="false"/>
      <style:text-properties style:font-name="Gentium Book Basic" fo:font-size="12pt" officeooo:rsid="001369b4" officeooo:paragraph-rsid="000474bc" style:font-size-asian="12pt" style:font-size-complex="12pt"/>
    </style:style>
    <style:style style:name="P21" style:family="paragraph" style:parent-style-name="Standard">
      <style:paragraph-properties fo:text-align="start" style:justify-single-word="false"/>
      <style:text-properties style:font-name="Gentium Book Basic" fo:font-size="12pt" officeooo:rsid="001003a0" officeooo:paragraph-rsid="001003a0" style:font-size-asian="12pt" style:font-size-complex="12pt"/>
    </style:style>
    <style:style style:name="P22" style:family="paragraph" style:parent-style-name="Standard">
      <style:paragraph-properties fo:text-align="start" style:justify-single-word="false"/>
      <style:text-properties style:font-name="Gentium Book Basic" fo:font-size="12pt" officeooo:rsid="001003a0" officeooo:paragraph-rsid="0012a839" style:font-size-asian="12pt" style:font-size-complex="12pt"/>
    </style:style>
    <style:style style:name="P23" style:family="paragraph" style:parent-style-name="Standard">
      <style:paragraph-properties fo:text-align="start" style:justify-single-word="false"/>
      <style:text-properties style:font-name="Gentium Book Basic" fo:font-size="12pt" officeooo:rsid="001003a0" officeooo:paragraph-rsid="001c0c57" style:font-size-asian="12pt" style:font-size-complex="12pt"/>
    </style:style>
    <style:style style:name="P24" style:family="paragraph" style:parent-style-name="Standard">
      <style:paragraph-properties fo:text-align="start" style:justify-single-word="false"/>
      <style:text-properties style:font-name="Gentium Book Basic" fo:font-size="12pt" officeooo:rsid="0012a839" officeooo:paragraph-rsid="0012a839" style:font-size-asian="12pt" style:font-size-complex="12pt"/>
    </style:style>
    <style:style style:name="P25" style:family="paragraph" style:parent-style-name="Standard">
      <style:paragraph-properties fo:text-align="start" style:justify-single-word="false"/>
      <style:text-properties style:font-name="Gentium Book Basic" fo:font-size="12pt" officeooo:rsid="001c01cb" officeooo:paragraph-rsid="001c01cb" style:font-size-asian="12pt" style:font-size-complex="12pt"/>
    </style:style>
    <style:style style:name="P26" style:family="paragraph" style:parent-style-name="Standard">
      <style:paragraph-properties fo:text-align="start" style:justify-single-word="false"/>
      <style:text-properties style:font-name="Gentium Book Basic" fo:font-size="12pt" officeooo:rsid="001c01cb" officeooo:paragraph-rsid="001c0c57" style:font-size-asian="12pt" style:font-size-complex="12pt"/>
    </style:style>
    <style:style style:name="P27" style:family="paragraph" style:parent-style-name="Standard">
      <style:paragraph-properties fo:text-align="start" style:justify-single-word="false"/>
      <style:text-properties style:font-name="Gentium Book Basic" fo:font-size="12pt" officeooo:rsid="001dc9c4" officeooo:paragraph-rsid="001dc9c4" style:font-size-asian="12pt" style:font-size-complex="12pt"/>
    </style:style>
    <style:style style:name="P28" style:family="paragraph" style:parent-style-name="Standard">
      <style:paragraph-properties fo:text-align="start" style:justify-single-word="false"/>
      <style:text-properties style:font-name="Gentium Book Basic" fo:font-size="12pt" officeooo:rsid="001dc9c4" officeooo:paragraph-rsid="001ffd30" style:font-size-asian="12pt" style:font-size-complex="12pt"/>
    </style:style>
    <style:style style:name="P29" style:family="paragraph" style:parent-style-name="Standard">
      <style:paragraph-properties fo:text-align="start" style:justify-single-word="false"/>
      <style:text-properties style:font-name="Gentium Book Basic" fo:font-size="12pt" officeooo:rsid="001dc9c4" officeooo:paragraph-rsid="0020c9c0" style:font-size-asian="12pt" style:font-size-complex="12pt"/>
    </style:style>
    <style:style style:name="P30" style:family="paragraph" style:parent-style-name="Standard">
      <style:paragraph-properties fo:text-align="start" style:justify-single-word="false"/>
      <style:text-properties style:font-name="Gentium Book Basic" fo:font-size="12pt" fo:font-weight="normal" officeooo:rsid="000474bc" officeooo:paragraph-rsid="000474b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Gentium Book Basic" fo:font-size="12pt" fo:font-weight="normal" officeooo:rsid="0012a839" officeooo:paragraph-rsid="0012a83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Gentium Book Basic" fo:font-size="12pt" fo:font-weight="normal" officeooo:rsid="0012a839" officeooo:paragraph-rsid="00141a54"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Gentium Book Basic" fo:font-size="12pt" fo:font-weight="normal" officeooo:rsid="0012a839" officeooo:paragraph-rsid="0016639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Gentium Book Basic" fo:font-size="12pt" fo:font-weight="normal" officeooo:rsid="0017d0ad" officeooo:paragraph-rsid="0017d0a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Gentium Book Basic" fo:font-size="12pt" fo:font-style="italic" officeooo:rsid="001003a0" officeooo:paragraph-rsid="001003a0" style:font-size-asian="12pt" style:font-style-asian="italic" style:font-size-complex="12pt" style:font-style-complex="italic"/>
    </style:style>
    <style:style style:name="P36" style:family="paragraph" style:parent-style-name="Standard">
      <style:paragraph-properties fo:text-align="start" style:justify-single-word="false"/>
      <style:text-properties style:font-name="Gentium Book Basic" fo:font-size="12pt" fo:font-style="italic" officeooo:rsid="001003a0" officeooo:paragraph-rsid="001c0c57" style:font-size-asian="12pt" style:font-style-asian="italic" style:font-size-complex="12pt" style:font-style-complex="italic"/>
    </style:style>
    <style:style style:name="P37" style:family="paragraph" style:parent-style-name="Standard">
      <style:paragraph-properties fo:text-align="start" style:justify-single-word="false"/>
      <style:text-properties style:font-name="Times New Roman" fo:font-size="12pt" officeooo:rsid="00112de6" officeooo:paragraph-rsid="0003787c" style:font-size-asian="12pt" style:font-size-complex="12pt"/>
    </style:style>
    <style:style style:name="P38" style:family="paragraph" style:parent-style-name="Standard">
      <style:paragraph-properties fo:text-align="start" style:justify-single-word="false"/>
      <style:text-properties style:font-name="Times New Roman" fo:font-size="13pt" officeooo:rsid="001b6fde" officeooo:paragraph-rsid="0003787c" style:font-size-asian="13pt" style:font-size-complex="13pt"/>
    </style:style>
    <style:style style:name="P39" style:family="paragraph" style:parent-style-name="Standard">
      <style:paragraph-properties fo:text-align="start" style:justify-single-word="false"/>
      <style:text-properties officeooo:rsid="00198b5b" officeooo:paragraph-rsid="0003787c"/>
    </style:style>
    <style:style style:name="P40" style:family="paragraph" style:parent-style-name="Standard">
      <style:paragraph-properties fo:text-align="center" style:justify-single-word="false"/>
      <style:text-properties officeooo:rsid="000aee7e" officeooo:paragraph-rsid="0003787c"/>
    </style:style>
    <style:style style:name="P41" style:family="paragraph" style:parent-style-name="Standard">
      <style:paragraph-properties fo:text-align="start" style:justify-single-word="false"/>
      <style:text-properties officeooo:rsid="000aee7e" officeooo:paragraph-rsid="0003787c"/>
    </style:style>
    <style:style style:name="P42" style:family="paragraph" style:parent-style-name="Standard">
      <style:paragraph-properties fo:text-align="start" style:justify-single-word="false"/>
      <style:text-properties officeooo:rsid="000ffccc" officeooo:paragraph-rsid="0003787c"/>
    </style:style>
    <style:style style:name="P43" style:family="paragraph" style:parent-style-name="Standard">
      <style:paragraph-properties fo:text-align="start" style:justify-single-word="false"/>
      <style:text-properties officeooo:rsid="000ffcfb" officeooo:paragraph-rsid="0003787c"/>
    </style:style>
    <style:style style:name="P44" style:family="paragraph" style:parent-style-name="Standard">
      <style:paragraph-properties fo:text-align="start" style:justify-single-word="false"/>
      <style:text-properties officeooo:rsid="001521d4" officeooo:paragraph-rsid="0003787c"/>
    </style:style>
    <style:style style:name="P45" style:family="paragraph" style:parent-style-name="Standard">
      <style:paragraph-properties fo:text-align="start" style:justify-single-word="false"/>
      <style:text-properties fo:font-weight="normal" officeooo:rsid="00112de6" officeooo:paragraph-rsid="000474bc" style:font-weight-asian="normal" style:font-weight-complex="normal"/>
    </style:style>
    <style:style style:name="P46" style:family="paragraph" style:parent-style-name="Standard">
      <style:paragraph-properties fo:text-align="start" style:justify-single-word="false"/>
      <style:text-properties fo:font-weight="normal" officeooo:rsid="000474bc" officeooo:paragraph-rsid="000474bc" style:font-weight-asian="normal" style:font-weight-complex="normal"/>
    </style:style>
    <style:style style:name="P47" style:family="paragraph" style:parent-style-name="Standard" style:master-page-name="">
      <style:paragraph-properties fo:text-align="center" style:justify-single-word="false" style:page-number="auto" fo:break-before="auto" fo:break-after="auto"/>
      <style:text-properties officeooo:rsid="000aee7e" officeooo:paragraph-rsid="0003787c"/>
    </style:style>
    <style:style style:name="P48" style:family="paragraph" style:parent-style-name="Table_20_Contents">
      <style:paragraph-properties fo:text-align="center" style:justify-single-word="false"/>
      <style:text-properties officeooo:rsid="000aee7e" officeooo:paragraph-rsid="0003787c"/>
    </style:style>
    <style:style style:name="P49" style:family="paragraph" style:parent-style-name="Table_20_Contents">
      <style:paragraph-properties fo:text-align="center" style:justify-single-word="false"/>
      <style:text-properties officeooo:paragraph-rsid="0003787c"/>
    </style:style>
    <style:style style:name="P50" style:family="paragraph" style:parent-style-name="Table_20_Contents">
      <style:paragraph-properties fo:text-align="center" style:justify-single-word="false"/>
      <style:text-properties officeooo:rsid="000ffccc" officeooo:paragraph-rsid="0003787c"/>
    </style:style>
    <style:style style:name="P51" style:family="paragraph" style:parent-style-name="Standard" style:master-page-name="">
      <style:paragraph-properties fo:margin-left="0in" fo:margin-right="0in" fo:text-align="start" style:justify-single-word="false" fo:text-indent="-0.0618in" style:auto-text-indent="false" style:page-number="auto"/>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52" style:family="paragraph" style:parent-style-name="Standard" style:master-page-name="">
      <style:paragraph-properties fo:margin-left="0in" fo:margin-right="0in" fo:text-align="start" style:justify-single-word="false" fo:text-indent="-0.0618in" style:auto-text-indent="false" style:page-number="auto"/>
      <style:text-properties style:font-name="Gentium Book Basic" fo:font-size="13pt" style:text-underline-style="solid" style:text-underline-width="auto" style:text-underline-color="font-color" officeooo:rsid="001003a0" officeooo:paragraph-rsid="001003a0" style:font-size-asian="13pt" style:font-size-complex="13pt"/>
    </style:style>
    <style:style style:name="P53" style:family="paragraph" style:parent-style-name="Standard" style:master-page-name="">
      <style:paragraph-properties fo:margin-left="0in" fo:margin-right="0in" fo:text-align="start" style:justify-single-word="false" fo:text-indent="-0.0618in" style:auto-text-indent="false" style:page-number="auto"/>
      <style:text-properties style:font-name="Gentium Book Basic" fo:font-size="13pt" officeooo:rsid="001003a0" officeooo:paragraph-rsid="001c0c57" style:font-size-asian="13pt" style:font-size-complex="13pt"/>
    </style:style>
    <style:style style:name="P54" style:family="paragraph" style:parent-style-name="Standard" style:master-page-name="First_20_Page">
      <style:paragraph-properties fo:text-align="center" style:justify-single-word="false" style:page-number="1"/>
      <style:text-properties officeooo:paragraph-rsid="0003787c"/>
    </style:style>
    <style:style style:name="P55" style:family="paragraph" style:parent-style-name="Standard" style:master-page-name="First_20_Page">
      <style:paragraph-properties fo:text-align="end" style:justify-single-word="false" style:page-number="auto" fo:break-before="page">
        <style:tab-stops>
          <style:tab-stop style:position="6.2965in"/>
        </style:tab-stops>
      </style:paragraph-properties>
      <style:text-properties officeooo:rsid="000aee7e" officeooo:paragraph-rsid="0003787c"/>
    </style:style>
    <style:style style:name="P56" style:family="paragraph" style:parent-style-name="Standard">
      <style:paragraph-properties fo:text-align="start" style:justify-single-word="false"/>
      <style:text-properties style:font-name="Gentium Book Basic" fo:font-weight="normal" officeooo:rsid="001003a0" officeooo:paragraph-rsid="000474bc" style:font-weight-asian="normal" style:font-weight-complex="normal"/>
    </style:style>
    <style:style style:name="P57" style:family="paragraph" style:parent-style-name="Standard">
      <style:paragraph-properties fo:text-align="start" style:justify-single-word="false"/>
      <style:text-properties style:font-name="Gentium Book Basic" fo:font-size="12pt" fo:font-weight="bold" officeooo:rsid="0012a839" officeooo:paragraph-rsid="0012a839"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Gentium Book Basic" fo:font-size="12pt" officeooo:rsid="001ffd30" officeooo:paragraph-rsid="001ffd30" style:font-size-asian="12pt" style:font-size-complex="12pt"/>
    </style:style>
    <style:style style:name="P59" style:family="paragraph" style:parent-style-name="Standard">
      <style:paragraph-properties fo:text-align="start" style:justify-single-word="false"/>
      <style:text-properties style:font-name="Gentium Book Basic" fo:font-size="12pt" officeooo:rsid="001dc9c4" officeooo:paragraph-rsid="0020c9c0" style:font-size-asian="12pt" style:font-size-complex="12pt"/>
    </style:style>
    <style:style style:name="P60" style:family="paragraph" style:parent-style-name="Standard">
      <style:paragraph-properties fo:text-align="start" style:justify-single-word="false"/>
      <style:text-properties style:font-name="Gentium Book Basic" fo:font-size="12pt" officeooo:rsid="001dc9c4" officeooo:paragraph-rsid="0025ec71" style:font-size-asian="12pt" style:font-size-complex="12pt"/>
    </style:style>
    <style:style style:name="P61" style:family="paragraph" style:parent-style-name="Standard">
      <style:paragraph-properties fo:text-align="start" style:justify-single-word="false"/>
      <style:text-properties style:font-name="Gentium Book Basic" fo:font-size="12pt" officeooo:rsid="001dc9c4" officeooo:paragraph-rsid="00270c6e" style:font-size-asian="12pt" style:font-size-complex="12pt"/>
    </style:style>
    <style:style style:name="P62" style:family="paragraph" style:parent-style-name="Standard">
      <style:paragraph-properties fo:text-align="start" style:justify-single-word="false"/>
      <style:text-properties style:font-name="Gentium Book Basic" fo:font-size="12pt" officeooo:rsid="001dc9c4" officeooo:paragraph-rsid="0028f09f" style:font-size-asian="12pt" style:font-size-complex="12pt"/>
    </style:style>
    <style:style style:name="P63" style:family="paragraph" style:parent-style-name="Standard">
      <style:paragraph-properties fo:text-align="start" style:justify-single-word="false"/>
      <style:text-properties style:font-name="Gentium Book Basic" fo:font-size="12pt" officeooo:rsid="001d82ee" officeooo:paragraph-rsid="001d82ee" style:font-size-asian="12pt" style:font-size-complex="12pt"/>
    </style:style>
    <style:style style:name="P64" style:family="paragraph" style:parent-style-name="Standard">
      <style:paragraph-properties fo:text-align="start" style:justify-single-word="false"/>
      <style:text-properties style:font-name="Gentium Book Basic" fo:font-size="12pt" officeooo:rsid="00270c6e" officeooo:paragraph-rsid="001d82ee" style:font-size-asian="12pt" style:font-size-complex="12pt"/>
    </style:style>
    <style:style style:name="P65" style:family="paragraph" style:parent-style-name="Standard">
      <style:paragraph-properties fo:text-align="start" style:justify-single-word="false"/>
      <style:text-properties style:font-name="Gentium Book Basic" fo:font-size="12pt" officeooo:rsid="001003a0" officeooo:paragraph-rsid="001c0c57" style:font-size-asian="12pt" style:font-size-complex="12pt"/>
    </style:style>
    <style:style style:name="P66" style:family="paragraph" style:parent-style-name="Standard">
      <style:paragraph-properties fo:text-align="start" style:justify-single-word="false"/>
      <style:text-properties style:font-name="Gentium Book Basic" fo:font-size="12pt" officeooo:rsid="001003a0" officeooo:paragraph-rsid="0046a196" style:font-size-asian="12pt" style:font-size-complex="12pt"/>
    </style:style>
    <style:style style:name="P67" style:family="paragraph" style:parent-style-name="Standard">
      <style:paragraph-properties fo:text-align="start" style:justify-single-word="false"/>
      <style:text-properties style:font-name="Gentium Book Basic" fo:font-size="12pt" officeooo:rsid="001003a0" officeooo:paragraph-rsid="004e5d53" style:font-size-asian="12pt" style:font-size-complex="12pt"/>
    </style:style>
    <style:style style:name="P68" style:family="paragraph" style:parent-style-name="Standard">
      <style:paragraph-properties fo:text-align="start" style:justify-single-word="false"/>
      <style:text-properties style:font-name="Gentium Book Basic" fo:font-size="12pt" officeooo:rsid="001003a0" officeooo:paragraph-rsid="00564bd8" style:font-size-asian="12pt" style:font-size-complex="12pt"/>
    </style:style>
    <style:style style:name="P69" style:family="paragraph" style:parent-style-name="Standard">
      <style:paragraph-properties fo:text-align="start" style:justify-single-word="false"/>
      <style:text-properties style:font-name="Gentium Book Basic" fo:font-size="12pt" officeooo:rsid="001003a0" officeooo:paragraph-rsid="00590808" style:font-size-asian="12pt" style:font-size-complex="12pt"/>
    </style:style>
    <style:style style:name="P70" style:family="paragraph" style:parent-style-name="Standard">
      <style:paragraph-properties fo:text-align="start" style:justify-single-word="false"/>
      <style:text-properties style:font-name="Gentium Book Basic" fo:font-size="12pt" officeooo:rsid="001003a0" officeooo:paragraph-rsid="00816d28" style:font-size-asian="12pt" style:font-size-complex="12pt"/>
    </style:style>
    <style:style style:name="P71" style:family="paragraph" style:parent-style-name="Standard">
      <style:paragraph-properties fo:text-align="start" style:justify-single-word="false"/>
      <style:text-properties style:font-name="Gentium Book Basic" fo:font-size="12pt" officeooo:rsid="001003a0" officeooo:paragraph-rsid="00828d4e" style:font-size-asian="12pt" style:font-size-complex="12pt"/>
    </style:style>
    <style:style style:name="P72" style:family="paragraph" style:parent-style-name="Standard">
      <style:paragraph-properties fo:text-align="start" style:justify-single-word="false"/>
      <style:text-properties style:font-name="Gentium Book Basic" fo:font-size="12pt" officeooo:rsid="001003a0" officeooo:paragraph-rsid="00846fde" style:font-size-asian="12pt" style:font-size-complex="12pt"/>
    </style:style>
    <style:style style:name="P73" style:family="paragraph" style:parent-style-name="Standard">
      <style:paragraph-properties fo:text-align="end" style:justify-single-word="false"/>
      <style:text-properties style:font-name="Gentium Book Basic" fo:font-size="12pt" officeooo:rsid="001003a0" officeooo:paragraph-rsid="00816d28" style:font-size-asian="12pt" style:font-size-complex="12pt"/>
    </style:style>
    <style:style style:name="P74" style:family="paragraph" style:parent-style-name="Standard">
      <style:paragraph-properties fo:text-align="start" style:justify-single-word="false"/>
      <style:text-properties style:font-name="Gentium Book Basic" fo:font-size="12pt" officeooo:rsid="001c01cb" officeooo:paragraph-rsid="001c0c57" style:font-size-asian="12pt" style:font-size-complex="12pt"/>
    </style:style>
    <style:style style:name="P75" style:family="paragraph" style:parent-style-name="Standard">
      <style:paragraph-properties fo:text-align="start" style:justify-single-word="false"/>
      <style:text-properties style:font-name="Gentium Book Basic" fo:font-size="12pt" officeooo:rsid="0031498b" officeooo:paragraph-rsid="0031498b" style:font-size-asian="12pt" style:font-size-complex="12pt"/>
    </style:style>
    <style:style style:name="P76" style:family="paragraph" style:parent-style-name="Standard">
      <style:paragraph-properties fo:text-align="start" style:justify-single-word="false"/>
      <style:text-properties style:font-name="Gentium Book Basic" fo:font-size="12pt" officeooo:rsid="0031a2ba" officeooo:paragraph-rsid="0031a2ba" style:font-size-asian="12pt" style:font-size-complex="12pt"/>
    </style:style>
    <style:style style:name="P77" style:family="paragraph" style:parent-style-name="Standard">
      <style:paragraph-properties fo:text-align="start" style:justify-single-word="false"/>
      <style:text-properties style:font-name="Gentium Book Basic" fo:font-size="12pt" officeooo:rsid="003936d1" officeooo:paragraph-rsid="003936d1" style:font-size-asian="12pt" style:font-size-complex="12pt"/>
    </style:style>
    <style:style style:name="P78" style:family="paragraph" style:parent-style-name="Standard">
      <style:paragraph-properties fo:text-align="start" style:justify-single-word="false"/>
      <style:text-properties style:font-name="Gentium Book Basic" fo:font-size="12pt" officeooo:rsid="003936d1" officeooo:paragraph-rsid="003cb787" style:font-size-asian="12pt" style:font-size-complex="12pt"/>
    </style:style>
    <style:style style:name="P79" style:family="paragraph" style:parent-style-name="Standard">
      <style:paragraph-properties fo:text-align="start" style:justify-single-word="false"/>
      <style:text-properties style:font-name="Gentium Book Basic" fo:font-size="12pt" officeooo:rsid="003cb787" officeooo:paragraph-rsid="003cb787" style:font-size-asian="12pt" style:font-size-complex="12pt"/>
    </style:style>
    <style:style style:name="P80" style:family="paragraph" style:parent-style-name="Standard">
      <style:paragraph-properties fo:text-align="start" style:justify-single-word="false"/>
      <style:text-properties style:font-name="Gentium Book Basic" fo:font-size="12pt" officeooo:rsid="003dc163" officeooo:paragraph-rsid="003dc163" style:font-size-asian="12pt" style:font-size-complex="12pt"/>
    </style:style>
    <style:style style:name="P81" style:family="paragraph" style:parent-style-name="Standard">
      <style:paragraph-properties fo:text-align="start" style:justify-single-word="false"/>
      <style:text-properties style:font-name="Gentium Book Basic" fo:font-size="12pt" officeooo:rsid="003fde12" officeooo:paragraph-rsid="003fde12" style:font-size-asian="12pt" style:font-size-complex="12pt"/>
    </style:style>
    <style:style style:name="P82" style:family="paragraph" style:parent-style-name="Standard">
      <style:paragraph-properties fo:text-align="start" style:justify-single-word="false"/>
      <style:text-properties style:font-name="Gentium Book Basic" fo:font-size="12pt" officeooo:rsid="004116bf" officeooo:paragraph-rsid="004116bf" style:font-size-asian="12pt" style:font-size-complex="12pt"/>
    </style:style>
    <style:style style:name="P83" style:family="paragraph" style:parent-style-name="Standard">
      <style:paragraph-properties fo:text-align="start" style:justify-single-word="false"/>
      <style:text-properties style:font-name="Gentium Book Basic" fo:font-size="12pt" officeooo:rsid="0042ffb5" officeooo:paragraph-rsid="0042ffb5" style:font-size-asian="12pt" style:font-size-complex="12pt"/>
    </style:style>
    <style:style style:name="P84" style:family="paragraph" style:parent-style-name="Standard">
      <style:paragraph-properties fo:text-align="start" style:justify-single-word="false"/>
      <style:text-properties style:font-name="Gentium Book Basic" fo:font-size="12pt" officeooo:rsid="0064cfbe" officeooo:paragraph-rsid="0064cfbe" style:font-size-asian="12pt" style:font-size-complex="12pt"/>
    </style:style>
    <style:style style:name="P85" style:family="paragraph" style:parent-style-name="Standard">
      <style:paragraph-properties fo:text-align="start" style:justify-single-word="false"/>
      <style:text-properties style:font-name="Gentium Book Basic" fo:font-size="12pt" officeooo:rsid="006e84f8" officeooo:paragraph-rsid="006e84f8" style:font-size-asian="12pt" style:font-size-complex="12pt"/>
    </style:style>
    <style:style style:name="P86" style:family="paragraph" style:parent-style-name="Standard">
      <style:paragraph-properties fo:text-align="start" style:justify-single-word="false"/>
      <style:text-properties style:font-name="Gentium Book Basic" fo:font-size="12pt" fo:font-style="italic" officeooo:rsid="003936d1" officeooo:paragraph-rsid="003936d1" style:font-size-asian="12pt" style:font-style-asian="italic" style:font-size-complex="12pt" style:font-style-complex="italic"/>
    </style:style>
    <style:style style:name="P87" style:family="paragraph" style:parent-style-name="Standard">
      <style:paragraph-properties fo:text-align="start" style:justify-single-word="false"/>
      <style:text-properties style:font-name="Gentium Book Basic" fo:font-size="12pt" fo:font-style="italic" officeooo:rsid="0042ffb5" officeooo:paragraph-rsid="0042ffb5" style:font-size-asian="12pt" style:font-style-asian="italic" style:font-size-complex="12pt" style:font-style-complex="italic"/>
    </style:style>
    <style:style style:name="P88" style:family="paragraph" style:parent-style-name="Standard">
      <style:paragraph-properties fo:text-align="start" style:justify-single-word="false"/>
      <style:text-properties style:font-name="Gentium Book Basic" fo:font-size="12pt" fo:font-style="italic" officeooo:rsid="001c01cb" officeooo:paragraph-rsid="0046a196" style:font-size-asian="12pt" style:font-style-asian="italic" style:font-size-complex="12pt" style:font-style-complex="italic"/>
    </style:style>
    <style:style style:name="P89" style:family="paragraph" style:parent-style-name="Standard">
      <style:paragraph-properties fo:text-align="start" style:justify-single-word="false"/>
      <style:text-properties style:font-name="Gentium Book Basic" fo:font-size="12pt" fo:font-style="italic" officeooo:rsid="001c01cb" officeooo:paragraph-rsid="004e5d53" style:font-size-asian="12pt" style:font-style-asian="italic" style:font-size-complex="12pt" style:font-style-complex="italic"/>
    </style:style>
    <style:style style:name="P90" style:family="paragraph" style:parent-style-name="Standard">
      <style:paragraph-properties fo:text-align="start" style:justify-single-word="false"/>
      <style:text-properties style:font-name="Gentium Book Basic" fo:font-size="12pt" fo:font-style="italic" officeooo:rsid="001c01cb" officeooo:paragraph-rsid="00564bd8" style:font-size-asian="12pt" style:font-style-asian="italic" style:font-size-complex="12pt" style:font-style-complex="italic"/>
    </style:style>
    <style:style style:name="P91" style:family="paragraph" style:parent-style-name="Standard">
      <style:paragraph-properties fo:text-align="start" style:justify-single-word="false"/>
      <style:text-properties style:font-name="Gentium Book Basic" fo:font-size="12pt" fo:font-style="italic" officeooo:rsid="001003a0" officeooo:paragraph-rsid="0046a196" style:font-size-asian="12pt" style:font-style-asian="italic" style:font-size-complex="12pt" style:font-style-complex="italic"/>
    </style:style>
    <style:style style:name="P92" style:family="paragraph" style:parent-style-name="Standard">
      <style:paragraph-properties fo:text-align="start" style:justify-single-word="false"/>
      <style:text-properties style:font-name="Gentium Book Basic" fo:font-size="12pt" fo:font-style="italic" officeooo:rsid="001003a0" officeooo:paragraph-rsid="004e5d53" style:font-size-asian="12pt" style:font-style-asian="italic" style:font-size-complex="12pt" style:font-style-complex="italic"/>
    </style:style>
    <style:style style:name="P93" style:family="paragraph" style:parent-style-name="Standard">
      <style:paragraph-properties fo:text-align="start" style:justify-single-word="false"/>
      <style:text-properties style:font-name="Gentium Book Basic" fo:font-size="12pt" fo:font-style="italic" officeooo:rsid="001003a0" officeooo:paragraph-rsid="00816d28" style:font-size-asian="12pt" style:font-style-asian="italic" style:font-size-complex="12pt" style:font-style-complex="italic"/>
    </style:style>
    <style:style style:name="P94" style:family="paragraph" style:parent-style-name="Standard">
      <style:paragraph-properties fo:text-align="start" style:justify-single-word="false"/>
      <style:text-properties style:font-name="Gentium Book Basic" fo:font-size="12pt" fo:font-style="italic" officeooo:rsid="001003a0" officeooo:paragraph-rsid="00828d4e" style:font-size-asian="12pt" style:font-style-asian="italic" style:font-size-complex="12pt" style:font-style-complex="italic"/>
    </style:style>
    <style:style style:name="P95" style:family="paragraph" style:parent-style-name="Standard">
      <style:paragraph-properties fo:text-align="start" style:justify-single-word="false"/>
      <style:text-properties style:font-name="Gentium Book Basic" fo:font-size="12pt" fo:font-style="italic" officeooo:rsid="0046a196" officeooo:paragraph-rsid="0046a196" style:font-size-asian="12pt" style:font-style-asian="italic" style:font-size-complex="12pt" style:font-style-complex="italic"/>
    </style:style>
    <style:style style:name="P96" style:family="paragraph" style:parent-style-name="Standard">
      <style:paragraph-properties fo:text-align="start" style:justify-single-word="false"/>
      <style:text-properties style:font-name="Gentium Book Basic" fo:font-size="12pt" fo:font-style="italic" officeooo:rsid="0046a196" officeooo:paragraph-rsid="000474bc" style:font-size-asian="12pt" style:font-style-asian="italic" style:font-size-complex="12pt" style:font-style-complex="italic"/>
    </style:style>
    <style:style style:name="P97" style:family="paragraph" style:parent-style-name="Standard">
      <style:paragraph-properties fo:text-align="start" style:justify-single-word="false"/>
      <style:text-properties style:font-name="Gentium Book Basic" fo:font-size="12pt" fo:font-style="italic" officeooo:rsid="0046a196" officeooo:paragraph-rsid="0047ae6a" style:font-size-asian="12pt" style:font-style-asian="italic" style:font-size-complex="12pt" style:font-style-complex="italic"/>
    </style:style>
    <style:style style:name="P98" style:family="paragraph" style:parent-style-name="Standard">
      <style:paragraph-properties fo:text-align="start" style:justify-single-word="false"/>
      <style:text-properties style:font-name="Gentium Book Basic" fo:font-size="12pt" fo:font-style="italic" officeooo:rsid="0046a196" officeooo:paragraph-rsid="004e5d53" style:font-size-asian="12pt" style:font-style-asian="italic" style:font-size-complex="12pt" style:font-style-complex="italic"/>
    </style:style>
    <style:style style:name="P99" style:family="paragraph" style:parent-style-name="Standard">
      <style:paragraph-properties fo:text-align="start" style:justify-single-word="false"/>
      <style:text-properties style:font-name="Gentium Book Basic" fo:font-size="12pt" fo:font-style="italic" officeooo:rsid="0046a196" officeooo:paragraph-rsid="00564bd8" style:font-size-asian="12pt" style:font-style-asian="italic" style:font-size-complex="12pt" style:font-style-complex="italic"/>
    </style:style>
    <style:style style:name="P100" style:family="paragraph" style:parent-style-name="Standard">
      <style:paragraph-properties fo:text-align="start" style:justify-single-word="false"/>
      <style:text-properties style:font-name="Gentium Book Basic" fo:font-size="12pt" fo:font-style="italic" officeooo:rsid="005058c6" officeooo:paragraph-rsid="005058c6" style:font-size-asian="12pt" style:font-style-asian="italic" style:font-size-complex="12pt" style:font-style-complex="italic"/>
    </style:style>
    <style:style style:name="P101" style:family="paragraph" style:parent-style-name="Standard">
      <style:paragraph-properties fo:text-align="start" style:justify-single-word="false"/>
      <style:text-properties style:font-name="Gentium Book Basic" fo:font-size="12pt" fo:font-style="italic" officeooo:rsid="00514da7" officeooo:paragraph-rsid="00514da7" style:font-size-asian="12pt" style:font-style-asian="italic" style:font-size-complex="12pt" style:font-style-complex="italic"/>
    </style:style>
    <style:style style:name="P102" style:family="paragraph" style:parent-style-name="Standard">
      <style:paragraph-properties fo:text-align="start" style:justify-single-word="false"/>
      <style:text-properties style:font-name="Gentium Book Basic" fo:font-size="12pt" fo:font-style="italic" officeooo:rsid="0062422b" officeooo:paragraph-rsid="0062422b" style:font-size-asian="12pt" style:font-style-asian="italic" style:font-size-complex="12pt" style:font-style-complex="italic"/>
    </style:style>
    <style:style style:name="P103" style:family="paragraph" style:parent-style-name="Standard">
      <style:paragraph-properties fo:text-align="start" style:justify-single-word="false"/>
      <style:text-properties style:font-name="Gentium Book Basic" fo:font-size="12pt" fo:font-style="italic" officeooo:rsid="0063295b" officeooo:paragraph-rsid="0063295b" style:font-size-asian="12pt" style:font-style-asian="italic" style:font-size-complex="12pt" style:font-style-complex="italic"/>
    </style:style>
    <style:style style:name="P104" style:family="paragraph" style:parent-style-name="Standard">
      <style:paragraph-properties fo:text-align="start" style:justify-single-word="false"/>
      <style:text-properties style:font-name="Gentium Book Basic" fo:font-size="12pt" fo:font-style="italic" officeooo:rsid="006e84f8" officeooo:paragraph-rsid="006e84f8" style:font-size-asian="12pt" style:font-style-asian="italic" style:font-size-complex="12pt" style:font-style-complex="italic"/>
    </style:style>
    <style:style style:name="P105" style:family="paragraph" style:parent-style-name="Standard">
      <style:paragraph-properties fo:text-align="start" style:justify-single-word="false"/>
      <style:text-properties style:font-name="Gentium Book Basic" fo:font-size="12pt" fo:font-style="normal" officeooo:rsid="003cb787" officeooo:paragraph-rsid="003cb787" style:font-size-asian="12pt" style:font-style-asian="normal" style:font-size-complex="12pt" style:font-style-complex="normal"/>
    </style:style>
    <style:style style:name="P106" style:family="paragraph" style:parent-style-name="Standard">
      <style:paragraph-properties fo:text-align="start" style:justify-single-word="false"/>
      <style:text-properties style:font-name="Gentium Book Basic" fo:font-size="12pt" fo:font-style="normal" officeooo:rsid="004e5d53" officeooo:paragraph-rsid="004e5d53" style:font-size-asian="12pt" style:font-style-asian="normal" style:font-size-complex="12pt" style:font-style-complex="normal"/>
    </style:style>
    <style:style style:name="P107" style:family="paragraph" style:parent-style-name="Standard">
      <style:paragraph-properties fo:text-align="start" style:justify-single-word="false"/>
      <style:text-properties style:font-name="Gentium Book Basic" fo:font-size="12pt" fo:font-style="normal" officeooo:rsid="001003a0" officeooo:paragraph-rsid="0046a196" style:font-size-asian="12pt" style:font-style-asian="normal" style:font-size-complex="12pt" style:font-style-complex="normal"/>
    </style:style>
    <style:style style:name="P108" style:family="paragraph" style:parent-style-name="Standard">
      <style:paragraph-properties fo:text-align="start" style:justify-single-word="false"/>
      <style:text-properties style:font-name="Gentium Book Basic" fo:font-size="12pt" fo:font-style="normal" officeooo:rsid="0046a196" officeooo:paragraph-rsid="0046a196" style:font-size-asian="12pt" style:font-style-asian="normal" style:font-size-complex="12pt" style:font-style-complex="normal"/>
    </style:style>
    <style:style style:name="P109" style:family="paragraph" style:parent-style-name="Standard">
      <style:paragraph-properties fo:text-align="start" style:justify-single-word="false"/>
      <style:text-properties style:font-name="Gentium Book Basic" fo:font-size="12pt" fo:font-style="normal" officeooo:rsid="0059bdee" officeooo:paragraph-rsid="0059bdee" style:font-size-asian="12pt" style:font-style-asian="normal" style:font-size-complex="12pt" style:font-style-complex="normal"/>
    </style:style>
    <style:style style:name="P110" style:family="paragraph" style:parent-style-name="Standard">
      <style:paragraph-properties fo:text-align="start" style:justify-single-word="false"/>
      <style:text-properties style:font-name="Gentium Book Basic" fo:font-size="12pt" fo:font-style="normal" officeooo:rsid="00590ce6" officeooo:paragraph-rsid="00590ce6" style:font-size-asian="12pt" style:font-style-asian="normal" style:font-size-complex="12pt" style:font-style-complex="normal"/>
    </style:style>
    <style:style style:name="P111" style:family="paragraph" style:parent-style-name="Standard">
      <style:paragraph-properties fo:text-align="start" style:justify-single-word="false"/>
      <style:text-properties style:font-name="Gentium Book Basic" fo:font-size="12pt" fo:font-style="normal" officeooo:rsid="00610f84" officeooo:paragraph-rsid="00610f84" style:font-size-asian="12pt" style:font-style-asian="normal" style:font-size-complex="12pt" style:font-style-complex="normal"/>
    </style:style>
    <style:style style:name="P112" style:family="paragraph" style:parent-style-name="Standard">
      <style:paragraph-properties fo:text-align="start" style:justify-single-word="false"/>
      <style:text-properties style:font-name="Gentium Book Basic" fo:font-size="12pt" fo:font-style="normal" officeooo:rsid="001c01cb" officeooo:paragraph-rsid="0046a196" style:font-size-asian="12pt" style:font-style-asian="normal" style:font-size-complex="12pt" style:font-style-complex="normal"/>
    </style:style>
    <style:style style:name="P113" style:family="paragraph" style:parent-style-name="Standard">
      <style:paragraph-properties fo:text-align="start" style:justify-single-word="false"/>
      <style:text-properties style:font-name="Gentium Book Basic" fo:font-size="12pt" fo:font-style="normal" officeooo:rsid="0063295b" officeooo:paragraph-rsid="0063295b" style:font-size-asian="12pt" style:font-style-asian="normal" style:font-size-complex="12pt" style:font-style-complex="normal"/>
    </style:style>
    <style:style style:name="P114" style:family="paragraph" style:parent-style-name="Standard">
      <style:paragraph-properties fo:text-align="start" style:justify-single-word="false"/>
      <style:text-properties style:font-name="Gentium Book Basic" fo:font-size="12pt" fo:font-style="normal" officeooo:rsid="0064cfbe" officeooo:paragraph-rsid="0064cfbe" style:font-size-asian="12pt" style:font-style-asian="normal" style:font-size-complex="12pt" style:font-style-complex="normal"/>
    </style:style>
    <style:style style:name="P115" style:family="paragraph" style:parent-style-name="Standard">
      <style:paragraph-properties fo:text-align="start" style:justify-single-word="false"/>
      <style:text-properties style:font-name="Gentium Book Basic" fo:font-size="12pt" fo:font-style="normal" officeooo:rsid="0067fcdf" officeooo:paragraph-rsid="0067fcdf" style:font-size-asian="12pt" style:font-style-asian="normal" style:font-size-complex="12pt" style:font-style-complex="normal"/>
    </style:style>
    <style:style style:name="P116" style:family="paragraph" style:parent-style-name="Standard">
      <style:paragraph-properties fo:text-align="start" style:justify-single-word="false"/>
      <style:text-properties style:font-name="Gentium Book Basic" fo:font-size="12pt" fo:font-style="normal" officeooo:rsid="006e84f8" officeooo:paragraph-rsid="006e84f8" style:font-size-asian="12pt" style:font-style-asian="normal" style:font-size-complex="12pt" style:font-style-complex="normal"/>
    </style:style>
    <style:style style:name="P117" style:family="paragraph" style:parent-style-name="Standard">
      <style:paragraph-properties fo:text-align="start" style:justify-single-word="false"/>
      <style:text-properties style:font-name="Gentium Book Basic" fo:font-size="12pt" officeooo:rsid="001003a0" officeooo:paragraph-rsid="001c0c57" fo:background-color="transparent" style:font-size-asian="12pt" style:font-size-complex="12pt"/>
    </style:style>
    <style:style style:name="P118" style:family="paragraph" style:parent-style-name="Standard">
      <style:paragraph-properties fo:text-align="start" style:justify-single-word="false"/>
      <style:text-properties style:font-name="Gentium Book Basic" fo:font-size="13pt" officeooo:rsid="00187d66" officeooo:paragraph-rsid="0003787c" style:font-size-asian="13pt" style:font-size-complex="13pt"/>
    </style:style>
    <style:style style:name="P119" style:family="paragraph" style:parent-style-name="Standard">
      <style:paragraph-properties fo:text-align="start" style:justify-single-word="false"/>
      <style:text-properties style:font-name="Gentium Book Basic" fo:font-size="13pt" officeooo:rsid="00187d66" officeooo:paragraph-rsid="000474bc" style:font-size-asian="13pt" style:font-size-complex="13pt"/>
    </style:style>
    <style:style style:name="P120" style:family="paragraph" style:parent-style-name="Standard">
      <style:paragraph-properties fo:text-align="start" style:justify-single-word="false"/>
      <style:text-properties style:font-name="Gentium Book Basic" fo:font-size="13pt" officeooo:rsid="00187d66" officeooo:paragraph-rsid="004e5d53" style:font-size-asian="13pt" style:font-size-complex="13pt"/>
    </style:style>
    <style:style style:name="P121" style:family="paragraph" style:parent-style-name="Standard">
      <style:paragraph-properties fo:text-align="start" style:justify-single-word="false"/>
      <style:text-properties style:font-name="Gentium Book Basic" fo:font-size="13pt" officeooo:rsid="002e4319" officeooo:paragraph-rsid="004485ab" style:font-size-asian="13pt" style:font-size-complex="13pt"/>
    </style:style>
    <style:style style:name="P122" style:family="paragraph" style:parent-style-name="Standard">
      <style:paragraph-properties fo:text-align="start" style:justify-single-word="false"/>
      <style:text-properties style:font-name="Gentium Book Basic" fo:font-size="13pt" officeooo:rsid="00198b5b" officeooo:paragraph-rsid="0003787c" style:font-size-asian="13pt" style:font-size-complex="13pt"/>
    </style:style>
    <style:style style:name="P123" style:family="paragraph" style:parent-style-name="Standard">
      <style:paragraph-properties fo:text-align="start" style:justify-single-word="false"/>
      <style:text-properties style:font-name="Gentium Book Basic" fo:font-size="13pt" officeooo:rsid="00198b5b" officeooo:paragraph-rsid="000474bc" style:font-size-asian="13pt" style:font-size-complex="13pt"/>
    </style:style>
    <style:style style:name="P124" style:family="paragraph" style:parent-style-name="Standard">
      <style:paragraph-properties fo:text-align="start" style:justify-single-word="false"/>
      <style:text-properties style:font-name="Gentium Book Basic" fo:font-size="13pt" officeooo:rsid="00198b5b" officeooo:paragraph-rsid="00738ca7" style:font-size-asian="13pt" style:font-size-complex="13pt"/>
    </style:style>
    <style:style style:name="P125" style:family="paragraph" style:parent-style-name="Standard">
      <style:paragraph-properties fo:text-align="start" style:justify-single-word="false"/>
      <style:text-properties style:font-name="Gentium Book Basic" fo:font-size="13pt" officeooo:rsid="0031498b" officeooo:paragraph-rsid="0031498b" style:font-size-asian="13pt" style:font-size-complex="13pt"/>
    </style:style>
    <style:style style:name="P126" style:family="paragraph" style:parent-style-name="Standard">
      <style:paragraph-properties fo:text-align="start" style:justify-single-word="false"/>
      <style:text-properties style:font-name="Gentium Book Basic" fo:font-size="13pt" officeooo:rsid="00112de6" officeooo:paragraph-rsid="00450ec7" style:font-size-asian="13pt" style:font-size-complex="13pt"/>
    </style:style>
    <style:style style:name="P127" style:family="paragraph" style:parent-style-name="Standard">
      <style:paragraph-properties fo:text-align="start" style:justify-single-word="false"/>
      <style:text-properties style:font-name="Gentium Book Basic" fo:font-size="13pt" officeooo:rsid="00112de6" officeooo:paragraph-rsid="000474bc" style:font-size-asian="13pt" style:font-size-complex="13pt"/>
    </style:style>
    <style:style style:name="P128" style:family="paragraph" style:parent-style-name="Standard">
      <style:paragraph-properties fo:text-align="start" style:justify-single-word="false"/>
      <style:text-properties style:font-name="Gentium Book Basic" fo:font-size="13pt" officeooo:rsid="00112de6" officeooo:paragraph-rsid="004e5d53" style:font-size-asian="13pt" style:font-size-complex="13pt"/>
    </style:style>
    <style:style style:name="P129" style:family="paragraph" style:parent-style-name="Standard">
      <style:paragraph-properties fo:text-align="start" style:justify-single-word="false"/>
      <style:text-properties style:font-name="Gentium Book Basic" fo:font-size="13pt" officeooo:rsid="00112de6" officeooo:paragraph-rsid="007c90d2" style:font-size-asian="13pt" style:font-size-complex="13pt"/>
    </style:style>
    <style:style style:name="P130" style:family="paragraph" style:parent-style-name="Standard">
      <style:paragraph-properties fo:text-align="start" style:justify-single-word="false"/>
      <style:text-properties style:font-name="Gentium Book Basic" fo:font-size="13pt" officeooo:rsid="00112de6" officeooo:paragraph-rsid="00816d28" style:font-size-asian="13pt" style:font-size-complex="13pt"/>
    </style:style>
    <style:style style:name="P131" style:family="paragraph" style:parent-style-name="Standard">
      <style:paragraph-properties fo:text-align="start" style:justify-single-word="false"/>
      <style:text-properties style:font-name="Gentium Book Basic" fo:font-size="13pt" officeooo:rsid="00112de6" officeooo:paragraph-rsid="00828d4e" style:font-size-asian="13pt" style:font-size-complex="13pt"/>
    </style:style>
    <style:style style:name="P132" style:family="paragraph" style:parent-style-name="Standard">
      <style:paragraph-properties fo:text-align="start" style:justify-single-word="false"/>
      <style:text-properties style:font-name="Gentium Book Basic" fo:font-size="13pt" officeooo:rsid="00112de6" officeooo:paragraph-rsid="00846fde" style:font-size-asian="13pt" style:font-size-complex="13pt"/>
    </style:style>
    <style:style style:name="P133" style:family="paragraph" style:parent-style-name="Standard">
      <style:paragraph-properties fo:text-align="start" style:justify-single-word="false"/>
      <style:text-properties style:font-name="Gentium Book Basic" fo:font-size="13pt" officeooo:rsid="0016f380" officeooo:paragraph-rsid="000474bc" style:font-size-asian="13pt" style:font-size-complex="13pt"/>
    </style:style>
    <style:style style:name="P134" style:family="paragraph" style:parent-style-name="Standard">
      <style:paragraph-properties fo:text-align="start" style:justify-single-word="false"/>
      <style:text-properties style:font-name="Gentium Book Basic" fo:font-size="13pt" officeooo:rsid="00714562" officeooo:paragraph-rsid="00714562" style:font-size-asian="13pt" style:font-size-complex="13pt"/>
    </style:style>
    <style:style style:name="P135" style:family="paragraph" style:parent-style-name="Standard">
      <style:paragraph-properties fo:text-align="start" style:justify-single-word="false"/>
      <style:text-properties style:font-name="Gentium Book Basic" fo:font-size="13pt" officeooo:rsid="0084a2d6" officeooo:paragraph-rsid="0084a2d6" style:font-size-asian="13pt" style:font-size-complex="13pt"/>
    </style:style>
    <style:style style:name="P136" style:family="paragraph" style:parent-style-name="Standard">
      <style:paragraph-properties fo:text-align="start" style:justify-single-word="false"/>
      <style:text-properties style:font-name="Gentium Book Basic" fo:font-size="13pt" officeooo:rsid="008525b9" officeooo:paragraph-rsid="008525b9" style:font-size-asian="13pt" style:font-size-complex="13pt"/>
    </style:style>
    <style:style style:name="P137"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12de6" officeooo:paragraph-rsid="00450ec7" style:font-size-asian="13pt" style:font-size-complex="13pt"/>
    </style:style>
    <style:style style:name="P138"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12de6" officeooo:paragraph-rsid="000474bc" style:font-size-asian="13pt" style:font-size-complex="13pt"/>
    </style:style>
    <style:style style:name="P139"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12de6" officeooo:paragraph-rsid="007f49a1" style:font-size-asian="13pt" style:font-size-complex="13pt"/>
    </style:style>
    <style:style style:name="P140"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0474bc" style:font-size-asian="13pt" style:font-size-complex="13pt"/>
    </style:style>
    <style:style style:name="P141" style:family="paragraph" style:parent-style-name="Standard">
      <style:paragraph-properties fo:text-align="start" style:justify-single-word="false"/>
      <style:text-properties style:font-name="Gentium Book Basic" fo:font-size="13pt" fo:font-style="normal" officeooo:rsid="00112de6" officeooo:paragraph-rsid="004e5d53" style:font-size-asian="13pt" style:font-style-asian="normal" style:font-size-complex="13pt" style:font-style-complex="normal"/>
    </style:style>
    <style:style style:name="P142" style:family="paragraph" style:parent-style-name="Standard">
      <style:paragraph-properties fo:text-align="start" style:justify-single-word="false"/>
      <style:text-properties style:font-name="Gentium Book Basic" fo:font-size="13pt" fo:font-style="normal" officeooo:rsid="00112de6" officeooo:paragraph-rsid="00816d28" style:font-size-asian="13pt" style:font-style-asian="normal" style:font-size-complex="13pt" style:font-style-complex="normal"/>
    </style:style>
    <style:style style:name="P143" style:family="paragraph" style:parent-style-name="Standard">
      <style:paragraph-properties fo:text-align="start" style:justify-single-word="false"/>
      <style:text-properties style:font-name="Gentium Book Basic" fo:font-size="13pt" fo:font-style="normal" officeooo:rsid="00112de6" officeooo:paragraph-rsid="00828d4e" style:font-size-asian="13pt" style:font-style-asian="normal" style:font-size-complex="13pt" style:font-style-complex="normal"/>
    </style:style>
    <style:style style:name="P144" style:family="paragraph" style:parent-style-name="Standard">
      <style:paragraph-properties fo:text-align="start" style:justify-single-word="false"/>
      <style:text-properties style:font-name="Gentium Book Basic" fo:font-size="13pt" fo:font-style="normal" officeooo:rsid="0084a2d6" officeooo:paragraph-rsid="0084a2d6" style:font-size-asian="13pt" style:font-style-asian="normal" style:font-size-complex="13pt" style:font-style-complex="normal"/>
    </style:style>
    <style:style style:name="P145" style:family="paragraph" style:parent-style-name="Standard">
      <style:paragraph-properties fo:text-align="start" style:justify-single-word="false"/>
      <style:text-properties style:font-name="Gentium Book Basic" fo:font-size="13pt" style:text-underline-style="none" officeooo:rsid="00112de6" officeooo:paragraph-rsid="007f49a1" style:font-size-asian="13pt" style:font-size-complex="13pt"/>
    </style:style>
    <style:style style:name="P146" style:family="paragraph" style:parent-style-name="Standard">
      <style:paragraph-properties fo:text-align="start" style:justify-single-word="false"/>
      <style:text-properties style:font-name="Gentium Book Basic" fo:font-size="13pt" style:text-underline-style="none" officeooo:rsid="007f49a1" officeooo:paragraph-rsid="007f49a1" style:font-size-asian="13pt" style:font-size-complex="13pt"/>
    </style:style>
    <style:style style:name="P147" style:family="paragraph" style:parent-style-name="Standard">
      <style:paragraph-properties fo:text-align="start" style:justify-single-word="false"/>
      <style:text-properties style:font-name="Gentium Book Basic" fo:font-size="13pt" style:text-underline-style="none" officeooo:rsid="0080c93a" officeooo:paragraph-rsid="0080c93a" style:font-size-asian="13pt" style:font-size-complex="13pt"/>
    </style:style>
    <style:style style:name="P148" style:family="paragraph" style:parent-style-name="Standard">
      <style:paragraph-properties fo:text-align="end" style:justify-single-word="false"/>
      <style:text-properties style:font-name="Gentium Book Basic" fo:font-size="15pt" fo:font-weight="bold" officeooo:rsid="00112de6" officeooo:paragraph-rsid="000474bc" style:font-size-asian="15pt" style:font-weight-asian="bold" style:font-size-complex="15pt" style:font-weight-complex="bold"/>
    </style:style>
    <style:style style:name="P149" style:family="paragraph" style:parent-style-name="Standard">
      <style:paragraph-properties fo:text-align="end" style:justify-single-word="false"/>
      <style:text-properties style:font-name="Gentium Book Basic" fo:font-size="15pt" fo:font-weight="bold" officeooo:rsid="00112de6" officeooo:paragraph-rsid="005d1e57" style:font-size-asian="15pt" style:font-weight-asian="bold" style:font-size-complex="15pt" style:font-weight-complex="bold"/>
    </style:style>
    <style:style style:name="P150" style:family="paragraph" style:parent-style-name="Standard">
      <style:paragraph-properties fo:text-align="end" style:justify-single-word="false"/>
      <style:text-properties style:font-name="Gentium Book Basic" fo:font-size="15pt" fo:font-weight="bold" officeooo:rsid="00198b5b" officeooo:paragraph-rsid="000474bc" style:font-size-asian="15pt" style:font-weight-asian="bold" style:font-size-complex="15pt" style:font-weight-complex="bold"/>
    </style:style>
    <style:style style:name="P151" style:family="paragraph" style:parent-style-name="Standard">
      <style:paragraph-properties fo:text-align="end" style:justify-single-word="false"/>
      <style:text-properties style:font-name="Gentium Book Basic" fo:font-size="15pt" fo:font-weight="bold" officeooo:rsid="002e4319" officeooo:paragraph-rsid="005d1e57" style:font-size-asian="15pt" style:font-weight-asian="bold" style:font-size-complex="15pt" style:font-weight-complex="bold"/>
    </style:style>
    <style:style style:name="P152" style:family="paragraph" style:parent-style-name="Standard">
      <style:paragraph-properties fo:text-align="end" style:justify-single-word="false"/>
      <style:text-properties style:font-name="Gentium Book Basic" fo:font-size="15pt" officeooo:rsid="00112de6" officeooo:paragraph-rsid="005d1e57" style:font-size-asian="15pt" style:font-size-complex="15pt"/>
    </style:style>
    <style:style style:name="P153" style:family="paragraph" style:parent-style-name="Standard">
      <style:paragraph-properties fo:text-align="end" style:justify-single-word="false"/>
      <style:text-properties style:font-name="Gentium Book Basic" fo:font-size="15pt" officeooo:rsid="00112de6" officeooo:paragraph-rsid="00816d28" style:font-size-asian="15pt" style:font-size-complex="15pt"/>
    </style:style>
    <style:style style:name="P154" style:family="paragraph" style:parent-style-name="Standard">
      <style:paragraph-properties fo:text-align="start" style:justify-single-word="false"/>
      <style:text-properties style:font-name="Gentium Book Basic" fo:font-size="15pt" officeooo:rsid="00112de6" officeooo:paragraph-rsid="0046a196" style:font-size-asian="15pt" style:font-size-complex="15pt"/>
    </style:style>
    <style:style style:name="P155" style:family="paragraph" style:parent-style-name="Standard">
      <style:paragraph-properties fo:text-align="start" style:justify-single-word="false"/>
      <style:text-properties style:font-name="Gentium Book Basic" fo:font-size="15pt" officeooo:rsid="00112de6" officeooo:paragraph-rsid="00816d28" style:font-size-asian="15pt" style:font-size-complex="15pt"/>
    </style:style>
    <style:style style:name="P156" style:family="paragraph" style:parent-style-name="Standard">
      <style:paragraph-properties fo:text-align="start" style:justify-single-word="false"/>
      <style:text-properties style:font-name="Fake Receipt" fo:font-size="13pt" style:text-underline-style="none" fo:font-weight="bold" officeooo:rsid="007f49a1" officeooo:paragraph-rsid="007f49a1" style:font-size-asian="13pt" style:font-weight-asian="bold" style:font-size-complex="13pt" style:font-weight-complex="bold"/>
    </style:style>
    <style:style style:name="P157" style:family="paragraph" style:parent-style-name="Standard">
      <style:paragraph-properties fo:text-align="start" style:justify-single-word="false"/>
      <style:text-properties style:font-name="Fake Receipt" fo:font-size="22pt" officeooo:rsid="0031498b" officeooo:paragraph-rsid="0031498b" style:font-size-asian="22pt" style:font-size-complex="22pt"/>
    </style:style>
    <style:style style:name="P158" style:family="paragraph" style:parent-style-name="Standard">
      <style:paragraph-properties fo:text-align="start" style:justify-single-word="false"/>
      <style:text-properties style:font-name="Fake Receipt" fo:font-size="12pt" officeooo:rsid="0031498b" officeooo:paragraph-rsid="0031498b" style:font-size-asian="10.5pt" style:font-size-complex="12pt"/>
    </style:style>
    <style:style style:name="P159" style:family="paragraph" style:parent-style-name="Standard">
      <style:paragraph-properties fo:text-align="start" style:justify-single-word="false"/>
      <style:text-properties style:font-name="Fake Receipt" fo:font-size="12pt" fo:font-style="italic" fo:font-weight="bold" officeooo:rsid="001c01cb" officeooo:paragraph-rsid="0046a196" style:font-size-asian="12pt" style:font-style-asian="italic" style:font-weight-asian="bold" style:font-size-complex="12pt" style:font-style-complex="italic" style:font-weight-complex="bold"/>
    </style:style>
    <style:style style:name="P160" style:family="paragraph" style:parent-style-name="Standard">
      <style:paragraph-properties fo:text-align="start" style:justify-single-word="false"/>
      <style:text-properties style:font-name="Fake Receipt" fo:font-size="12pt" fo:font-style="italic" fo:font-weight="bold" officeooo:rsid="001c01cb" officeooo:paragraph-rsid="004e5d53" style:font-size-asian="12pt" style:font-style-asian="italic" style:font-weight-asian="bold" style:font-size-complex="12pt" style:font-style-complex="italic" style:font-weight-complex="bold"/>
    </style:style>
    <style:style style:name="P161" style:family="paragraph" style:parent-style-name="Standard">
      <style:paragraph-properties fo:text-align="start" style:justify-single-word="false"/>
      <style:text-properties style:font-name="Fake Receipt" fo:font-size="12pt" fo:font-style="italic" fo:font-weight="bold" officeooo:rsid="001c01cb" officeooo:paragraph-rsid="001c0c57" style:font-size-asian="12pt" style:font-style-asian="italic" style:font-weight-asian="bold" style:font-size-complex="12pt" style:font-style-complex="italic" style:font-weight-complex="bold"/>
    </style:style>
    <style:style style:name="P162" style:family="paragraph" style:parent-style-name="Standard">
      <style:paragraph-properties fo:text-align="start" style:justify-single-word="false"/>
      <style:text-properties style:font-name="Fake Receipt" fo:font-size="12pt" fo:font-style="italic" fo:font-weight="bold" officeooo:rsid="001c01cb" officeooo:paragraph-rsid="001c01cb" style:font-size-asian="12pt" style:font-style-asian="italic" style:font-weight-asian="bold" style:font-size-complex="12pt" style:font-style-complex="italic" style:font-weight-complex="bold"/>
    </style:style>
    <style:style style:name="P163" style:family="paragraph" style:parent-style-name="Standard">
      <style:paragraph-properties fo:text-align="start" style:justify-single-word="false"/>
      <style:text-properties style:font-name="Fake Receipt"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164" style:family="paragraph" style:parent-style-name="Standard">
      <style:paragraph-properties fo:text-align="start" style:justify-single-word="false"/>
      <style:text-properties style:font-name="Fake Receipt" fo:font-size="12pt" fo:font-style="italic" fo:font-weight="bold" officeooo:rsid="0046a196" officeooo:paragraph-rsid="004e5d53" style:font-size-asian="12pt" style:font-style-asian="italic" style:font-weight-asian="bold" style:font-size-complex="12pt" style:font-style-complex="italic" style:font-weight-complex="bold"/>
    </style:style>
    <style:style style:name="P165" style:family="paragraph" style:parent-style-name="Standard">
      <style:paragraph-properties fo:text-align="start" style:justify-single-word="false"/>
      <style:text-properties style:font-name="Fake Receipt" fo:font-size="12pt" fo:font-style="italic" fo:font-weight="bold" officeooo:rsid="0042ffb5" officeooo:paragraph-rsid="0042ffb5" style:font-size-asian="12pt" style:font-style-asian="italic" style:font-weight-asian="bold" style:font-size-complex="12pt" style:font-style-complex="italic" style:font-weight-complex="bold"/>
    </style:style>
    <style:style style:name="P166" style:family="paragraph" style:parent-style-name="Standard">
      <style:paragraph-properties fo:text-align="start" style:justify-single-word="false"/>
      <style:text-properties style:font-name="Fake Receipt" fo:font-size="12pt" fo:font-style="italic" fo:font-weight="bold" officeooo:rsid="003dc163" officeooo:paragraph-rsid="003dc163" style:font-size-asian="12pt" style:font-style-asian="italic" style:font-weight-asian="bold" style:font-size-complex="12pt" style:font-style-complex="italic" style:font-weight-complex="bold"/>
    </style:style>
    <style:style style:name="P167" style:family="paragraph" style:parent-style-name="Standard">
      <style:paragraph-properties fo:text-align="start" style:justify-single-word="false"/>
      <style:text-properties style:font-name="Fake Receipt" fo:font-size="12pt" fo:font-style="italic" fo:font-weight="bold" officeooo:rsid="003936d1" officeooo:paragraph-rsid="003936d1" style:font-size-asian="12pt" style:font-style-asian="italic" style:font-weight-asian="bold" style:font-size-complex="12pt" style:font-style-complex="italic" style:font-weight-complex="bold"/>
    </style:style>
    <style:style style:name="P168" style:family="paragraph" style:parent-style-name="Standard">
      <style:paragraph-properties fo:text-align="start" style:justify-single-word="false"/>
      <style:text-properties style:font-name="Fake Receipt" fo:font-size="12pt" fo:font-style="italic" fo:font-weight="bold" officeooo:rsid="001dc9c4" officeooo:paragraph-rsid="001dc9c4" style:font-size-asian="12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style:font-name="Fake Receipt" fo:font-size="12pt" fo:font-style="normal" officeooo:rsid="0059bdee" officeooo:paragraph-rsid="0059bdee" style:font-size-asian="12pt" style:font-style-asian="normal" style:font-size-complex="12pt" style:font-style-complex="normal"/>
    </style:style>
    <style:style style:name="P170" style:family="paragraph" style:parent-style-name="Standard">
      <style:paragraph-properties fo:text-align="start" style:justify-single-word="false"/>
      <style:text-properties style:font-name="Fake Receipt" fo:font-size="12pt" fo:font-weight="bold" officeooo:rsid="0031498b" officeooo:paragraph-rsid="0031498b" style:font-size-asian="12pt" style:font-weight-asian="bold" style:font-size-complex="12pt" style:font-weight-complex="bold"/>
    </style:style>
    <style:style style:name="P171" style:family="paragraph" style:parent-style-name="Standard">
      <style:paragraph-properties fo:text-align="start" style:justify-single-word="false"/>
      <style:text-properties style:font-name="Times New Roman" fo:font-size="12pt" officeooo:rsid="00112de6" officeooo:paragraph-rsid="000474bc" style:font-size-asian="12pt" style:font-size-complex="12pt"/>
    </style:style>
    <style:style style:name="P172" style:family="paragraph" style:parent-style-name="Standard">
      <style:paragraph-properties fo:text-align="start" style:justify-single-word="false"/>
      <style:text-properties style:font-name="Times New Roman" fo:font-size="13pt" officeooo:rsid="001b6fde" officeooo:paragraph-rsid="0003787c" style:font-size-asian="13pt" style:font-size-complex="13pt"/>
    </style:style>
    <style:style style:name="P173" style:family="paragraph" style:parent-style-name="Standard">
      <style:paragraph-properties fo:text-align="start" style:justify-single-word="false"/>
      <style:text-properties fo:font-weight="bold" officeooo:rsid="00112de6" officeooo:paragraph-rsid="00450ec7" style:font-weight-asian="bold" style:font-weight-complex="bold"/>
    </style:style>
    <style:style style:name="P174" style:family="paragraph" style:parent-style-name="Standard">
      <style:paragraph-properties fo:text-align="center" style:justify-single-word="false"/>
      <style:text-properties officeooo:rsid="000aee7e" officeooo:paragraph-rsid="0003787c"/>
    </style:style>
    <style:style style:name="P175" style:family="paragraph" style:parent-style-name="Standard">
      <style:paragraph-properties fo:text-align="end" style:justify-single-word="false"/>
      <style:text-properties officeooo:rsid="005d1e57" officeooo:paragraph-rsid="005d1e57"/>
    </style:style>
    <style:style style:name="P176" style:family="paragraph" style:parent-style-name="Standard">
      <style:paragraph-properties fo:text-align="start" style:justify-single-word="false"/>
      <style:text-properties officeooo:rsid="001b6fde" officeooo:paragraph-rsid="0003787c"/>
    </style:style>
    <style:style style:name="P177" style:family="paragraph" style:parent-style-name="Standard">
      <style:paragraph-properties fo:margin-left="0in" fo:margin-right="0in" fo:text-align="start" style:justify-single-word="false" fo:text-indent="-0.0618in" style:auto-text-indent="false"/>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178" style:family="paragraph" style:parent-style-name="Standard">
      <style:paragraph-properties fo:margin-left="0in" fo:margin-right="0in" fo:text-align="start" style:justify-single-word="false" fo:text-indent="-0.0618in" style:auto-text-indent="false"/>
      <style:text-properties style:font-name="Gentium Book Basic" fo:font-size="13pt" officeooo:rsid="001003a0" officeooo:paragraph-rsid="001c0c57" style:font-size-asian="13pt" style:font-size-complex="13pt"/>
    </style:style>
    <style:style style:name="P179" style:family="paragraph" style:parent-style-name="Standard">
      <style:paragraph-properties fo:margin-left="0in" fo:margin-right="0in" fo:text-align="start" style:justify-single-word="false" fo:text-indent="-0.0618in" style:auto-text-indent="false"/>
      <style:text-properties style:font-name="Gentium Book Basic" fo:font-size="13pt" officeooo:rsid="001003a0" officeooo:paragraph-rsid="003936d1" style:font-size-asian="13pt" style:font-size-complex="13pt"/>
    </style:style>
    <style:style style:name="P180" style:family="paragraph" style:parent-style-name="Standard" style:master-page-name="">
      <style:paragraph-properties fo:margin-left="0in" fo:margin-right="0in" fo:text-align="start" style:justify-single-word="false" fo:text-indent="-0.0618in" style:auto-text-indent="false" style:page-number="auto"/>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181" style:family="paragraph" style:parent-style-name="Standard" style:master-page-name="First_20_Page">
      <style:paragraph-properties fo:text-align="end" style:justify-single-word="false" style:page-number="auto"/>
      <style:text-properties fo:font-size="15pt" fo:font-weight="bold" officeooo:rsid="00112de6" officeooo:paragraph-rsid="005d1e57" style:font-size-asian="15pt" style:font-weight-asian="bold" style:font-size-complex="15pt" style:font-weight-complex="bold"/>
    </style:style>
    <style:style style:name="P182" style:family="paragraph" style:parent-style-name="Standard">
      <style:paragraph-properties fo:text-align="end" style:justify-single-word="false" fo:break-before="page"/>
      <style:text-properties officeooo:rsid="000a8b62" officeooo:paragraph-rsid="0003787c"/>
    </style:style>
    <style:style style:name="P183" style:family="paragraph" style:parent-style-name="Footnote">
      <style:text-properties officeooo:rsid="00270c6e" officeooo:paragraph-rsid="00270c6e"/>
    </style:style>
    <style:style style:name="P184" style:family="paragraph" style:parent-style-name="Footnote">
      <style:text-properties officeooo:rsid="0028f09f" officeooo:paragraph-rsid="0028f09f"/>
    </style:style>
    <style:style style:name="P185" style:family="paragraph" style:parent-style-name="Footnote">
      <style:text-properties officeooo:rsid="0030212e" officeooo:paragraph-rsid="0030212e"/>
    </style:style>
    <style:style style:name="P186" style:family="paragraph" style:parent-style-name="Footnote">
      <style:text-properties officeooo:rsid="0031a2ba" officeooo:paragraph-rsid="0031a2ba"/>
    </style:style>
    <style:style style:name="P187" style:family="paragraph" style:parent-style-name="Footnote">
      <style:text-properties officeooo:rsid="00364afb" officeooo:paragraph-rsid="00364afb"/>
    </style:style>
    <style:style style:name="P188" style:family="paragraph" style:parent-style-name="Footnote">
      <style:text-properties officeooo:rsid="0036a13d" officeooo:paragraph-rsid="0036a13d"/>
    </style:style>
    <style:style style:name="P189" style:family="paragraph" style:parent-style-name="Footnote">
      <style:text-properties officeooo:rsid="003773fe" officeooo:paragraph-rsid="003773fe"/>
    </style:style>
    <style:style style:name="P190" style:family="paragraph" style:parent-style-name="Footnote">
      <style:text-properties officeooo:rsid="00534434" officeooo:paragraph-rsid="00534434"/>
    </style:style>
    <style:style style:name="T1" style:family="text">
      <style:text-properties officeooo:rsid="00187d66"/>
    </style:style>
    <style:style style:name="T2" style:family="text">
      <style:text-properties style:font-name="Elegante" fo:font-size="48pt" style:font-size-asian="48pt" style:font-size-complex="48pt"/>
    </style:style>
    <style:style style:name="T3" style:family="text">
      <style:text-properties style:font-name="Times New Roman" fo:font-size="28pt" style:font-size-asian="28pt" style:font-size-complex="28pt"/>
    </style:style>
    <style:style style:name="T4" style:family="text">
      <style:text-properties style:font-name="Times New Roman" fo:font-size="13pt" style:font-size-asian="13pt" style:font-size-complex="13pt"/>
    </style:style>
    <style:style style:name="T5" style:family="text">
      <style:text-properties style:font-name="Times New Roman" fo:font-size="13pt" officeooo:rsid="0031498b" style:font-size-asian="13pt" style:font-size-complex="13pt"/>
    </style:style>
    <style:style style:name="T6" style:family="text">
      <style:text-properties style:font-name="Gentium Book Basic"/>
    </style:style>
    <style:style style:name="T7" style:family="text">
      <style:text-properties style:font-name="Gentium Book Basic" fo:font-size="13pt" style:font-size-asian="13pt" style:font-size-complex="13pt"/>
    </style:style>
    <style:style style:name="T8" style:family="text">
      <style:text-properties style:font-name="Gentium Book Basic" fo:font-size="13pt" officeooo:rsid="001c01cb" style:font-size-asian="13pt" style:font-size-complex="13pt"/>
    </style:style>
    <style:style style:name="T9" style:family="text">
      <style:text-properties style:font-name="Gentium Book Basic" fo:font-size="13pt" fo:font-style="italic" fo:font-weight="normal" officeooo:rsid="000474bc" style:font-size-asian="13pt" style:font-style-asian="italic" style:font-weight-asian="normal" style:font-size-complex="13pt" style:font-style-complex="italic" style:font-weight-complex="normal"/>
    </style:style>
    <style:style style:name="T10" style:family="text">
      <style:text-properties style:font-name="Gentium Book Basic" fo:font-size="13pt" fo:font-style="italic" officeooo:rsid="001003a0" style:font-size-asian="13pt" style:font-style-asian="italic" style:font-size-complex="13pt" style:font-style-complex="italic"/>
    </style:style>
    <style:style style:name="T11" style:family="text">
      <style:text-properties style:font-name="Gentium Book Basic" fo:font-size="12pt" fo:font-style="italic" officeooo:rsid="000a243b" style:font-size-asian="12pt" style:font-style-asian="italic" style:font-size-complex="12pt" style:font-style-complex="italic"/>
    </style:style>
    <style:style style:name="T12" style:family="text">
      <style:text-properties style:font-name="Gentium Book Basic" officeooo:rsid="000a243b"/>
    </style:style>
    <style:style style:name="T13" style:family="text">
      <style:text-properties style:font-name="Gentium Book Basic" fo:font-style="italic" officeooo:rsid="001003a0" style:font-style-asian="italic" style:font-style-complex="italic"/>
    </style:style>
    <style:style style:name="T14" style:family="text">
      <style:text-properties style:font-name="Gentium Book Basic" fo:font-style="italic" officeooo:rsid="001be5dd" style:font-style-asian="italic" style:font-style-complex="italic"/>
    </style:style>
    <style:style style:name="T15" style:family="text">
      <style:text-properties style:font-name="Gentium Book Basic" fo:font-style="italic" officeooo:rsid="001c01cb" style:font-style-asian="italic" style:font-style-complex="italic"/>
    </style:style>
    <style:style style:name="T16" style:family="text">
      <style:text-properties style:font-name="Gentium Book Basic" officeooo:rsid="001003a0"/>
    </style:style>
    <style:style style:name="T17" style:family="text">
      <style:text-properties style:font-name="Gentium Book Basic" officeooo:rsid="00583419" fo:background-color="#ffff00" loext:char-shading-value="0"/>
    </style:style>
    <style:style style:name="T18" style:family="text">
      <style:text-properties style:font-name="Gentium Book Basic" officeooo:rsid="001c0c57"/>
    </style:style>
    <style:style style:name="T19" style:family="text">
      <style:text-properties officeooo:rsid="0016f380"/>
    </style:style>
    <style:style style:name="T20" style:family="text">
      <style:text-properties officeooo:rsid="001afb4e"/>
    </style:style>
    <style:style style:name="T21" style:family="text">
      <style:text-properties officeooo:rsid="000ffcfb"/>
    </style:style>
    <style:style style:name="T22" style:family="text">
      <style:text-properties officeooo:rsid="00101e03"/>
    </style:style>
    <style:style style:name="T23" style:family="text">
      <style:text-properties officeooo:rsid="000d9efa"/>
    </style:style>
    <style:style style:name="T24" style:family="text">
      <style:text-properties officeooo:rsid="0003787c"/>
    </style:style>
    <style:style style:name="T25" style:family="text">
      <style:text-properties officeooo:rsid="000a243b"/>
    </style:style>
    <style:style style:name="T26" style:family="text">
      <style:text-properties fo:font-size="12pt" style:font-size-asian="12pt" style:font-size-complex="12pt"/>
    </style:style>
    <style:style style:name="T27" style:family="text">
      <style:text-properties fo:font-size="12pt" officeooo:rsid="001369b4" style:font-size-asian="12pt" style:font-size-complex="12pt"/>
    </style:style>
    <style:style style:name="T28" style:family="text">
      <style:text-properties fo:font-size="12pt" officeooo:rsid="001003a0" style:font-size-asian="12pt" style:font-size-complex="12pt"/>
    </style:style>
    <style:style style:name="T29" style:family="text">
      <style:text-properties fo:font-size="12pt" officeooo:rsid="004e5d53" style:font-size-asian="12pt" style:font-size-complex="12pt"/>
    </style:style>
    <style:style style:name="T30" style:family="text">
      <style:text-properties fo:font-size="12pt" officeooo:rsid="00816d28" style:font-size-asian="12pt" style:font-size-complex="12pt"/>
    </style:style>
    <style:style style:name="T31" style:family="text">
      <style:text-properties fo:font-size="12pt" fo:font-style="italic" style:font-size-asian="12pt" style:font-style-asian="italic" style:font-size-complex="12pt" style:font-style-complex="italic"/>
    </style:style>
    <style:style style:name="T32" style:family="text">
      <style:text-properties fo:font-size="12pt" fo:font-style="italic" officeooo:rsid="001003a0" style:font-size-asian="12pt" style:font-style-asian="italic" style:font-size-complex="12pt" style:font-style-complex="italic"/>
    </style:style>
    <style:style style:name="T33" style:family="text">
      <style:text-properties fo:font-size="12pt" fo:font-style="italic" fo:font-weight="bold" officeooo:rsid="001003a0" style:font-size-asian="12pt" style:font-style-asian="italic" style:font-weight-asian="bold" style:font-size-complex="12pt" style:font-style-complex="italic" style:font-weight-complex="bold"/>
    </style:style>
    <style:style style:name="T34" style:family="text">
      <style:text-properties fo:font-size="12pt" fo:font-style="italic" fo:font-weight="normal" officeooo:rsid="001003a0" style:font-size-asian="12pt" style:font-style-asian="italic" style:font-weight-asian="normal" style:font-size-complex="12pt" style:font-style-complex="italic" style:font-weight-complex="normal"/>
    </style:style>
    <style:style style:name="T35" style:family="text">
      <style:text-properties fo:font-size="12pt" style:text-underline-style="solid" style:text-underline-width="auto" style:text-underline-color="font-color" officeooo:rsid="001369b4" style:font-size-asian="12pt" style:font-size-complex="12pt"/>
    </style:style>
    <style:style style:name="T36" style:family="text">
      <style:text-properties fo:font-style="italic" style:font-style-asian="italic" style:font-style-complex="italic"/>
    </style:style>
    <style:style style:name="T37" style:family="text">
      <style:text-properties fo:font-style="italic" officeooo:rsid="001c01cb" style:font-style-asian="italic" style:font-style-complex="italic"/>
    </style:style>
    <style:style style:name="T38" style:family="text">
      <style:text-properties fo:font-style="italic" officeooo:rsid="00187d66" style:font-style-asian="italic" style:font-style-complex="italic"/>
    </style:style>
    <style:style style:name="T39" style:family="text">
      <style:text-properties fo:font-style="italic" officeooo:rsid="00564bd8" style:font-style-asian="italic" style:font-style-complex="italic"/>
    </style:style>
    <style:style style:name="T40" style:family="text">
      <style:text-properties fo:font-style="italic" officeooo:rsid="0062422b" style:font-style-asian="italic" style:font-style-complex="italic"/>
    </style:style>
    <style:style style:name="T41" style:family="text">
      <style:text-properties fo:font-style="italic" officeooo:rsid="006524af" style:font-style-asian="italic" style:font-style-complex="italic"/>
    </style:style>
    <style:style style:name="T42" style:family="text">
      <style:text-properties fo:font-style="italic" officeooo:rsid="007f49a1" style:font-style-asian="italic" style:font-style-complex="italic"/>
    </style:style>
    <style:style style:name="T43" style:family="text">
      <style:text-properties fo:font-style="italic" officeooo:rsid="00816d28" style:font-style-asian="italic" style:font-style-complex="italic"/>
    </style:style>
    <style:style style:name="T44" style:family="text">
      <style:text-properties fo:font-style="italic" officeooo:rsid="0016f380"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officeooo:rsid="000d1d69"/>
    </style:style>
    <style:style style:name="T47" style:family="text">
      <style:text-properties officeooo:rsid="001003a0"/>
    </style:style>
    <style:style style:name="T48" style:family="text">
      <style:text-properties fo:font-weight="bold" style:font-weight-asian="bold" style:font-weight-complex="bold"/>
    </style:style>
    <style:style style:name="T49" style:family="text">
      <style:text-properties fo:font-weight="bold" officeooo:rsid="004485ab" style:font-weight-asian="bold" style:font-weight-complex="bold"/>
    </style:style>
    <style:style style:name="T50" style:family="text">
      <style:text-properties officeooo:rsid="00111356"/>
    </style:style>
    <style:style style:name="T51" style:family="text">
      <style:text-properties officeooo:rsid="00141a54"/>
    </style:style>
    <style:style style:name="T52" style:family="text">
      <style:text-properties officeooo:rsid="0015ab75"/>
    </style:style>
    <style:style style:name="T53" style:family="text">
      <style:text-properties style:font-name="Fake Receipt"/>
    </style:style>
    <style:style style:name="T54" style:family="text">
      <style:text-properties style:font-name="Fake Receipt" officeooo:rsid="0015ab75"/>
    </style:style>
    <style:style style:name="T55" style:family="text">
      <style:text-properties style:font-name="Fake Receipt" officeooo:rsid="00166397"/>
    </style:style>
    <style:style style:name="T56" style:family="text">
      <style:text-properties style:font-name="Fake Receipt" officeooo:rsid="0017d0ad"/>
    </style:style>
    <style:style style:name="T57" style:family="text">
      <style:text-properties officeooo:rsid="0017d0ad"/>
    </style:style>
    <style:style style:name="T58" style:family="text">
      <style:text-properties officeooo:rsid="001a4edb"/>
    </style:style>
    <style:style style:name="T59" style:family="text">
      <style:text-properties officeooo:rsid="001be5dd"/>
    </style:style>
    <style:style style:name="T60" style:family="text">
      <style:text-properties officeooo:rsid="001c01cb"/>
    </style:style>
    <style:style style:name="T61" style:family="text">
      <style:text-properties officeooo:rsid="001c0c57"/>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1c0c57"/>
    </style:style>
    <style:style style:name="T64" style:family="text">
      <style:text-properties style:text-underline-style="solid" style:text-underline-width="auto" style:text-underline-color="font-color" officeooo:rsid="001c01cb"/>
    </style:style>
    <style:style style:name="T65" style:family="text">
      <style:text-properties officeooo:rsid="001d860b"/>
    </style:style>
    <style:style style:name="T66" style:family="text">
      <style:text-properties officeooo:rsid="001ffd30"/>
    </style:style>
    <style:style style:name="T67" style:family="text">
      <style:text-properties officeooo:rsid="002229cd"/>
    </style:style>
    <style:style style:name="T68" style:family="text">
      <style:text-properties officeooo:rsid="0025ec71"/>
    </style:style>
    <style:style style:name="T69" style:family="text">
      <style:text-properties officeooo:rsid="00270c6e"/>
    </style:style>
    <style:style style:name="T70" style:family="text">
      <style:text-properties style:font-name="Fake Receipt"/>
    </style:style>
    <style:style style:name="T71" style:family="text">
      <style:text-properties style:font-name="Fake Receipt" officeooo:rsid="001ffd30"/>
    </style:style>
    <style:style style:name="T72" style:family="text">
      <style:text-properties style:font-name="Fake Receipt" officeooo:rsid="002229cd"/>
    </style:style>
    <style:style style:name="T73" style:family="text">
      <style:text-properties style:font-name="Fake Receipt" officeooo:rsid="0025ec71"/>
    </style:style>
    <style:style style:name="T74" style:family="text">
      <style:text-properties style:font-name="Fake Receipt" officeooo:rsid="00270c6e"/>
    </style:style>
    <style:style style:name="T75" style:family="text">
      <style:text-properties style:font-name="Fake Receipt" officeooo:rsid="002a4a9f"/>
    </style:style>
    <style:style style:name="T76" style:family="text">
      <style:text-properties style:font-name="Fake Receipt" officeooo:rsid="002e4319"/>
    </style:style>
    <style:style style:name="T77" style:family="text">
      <style:text-properties style:font-name="Fake Receipt" officeooo:rsid="0028f09f"/>
    </style:style>
    <style:style style:name="T78" style:family="text">
      <style:text-properties style:font-name="Fake Receipt" officeooo:rsid="0031a2ba"/>
    </style:style>
    <style:style style:name="T79" style:family="text">
      <style:text-properties style:font-name="Fake Receipt" officeooo:rsid="00364afb"/>
    </style:style>
    <style:style style:name="T80" style:family="text">
      <style:text-properties officeooo:rsid="0028f09f"/>
    </style:style>
    <style:style style:name="T81" style:family="text">
      <style:text-properties fo:color="#0000ff"/>
    </style:style>
    <style:style style:name="T82" style:family="text">
      <style:text-properties fo:color="#0000ff" officeooo:rsid="00270c6e"/>
    </style:style>
    <style:style style:name="T83" style:family="text">
      <style:text-properties fo:color="#0000ff" officeooo:rsid="00166397"/>
    </style:style>
    <style:style style:name="T84" style:family="text">
      <style:text-properties fo:color="#0000ff" officeooo:rsid="0015ab75"/>
    </style:style>
    <style:style style:name="T85" style:family="text">
      <style:text-properties fo:color="#0000ff" officeooo:rsid="00364afb"/>
    </style:style>
    <style:style style:name="T86" style:family="text">
      <style:text-properties fo:color="#006600"/>
    </style:style>
    <style:style style:name="T87" style:family="text">
      <style:text-properties fo:color="#006600" officeooo:rsid="0025ec71"/>
    </style:style>
    <style:style style:name="T88" style:family="text">
      <style:text-properties fo:color="#ff420e" officeooo:rsid="0015ab75"/>
    </style:style>
    <style:style style:name="T89" style:family="text">
      <style:text-properties fo:color="#ff420e" officeooo:rsid="0031a2ba"/>
    </style:style>
    <style:style style:name="T90" style:family="text">
      <style:text-properties fo:color="#ff420e" officeooo:rsid="00364afb"/>
    </style:style>
    <style:style style:name="T91" style:family="text">
      <style:text-properties officeooo:rsid="002f3bb7"/>
    </style:style>
    <style:style style:name="T92" style:family="text">
      <style:text-properties officeooo:rsid="0030212e"/>
    </style:style>
    <style:style style:name="T93" style:family="text">
      <style:text-properties officeooo:rsid="0031498b"/>
    </style:style>
    <style:style style:name="T94" style:family="text">
      <style:text-properties fo:color="#1c1c1c" officeooo:rsid="001ffd30"/>
    </style:style>
    <style:style style:name="T95" style:family="text">
      <style:text-properties fo:color="#9933ff"/>
    </style:style>
    <style:style style:name="T96" style:family="text">
      <style:text-properties fo:color="#9933ff" officeooo:rsid="002a4a9f"/>
    </style:style>
    <style:style style:name="T97" style:family="text">
      <style:text-properties officeooo:rsid="0031a2ba"/>
    </style:style>
    <style:style style:name="T98" style:family="text">
      <style:text-properties officeooo:rsid="00336b27"/>
    </style:style>
    <style:style style:name="T99" style:family="text">
      <style:text-properties officeooo:rsid="0035348c"/>
    </style:style>
    <style:style style:name="T100" style:family="text">
      <style:text-properties officeooo:rsid="00364afb"/>
    </style:style>
    <style:style style:name="T101" style:family="text">
      <style:text-properties officeooo:rsid="0036cda7"/>
    </style:style>
    <style:style style:name="T102" style:family="text">
      <style:text-properties officeooo:rsid="0036cda7" fo:background-color="#ffff00" loext:char-shading-value="0"/>
    </style:style>
    <style:style style:name="T103" style:family="text">
      <style:text-properties officeooo:rsid="003936d1" fo:background-color="#ffff00" loext:char-shading-value="0"/>
    </style:style>
    <style:style style:name="T104" style:family="text">
      <style:text-properties officeooo:rsid="00583419" fo:background-color="#ffff00" loext:char-shading-value="0"/>
    </style:style>
    <style:style style:name="T105" style:family="text">
      <style:text-properties officeooo:rsid="00590808" fo:background-color="#ffff00" loext:char-shading-value="0"/>
    </style:style>
    <style:style style:name="T106" style:family="text">
      <style:text-properties officeooo:rsid="006524af" fo:background-color="#ffff00" loext:char-shading-value="0"/>
    </style:style>
    <style:style style:name="T107" style:family="text">
      <style:text-properties officeooo:rsid="006c0269" fo:background-color="#ffff00" loext:char-shading-value="0"/>
    </style:style>
    <style:style style:name="T108" style:family="text">
      <style:text-properties officeooo:rsid="003845f3"/>
    </style:style>
    <style:style style:name="T109" style:family="text">
      <style:text-properties officeooo:rsid="003936d1"/>
    </style:style>
    <style:style style:name="T110" style:family="text">
      <style:text-properties officeooo:rsid="003cb787"/>
    </style:style>
    <style:style style:name="T111" style:family="text">
      <style:text-properties officeooo:rsid="004116bf"/>
    </style:style>
    <style:style style:name="T112" style:family="text">
      <style:text-properties officeooo:rsid="0042ffb5"/>
    </style:style>
    <style:style style:name="T113" style:family="text">
      <style:text-properties officeooo:rsid="004485ab"/>
    </style:style>
    <style:style style:name="T114" style:family="text">
      <style:text-properties officeooo:rsid="0046a196"/>
    </style:style>
    <style:style style:name="T115" style:family="text">
      <style:text-properties fo:font-size="13pt" officeooo:rsid="0046a196" style:font-size-asian="13pt" style:font-size-complex="13pt"/>
    </style:style>
    <style:style style:name="T116" style:family="text">
      <style:text-properties fo:font-size="13pt" fo:font-style="italic" officeooo:rsid="00763b4a" style:font-size-asian="13pt" style:font-style-asian="italic" style:font-size-complex="13pt" style:font-style-complex="italic"/>
    </style:style>
    <style:style style:name="T117" style:family="text">
      <style:text-properties officeooo:rsid="004a0a58"/>
    </style:style>
    <style:style style:name="T118" style:family="text">
      <style:text-properties officeooo:rsid="004e5d53"/>
    </style:style>
    <style:style style:name="T119" style:family="text">
      <style:text-properties officeooo:rsid="005012b6"/>
    </style:style>
    <style:style style:name="T120" style:family="text">
      <style:text-properties officeooo:rsid="00514da7"/>
    </style:style>
    <style:style style:name="T121" style:family="text">
      <style:text-properties officeooo:rsid="00534434"/>
    </style:style>
    <style:style style:name="T122" style:family="text">
      <style:text-properties officeooo:rsid="0054d026"/>
    </style:style>
    <style:style style:name="T123" style:family="text">
      <style:text-properties officeooo:rsid="00564bd8"/>
    </style:style>
    <style:style style:name="T124" style:family="text">
      <style:text-properties officeooo:rsid="00583419"/>
    </style:style>
    <style:style style:name="T125" style:family="text">
      <style:text-properties fo:font-style="normal" style:font-style-asian="normal" style:font-style-complex="normal"/>
    </style:style>
    <style:style style:name="T126" style:family="text">
      <style:text-properties fo:font-style="normal" officeooo:rsid="00583419" style:font-style-asian="normal" style:font-style-complex="normal"/>
    </style:style>
    <style:style style:name="T127" style:family="text">
      <style:text-properties fo:font-style="normal" officeooo:rsid="005b56fc" style:font-style-asian="normal" style:font-style-complex="normal"/>
    </style:style>
    <style:style style:name="T128" style:family="text">
      <style:text-properties fo:font-style="normal" officeooo:rsid="0063295b" style:font-style-asian="normal" style:font-style-complex="normal"/>
    </style:style>
    <style:style style:name="T129" style:family="text">
      <style:text-properties fo:font-style="normal" officeooo:rsid="0062422b" style:font-style-asian="normal" style:font-style-complex="normal"/>
    </style:style>
    <style:style style:name="T130" style:family="text">
      <style:text-properties fo:font-style="normal" officeooo:rsid="0064cfbe" style:font-style-asian="normal" style:font-style-complex="normal"/>
    </style:style>
    <style:style style:name="T131" style:family="text">
      <style:text-properties fo:font-style="normal" officeooo:rsid="006673e2" style:font-style-asian="normal" style:font-style-complex="normal"/>
    </style:style>
    <style:style style:name="T132" style:family="text">
      <style:text-properties fo:font-style="normal" officeooo:rsid="006dafe2" style:font-style-asian="normal" style:font-style-complex="normal"/>
    </style:style>
    <style:style style:name="T133" style:family="text">
      <style:text-properties fo:font-style="normal" officeooo:rsid="006e38a3" style:font-style-asian="normal" style:font-style-complex="normal"/>
    </style:style>
    <style:style style:name="T134" style:family="text">
      <style:text-properties fo:font-style="normal" officeooo:rsid="006e84f8" style:font-style-asian="normal" style:font-style-complex="normal"/>
    </style:style>
    <style:style style:name="T135" style:family="text">
      <style:text-properties officeooo:rsid="00590808"/>
    </style:style>
    <style:style style:name="T136" style:family="text">
      <style:text-properties officeooo:rsid="0059bdee"/>
    </style:style>
    <style:style style:name="T137" style:family="text">
      <style:text-properties style:font-name="Elegante" fo:font-size="36pt" style:font-size-asian="36pt" style:font-size-complex="36pt"/>
    </style:style>
    <style:style style:name="T138" style:family="text">
      <style:text-properties style:font-name="Elegante" fo:font-size="36pt" officeooo:rsid="00112de6" style:font-size-asian="36pt" style:font-size-complex="36pt"/>
    </style:style>
    <style:style style:name="T139" style:family="text">
      <style:text-properties style:font-name="Elegante" fo:font-size="36pt" officeooo:rsid="005d1e57" style:font-size-asian="36pt" style:font-size-complex="36pt"/>
    </style:style>
    <style:style style:name="T140" style:family="text">
      <style:text-properties style:font-name="Elegante" fo:font-size="36pt" fo:font-weight="bold" style:font-size-asian="36pt" style:font-weight-asian="bold" style:font-size-complex="36pt" style:font-weight-complex="bold"/>
    </style:style>
    <style:style style:name="T141" style:family="text">
      <style:text-properties style:font-name="Elegante" fo:font-size="36pt" fo:font-weight="bold" officeooo:rsid="00112de6" style:font-size-asian="36pt" style:font-weight-asian="bold" style:font-size-complex="36pt" style:font-weight-complex="bold"/>
    </style:style>
    <style:style style:name="T142" style:family="text">
      <style:text-properties officeooo:rsid="005d1e57"/>
    </style:style>
    <style:style style:name="T143" style:family="text">
      <style:text-properties style:font-name="Gentium Book Basic" fo:font-size="15pt" fo:font-weight="bold" style:font-size-asian="15pt" style:font-weight-asian="bold" style:font-size-complex="15pt" style:font-weight-complex="bold"/>
    </style:style>
    <style:style style:name="T144" style:family="text">
      <style:text-properties officeooo:rsid="005eea36"/>
    </style:style>
    <style:style style:name="T145" style:family="text">
      <style:text-properties officeooo:rsid="0062422b"/>
    </style:style>
    <style:style style:name="T146" style:family="text">
      <style:text-properties officeooo:rsid="0063295b"/>
    </style:style>
    <style:style style:name="T147" style:family="text">
      <style:text-properties officeooo:rsid="0064739e"/>
    </style:style>
    <style:style style:name="T148" style:family="text">
      <style:text-properties officeooo:rsid="0064cfbe"/>
    </style:style>
    <style:style style:name="T149" style:family="text">
      <style:text-properties officeooo:rsid="006524af"/>
    </style:style>
    <style:style style:name="T150" style:family="text">
      <style:text-properties officeooo:rsid="006673e2"/>
    </style:style>
    <style:style style:name="T151" style:family="text">
      <style:text-properties officeooo:rsid="006c0269"/>
    </style:style>
    <style:style style:name="T152" style:family="text">
      <style:text-properties officeooo:rsid="007214bc"/>
    </style:style>
    <style:style style:name="T153" style:family="text">
      <style:text-properties officeooo:rsid="00738ca7"/>
    </style:style>
    <style:style style:name="T154" style:family="text">
      <style:text-properties officeooo:rsid="00763b4a"/>
    </style:style>
    <style:style style:name="T155" style:family="text">
      <style:text-properties officeooo:rsid="007c90d2"/>
    </style:style>
    <style:style style:name="T156" style:family="text">
      <style:text-properties officeooo:rsid="007f49a1"/>
    </style:style>
    <style:style style:name="T157" style:family="text">
      <style:text-properties officeooo:rsid="0080c93a"/>
    </style:style>
    <style:style style:name="T158" style:family="text">
      <style:text-properties officeooo:rsid="00816d28"/>
    </style:style>
    <style:style style:name="T159" style:family="text">
      <style:text-properties officeooo:rsid="00828d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
      <text:p text:style-name="P3"/>
      <text:p text:style-name="P3"/>
      <text:p text:style-name="P3"/>
      <text:p text:style-name="P3"/>
      <text:p text:style-name="P3"/>
      <text:p text:style-name="P3"/>
      <text:p text:style-name="P3"/>
      <text:p text:style-name="P4"/>
      <text:p text:style-name="P5">TaxiCab Scheduler</text:p>
      <text:p text:style-name="P5">Version:<text:span text:style-name="T1">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Group #: <text:span text:style-name="T1">2</text:span></text:p>
      <text:p text:style-name="P6">Members: Brendan Duke, Kuir Aguier, Jaeden Guo</text:p>
      <text:p text:style-name="P6">Course: CS2XB3</text:p>
      <text:p text:style-name="P6">Department of Software and Computing</text:p>
      <text:p text:style-name="P6">McMaster University</text:p>
      <text:p text:style-name="P2"/>
      <text:p text:style-name="P2"/>
      <text:p text:style-name="P2"/>
      <text:p text:style-name="P2"/>
      <text:p text:style-name="P2"/>
      <text:p text:style-name="P2"/>
      <text:p text:style-name="P55"><text:span text:style-name="T2">C</text:span><text:span text:style-name="T3">ONTENTS</text:span></text:p>
      <text:p text:style-name="P7">MIS <text:span text:style-name="T24">&amp; MID</text:span>:</text:p>
      <text:p text:style-name="P2"/>
      <text:p text:style-name="P8"><text:span text:style-name="T8">1</text:span><text:span text:style-name="T7">. </text:span><text:bookmark-start text:name="__DdeLink__5_2135990632"/><text:span text:style-name="T7">C</text:span><text:bookmark-end text:name="__DdeLink__5_2135990632"/><text:span text:style-name="T7">lass: sdl2_taxicab</text:span></text:p>
      <text:p text:style-name="P11"><text:tab/>i. <text:s text:c="2"/>sdl2Init</text:p>
      <text:p text:style-name="P11"><text:tab/>ii. <text:s/>sdl2LoadTexture</text:p>
      <text:p text:style-name="P11"><text:tab/>iii. sdl2LoadTextureFromFile</text:p>
      <text:p text:style-name="P11"><text:tab/>iv. sdl2LoadMedia</text:p>
      <text:p text:style-name="P11"><text:tab/>v. <text:s/>sdl2HandleEvents</text:p>
      <text:p text:style-name="P11"><text:tab/>vi. sdl2Close</text:p>
      <text:p text:style-name="P11"><text:tab/></text:p>
      <text:p text:style-name="P9"><text:span text:style-name="T60">2</text:span>. Class: taxicab</text:p>
      <text:p text:style-name="P9"><text:tab/><text:span text:style-name="T19">i. <text:s text:c="2"/>updateandRender</text:span></text:p>
      <text:p text:style-name="P14"><text:tab/>ii. <text:s/>speed</text:p>
      <text:p text:style-name="P9"><text:tab/><text:span text:style-name="T19">iii. placeImage</text:span></text:p>
      <text:p text:style-name="P9"><text:tab/><text:span text:style-name="T19">iv. setTaxiVelocity</text:span></text:p>
      <text:p text:style-name="P9"><text:tab/><text:span text:style-name="T19">v. <text:s/>initTaxiCab</text:span></text:p>
      <text:p text:style-name="P9"><text:tab/><text:tab/></text:p>
      <text:p text:style-name="P9"><text:span text:style-name="T60">3</text:span>. Class: taxi_searching</text:p>
      <text:p text:style-name="P9"><text:tab/><text:span text:style-name="T20">i. <text:s/>getShortestPath</text:span></text:p>
      <text:p text:style-name="P9"><text:tab/><text:span text:style-name="T20">ii. makeAllShortestPaths</text:span></text:p>
      <text:p text:style-name="P9"/>
      <text:p text:style-name="P9"><text:span text:style-name="T60">4</text:span>. Class: index_min_pq</text:p>
      <text:p text:style-name="P9"><text:tab/><text:span text:style-name="T1">i. <text:s text:c="4"/>makeIndexMinPQ</text:span></text:p>
      <text:p text:style-name="P9"><text:tab/><text:span text:style-name="T1">ii. <text:s text:c="3"/>pqInsert</text:span></text:p>
      <text:p text:style-name="P9"><text:tab/><text:span text:style-name="T1">iii. <text:s text:c="2"/>pqDelMin</text:span></text:p>
      <text:p text:style-name="P129"><text:span text:style-name="T1"><text:tab/>iv. <text:s text:c="2"/>pqEmpty</text:span></text:p>
      <text:p text:style-name="P129"><text:span text:style-name="T1"><text:tab/>v. <text:s text:c="3"/>pqContains</text:span></text:p>
      <text:p text:style-name="P9"><text:tab/><text:span text:style-name="T1">vi. <text:s text:c="2"/>pqDecreaseWeight</text:span></text:p>
      <text:p text:style-name="P15"><text:tab/>vi<text:span text:style-name="T155">i</text:span>. <text:s/>pqSwim</text:p>
      <text:p text:style-name="P9"><text:tab/><text:span text:style-name="T1">vii. <text:s/>pqSink</text:span></text:p>
      <text:p text:style-name="P9"><text:tab/><text:span text:style-name="T155">ix. <text:s text:c="2"/>pqExch</text:span></text:p>
      <text:p text:style-name="P9"><text:tab/><text:tab/></text:p>
      <text:p text:style-name="P9"><text:span text:style-name="T60">5</text:span>. Class: dijkstra_sp</text:p>
      <text:p text:style-name="P9"><text:tab/><text:span text:style-name="T154">i. <text:s/>makeDijkstraSPTree</text:span></text:p>
      <text:p text:style-name="P9"><text:soft-page-break/><text:tab/><text:span text:style-name="T19">ii. pathTo</text:span></text:p>
      <text:p text:style-name="P9"><text:tab/><text:span text:style-name="T19">iii relax</text:span></text:p>
      <text:p text:style-name="P9"/>
      <text:p text:style-name="P9"><text:span text:style-name="T60">6</text:span>. Class: edge_weighted_digraph</text:p>
      <text:p text:style-name="P9"><text:tab/><text:span text:style-name="T1">i. <text:s text:c="3"/>printGraph</text:span></text:p>
      <text:p text:style-name="P9"><text:tab/><text:span text:style-name="T1">ii. <text:s/>addEdge</text:span></text:p>
      <text:p text:style-name="P9"><text:tab/><text:span text:style-name="T1">iii. makeEdgeWeightDigraph</text:span></text:p>
      <text:p text:style-name="P9"><text:tab/><text:span text:style-name="T1">iv. freeDirectedEdge</text:span></text:p>
      <text:p text:style-name="P15"><text:tab/>v. <text:s/>destroyAdjacencyLists</text:p>
      <text:p text:style-name="P15"><text:tab/>vi. PrintEdge</text:p>
      <text:p text:style-name="P15"/>
      <text:p text:style-name="P134"><text:span text:style-name="T154">7</text:span>. Class: taxi_searching</text:p>
      <text:p text:style-name="P134"><text:tab/>i. <text:s text:c="2"/>getShortestPath</text:p>
      <text:p text:style-name="P134"><text:tab/>ii. <text:s/>makeAllShortestPaths</text:p>
      <text:p text:style-name="P37"/>
      <text:p text:style-name="P13"><text:span text:style-name="T152">9</text:span>. Interfaces</text:p>
      <text:p text:style-name="P124"><text:tab/><text:span text:style-name="T153">i. <text:s text:c="4"/>stopif </text:span></text:p>
      <text:p text:style-name="P13"><text:tab/>ii. <text:s text:c="3"/>taxicab</text:p>
      <text:p text:style-name="P13"><text:tab/>iii. <text:s text:c="2"/>linked_list</text:p>
      <text:p text:style-name="P13"><text:tab/>iv. <text:s text:c="2"/>index_min_pq</text:p>
      <text:p text:style-name="P13"><text:tab/>v. <text:s text:c="3"/>helper</text:p>
      <text:p text:style-name="P13"><text:tab/>vi. <text:s text:c="2"/>edge_weighted_digraph</text:p>
      <text:p text:style-name="P13"><text:tab/>vii. dijkstra_sp<text:tab/></text:p>
      <text:p text:style-name="P16"><text:tab/></text:p>
      <text:p text:style-name="P13"/>
      <text:p text:style-name="P157">Supplementary:</text:p>
      <text:p text:style-name="P158"/>
      <text:p text:style-name="P125"><text:span text:style-name="T152">10</text:span>. Software Testing and Verification</text:p>
      <text:p text:style-name="P125"><text:tab/>i. Blackbox Testing</text:p>
      <text:p text:style-name="P125"><text:tab/>ii. Whitebox Testing</text:p>
      <text:p text:style-name="P125"/>
      <text:p text:style-name="P38"><text:span text:style-name="T93">11</text:span>. Contributions</text:p>
      <text:p text:style-name="P38"/>
      <text:p text:style-name="P176"><text:span text:style-name="T5">12</text:span><text:span text:style-name="T4">. Revisions</text:span></text:p>
      <text:p text:style-name="P39"/>
      <text:p text:style-name="P39"/>
      <text:p text:style-name="P39"/>
      <text:p text:style-name="P39"/>
      <text:p text:style-name="P39"/>
      <text:p text:style-name="P39"/>
      <text:p text:style-name="P39"/>
      <text:p text:style-name="P39"/>
      <text:p text:style-name="P181"><text:span text:style-name="T18">1</text:span><text:span text:style-name="T16">. </text:span><text:bookmark-start text:name="__DdeLink__5_21359906322"/><text:span text:style-name="T137">C</text:span><text:bookmark-end text:name="__DdeLink__5_21359906322"/><text:span text:style-name="T6">lass: sdl2_taxicab</text:span></text:p>
      <text:p text:style-name="P173"><text:span text:style-name="T7"><text:tab/></text:span></text:p>
      <text:p text:style-name="P173"/>
      <text:p text:style-name="P173"><text:span text:style-name="T9"><text:tab/>Uses</text:span></text:p>
      <text:p text:style-name="P30"><text:tab/><text:tab/>helper.h</text:p>
      <text:p text:style-name="P30"><text:tab/><text:tab/>taxicab.h</text:p>
      <text:p text:style-name="P30"><text:tab/><text:tab/>stdio.h</text:p>
      <text:p text:style-name="P30"><text:tab/><text:tab/>SDL.h</text:p>
      <text:p text:style-name="P30"><text:tab/><text:tab/>time.h</text:p>
      <text:p text:style-name="P46"><text:span text:style-name="T7"><text:tab/></text:span><text:span text:style-name="T11">Modifier</text:span></text:p>
      <text:p text:style-name="P45"><text:tab/><text:tab/><text:span text:style-name="T25">public</text:span></text:p>
      <text:p text:style-name="P45"><text:tab/><text:span text:style-name="T14">Argument(s)</text:span></text:p>
      <text:p text:style-name="P45"><text:tab/><text:tab/></text:p>
      <text:p text:style-name="P45"><text:tab/><text:span text:style-name="T60">Return</text:span><text:span text:style-name="T15"> Type</text:span></text:p>
      <text:p text:style-name="P45"><text:tab/><text:tab/><text:span text:style-name="T17">void</text:span></text:p>
      <text:p text:style-name="P45"><text:span text:style-name="T12"><text:tab/></text:span><text:span text:style-name="T13">Variables</text:span></text:p>
      <text:p text:style-name="P56"><text:tab/><text:tab/>public</text:p>
      <text:p text:style-name="P56"><text:tab/><text:tab/><text:tab/>SDL_Window: <text:span text:style-name="T117">gWindow</text:span></text:p>
      <text:p text:style-name="P56"><text:tab/><text:tab/>private</text:p>
      <text:p text:style-name="P56"><text:tab/><text:tab/><text:tab/>character <text:span text:style-name="T117">pointer[] : imageNames</text:span></text:p>
      <text:p text:style-name="P56"><text:tab/><text:tab/><text:tab/>integer constant : <text:span text:style-name="T117">SCREEN_WIDTH, SCREEN_HEIGHT</text:span></text:p>
      <text:p text:style-name="P56"><text:tab/><text:tab/><text:tab/>Dimensions array<text:span text:style-name="T117">[] : imageDims</text:span><text:tab/><text:tab/></text:p>
      <text:p text:style-name="P45"><text:span text:style-name="T16"><text:tab/></text:span><text:span text:style-name="T10">Comprises</text:span><text:span text:style-name="T10"><text:note text:id="ftn4" text:note-class="footnote"><text:note-citation>1</text:note-citation><text:note-body><text:p text:style-name="P185">Uses indicates which external <text:span text:style-name="T93">libraries</text:span> are included while composes indicates which other classes inside of the program that this method may call on. </text:p></text:note-body></text:note></text:span></text:p>
      <text:p text:style-name="P20"><text:tab/><text:tab/>i. sdl2Init</text:p>
      <text:p text:style-name="P20"><text:tab/><text:tab/>ii. sdl2LoadTexture</text:p>
      <text:p text:style-name="P20"><text:tab/><text:tab/>iii. sdl2LoadTextureFromFile</text:p>
      <text:p text:style-name="P20"><text:tab/><text:tab/>iv. sdl2LoadMedia</text:p>
      <text:p text:style-name="P20"><text:tab/><text:tab/>v. sdl2HandleEvents</text:p>
      <text:p text:style-name="P20"><text:tab/><text:tab/>vi. <text:span text:style-name="T61">s</text:span>dl2Close</text:p>
      <text:p text:style-name="P12"/>
      <text:p text:style-name="P17">Class description</text:p>
      <text:p text:style-name="P18"><text:tab/>sdl2_taxicab is the main class that contains the GUI and utilizes all other classes in order to <text:span text:style-name="T47">facilitate</text:span> the core functions of the TaxiCab Program. This class creates a graphics window <text:span text:style-name="T46">which</text:span> renders a background <text:span text:style-name="T46">of the an area of Toronto (i.e., North York). <text:s/>The graphics window (i.e., gWindow) is declared as a global variable so it may be access by all classes; however the dimensions of the window are kept private as an internal constant (i.e., SCREEN_WIDTH and SCREEN_HEIGHT). <text:s/>Moreover, <text:s/>there is a private character pointer to an array which contains the location of the images rendered in the graphics window. Finally, there is a private Dimensions </text:span><text:soft-page-break/><text:span text:style-name="T46">(abstract data type) array to specify the length and width of the images.</text:span></text:p>
      <text:p text:style-name="P18"/>
      <text:p text:style-name="P35">Pseudo Code</text:p>
      <text:p text:style-name="P21"><text:tab/>#uses libraries</text:p>
      <text:p text:style-name="P21"><text:tab/>global gWindow = NULL;</text:p>
      <text:p text:style-name="P21"/>
      <text:p text:style-name="P21"><text:tab/>private final int screen_width = 1024;</text:p>
      <text:p text:style-name="P21"><text:tab/>private final int screen_height = 768;</text:p>
      <text:p text:style-name="P21"/>
      <text:p text:style-name="P22"><text:tab/><text:span text:style-name="T50">private char* imageNames[] = { (char pointer) to images north_york_test, <text:s/>Btaxi, <text:s/>Rtaxi, <text:tab/><text:tab/><text:tab/><text:tab/><text:tab/><text:tab/><text:tab/>SPerson, Nperson}</text:span></text:p>
      <text:p text:style-name="P22"><text:tab/>private <text:span text:style-name="T50">Dimensions[] imageDims = { {x,y}, {x,y}, {x,y}, {x,y}, {x,y},}</text:span></text:p>
      <text:p text:style-name="P22"/>
      <text:p text:style-name="P24"><text:tab/>&lt;sdl2Init method, see section I-i&gt;</text:p>
      <text:p text:style-name="P24"><text:tab/>&lt;sdl2LoadTexture method, see section I-ii&gt;</text:p>
      <text:p text:style-name="P24"><text:tab/>&lt;sdl2LoadTextureFromFile method, see section I-iii&gt;</text:p>
      <text:p text:style-name="P24"><text:tab/>&lt;sdl2LoadMedia method, see section I-iv&gt;</text:p>
      <text:p text:style-name="P24"><text:tab/>&lt;sdl2HandleEvents method, see section I-v&gt;</text:p>
      <text:p text:style-name="P24"><text:tab/>&lt;sdl2Close method, see section I-vi&gt;</text:p>
      <text:p text:style-name="P24"><text:tab/></text:p>
      <text:p text:style-name="P57">main method</text:p>
      <text:p text:style-name="P34">{</text:p>
      <text:p text:style-name="P31"><text:tab/>TaxiState object initiated;</text:p>
      <text:p text:style-name="P31"><text:tab/>TaxiState.ScreenWidth = SCREEN_WIDTH;</text:p>
      <text:p text:style-name="P31"><text:tab/>TaxiState.screenHeight = SCREEN_HEIGHT;</text:p>
      <text:p text:style-name="P31"/>
      <text:p text:style-name="P31"><text:tab/><text:span text:style-name="T53">if </text:span>( sdl2Init fails to render)</text:p>
      <text:p text:style-name="P31"><text:tab/><text:tab/>{print <text:span text:style-name="T51">error message to screen (e.g, “Failed to initialize!”);</text:span>} <text:span text:style-name="T56">end of if</text:span></text:p>
      <text:p text:style-name="P31"><text:tab/><text:span text:style-name="T53">else if </text:span>(sdl2LoadMedia fails to <text:span text:style-name="T51">load media)</text:span></text:p>
      <text:p text:style-name="P32"><text:tab/><text:tab/><text:span text:style-name="T51">{ print error message to screen (e.g., “Failed to load media!”);} </text:span><text:span text:style-name="T56">end of else if</text:span></text:p>
      <text:p text:style-name="P32"><text:tab/><text:span text:style-name="T54">else</text:span></text:p>
      <text:p text:style-name="P32"><text:tab/> <text:tab/><text:span text:style-name="T84">{</text:span><text:span text:style-name="T52">set main loop flag globalRuning to true;</text:span></text:p>
      <text:p text:style-name="P32"><text:tab/><text:tab/><text:span text:style-name="T52">set time to zero;</text:span></text:p>
      <text:p text:style-name="P32"/>
      <text:p text:style-name="P32"><text:tab/><text:tab/><text:span text:style-name="T52">initialize previousTime to the number of milliseconds since SDL library initialized;</text:span></text:p>
      <text:p text:style-name="P32"><text:tab/><text:tab/><text:tab/><text:span text:style-name="T54">while</text:span><text:span text:style-name="T52"> (globalRunning == true)</text:span></text:p>
      <text:p text:style-name="P32"><text:tab/><text:tab/><text:tab/><text:tab/><text:span text:style-name="T88">{ </text:span><text:span text:style-name="T52">elapsedTime = (time since SDL initiated) – previousTime;</text:span></text:p>
      <text:p text:style-name="P32"><text:tab/><text:tab/><text:tab/><text:tab/> <text:s text:c="2"/><text:span text:style-name="T52">previousTime = time since SDL library initiated (i.e., SDL_GetTicks());</text:span></text:p>
      <text:p text:style-name="P32"><text:tab/><text:tab/><text:tab/><text:tab/> <text:s text:c="2"/><text:span text:style-name="T52">globalRunning = return value of sdl2HandleEvents (i.e., boolean);</text:span></text:p>
      <text:p text:style-name="P33"><text:tab/><text:tab/> <text:tab/><text:tab/> <text:s/><text:span text:style-name="T52">call updateAndRender(address of taxiState, elapsedTime); </text:span></text:p>
      <text:p text:style-name="P33"><text:span text:style-name="T52"><text:tab/><text:tab/><text:tab/><text:tab/></text:span><text:span text:style-name="T88">}</text:span><text:span text:style-name="T52"> </text:span><text:span text:style-name="T55">end of while loop</text:span></text:p>
      <text:p text:style-name="P33"><text:tab/><text:tab/><text:span text:style-name="T83">}</text:span><text:span text:style-name="T55">end of else</text:span></text:p>
      <text:p text:style-name="P32"><text:tab/><text:tab/><text:tab/></text:p>
      <text:p text:style-name="P32"><text:tab/><text:span text:style-name="T57">call sdl2Close to free resources and quit program;</text:span></text:p>
      <text:p text:style-name="P32"><text:tab/></text:p>
      <text:p text:style-name="P32"><text:tab/><text:span text:style-name="T57">return 0 to terminate;</text:span></text:p>
      <text:p text:style-name="P34"><text:s text:c="3"/>}<text:span text:style-name="T53">end of main</text:span></text:p>
      <text:p text:style-name="P19"/>
      <text:p text:style-name="P52"><text:soft-page-break/><text:span text:style-name="T61">1i</text:span>. <text:span text:style-name="T60">Method: s</text:span>dl2Init</text:p>
      <text:p text:style-name="P21"><text:tab/><text:span text:style-name="T36">Uses</text:span></text:p>
      <text:p text:style-name="P21"><text:tab/><text:tab/><text:span text:style-name="T60">SDL_CreateWindow</text:span></text:p>
      <text:p text:style-name="P21"><text:tab/><text:tab/><text:span text:style-name="T60">SDL_CreateRenderer</text:span></text:p>
      <text:p text:style-name="P21"><text:tab/><text:tab/><text:span text:style-name="T60">SDL_SetRenderDrawColor</text:span></text:p>
      <text:p text:style-name="P21"><text:tab/><text:tab/><text:span text:style-name="T60">SDL_GetError</text:span></text:p>
      <text:p text:style-name="P21"><text:tab/><text:span text:style-name="T36">Modifier</text:span></text:p>
      <text:p text:style-name="P21"><text:tab/><text:tab/><text:span text:style-name="T58">private</text:span></text:p>
      <text:p text:style-name="P35"><text:tab/><text:span text:style-name="T59">Argument(s)</text:span></text:p>
      <text:p text:style-name="P21"><text:tab/><text:tab/><text:span text:style-name="T59">SDL_Renderer pointer to a pointer : renderer</text:span></text:p>
      <text:p text:style-name="P21"><text:tab/><text:span text:style-name="T37">Return Type</text:span></text:p>
      <text:p text:style-name="P21"><text:tab/><text:tab/><text:span text:style-name="T60">boolean</text:span><text:tab/></text:p>
      <text:p text:style-name="P21"><text:tab/><text:span text:style-name="T36">Comprises</text:span></text:p>
      <text:p text:style-name="P21"><text:tab/><text:tab/></text:p>
      <text:p text:style-name="P162">Method description</text:p>
      <text:p text:style-name="P63"><text:tab/>sdl2Init initiates the graphics window, gives the graphics window a title, and necessary features, in addition it sets the window to visible. A series of if statements are utilized for the creation of the window, where an error message prints to the console every time a stage in the windows initiation process fails. This method also renders a particular colour as invisible <text:span text:style-name="T65">for graphics so that graphics may be layered on-top of each other gracefully for aesthetic appeal. <text:s/></text:span></text:p>
      <text:p text:style-name="P64"/>
      <text:p text:style-name="P27"/>
      <text:p text:style-name="P168">Pseudo Code</text:p>
      <text:p text:style-name="P27"><text:tab/><text:span text:style-name="T66">set boolean success = true;</text:span></text:p>
      <text:p text:style-name="P27"><text:tab/><text:span text:style-name="T71">if </text:span><text:span text:style-name="T66">(SDL_Init &lt; 0 (i.e., fails to initialize) )</text:span></text:p>
      <text:p text:style-name="P27"><text:tab/><text:span text:style-name="T66">{ print error message to screen;</text:span></text:p>
      <text:p text:style-name="P27"><text:tab/><text:tab/><text:span text:style-name="T66">set success to false;</text:span></text:p>
      <text:p text:style-name="P28"><text:tab/><text:span text:style-name="T94">}</text:span><text:span text:style-name="T71"> else</text:span><text:span text:style-name="T66"> </text:span></text:p>
      <text:p text:style-name="P58"><text:tab/><text:span text:style-name="T95">{</text:span> gWindow = Create Window using variables (title, x-position of window, y position of <text:tab/><text:tab/><text:tab/><text:tab/><text:tab/><text:tab/><text:tab/><text:tab/> <text:s text:c="4"/>window, width of window, height of window, <text:tab/><text:tab/><text:tab/><text:tab/><text:tab/><text:tab/><text:tab/><text:tab/> <text:s text:c="4"/>and flags);</text:p>
      <text:p text:style-name="P29"><text:tab/> <text:s text:c="2"/><text:span text:style-name="T72">if</text:span><text:span text:style-name="T67"> (window == NULL)</text:span></text:p>
      <text:p text:style-name="P29"><text:tab/> <text:s text:c="3"/><text:span text:style-name="T67">{ print error message, retrieve error (i.e., SDL_GetError())</text:span> ; <text:span text:style-name="T68">success = false;}</text:span></text:p>
      <text:p text:style-name="P29"><text:tab/> <text:s text:c="2"/><text:span text:style-name="T73">else</text:span></text:p>
      <text:p text:style-name="P60"><text:tab/> <text:s text:c="2"/><text:span text:style-name="T86"><text:s/></text:span><text:span text:style-name="T87">{ </text:span><text:span text:style-name="T68">int imgFlags = IMG_INIT_PNG;</text:span></text:p>
      <text:p text:style-name="P60"><text:tab/><text:tab/><text:span text:style-name="T73">if </text:span><text:span text:style-name="T68">(!(IMG_Init(imgFlags) &amp; imgFlags))</text:span></text:p>
      <text:p text:style-name="P60"><text:tab/><text:tab/> <text:s text:c="3"/><text:span text:style-name="T69">{ print error message, get error; success = false;</text:span> <text:span text:style-name="T69">}</text:span></text:p>
      <text:p text:style-name="P60"><text:tab/><text:tab/><text:span text:style-name="T74">else</text:span></text:p>
      <text:p text:style-name="P61"><text:tab/><text:tab/> <text:s text:c="3"/><text:span text:style-name="T82">{</text:span><text:span text:style-name="T69"> <text:s/>Create vsynced renderer for window;</text:span></text:p>
      <text:p text:style-name="P62"><text:span text:style-name="T69"><text:tab/><text:tab/> <text:s text:c="7"/>render pointer = SDL_CreateRenderer(gWindow </text:span><text:span text:style-name="T69"><text:note text:id="ftn0" text:note-class="footnote"><text:note-citation>2</text:note-citation><text:note-body><text:p text:style-name="P183">Where window is displayed</text:p></text:note-body></text:note></text:span><text:span text:style-name="T69">, -1</text:span><text:span text:style-name="T69"><text:note text:id="ftn1" text:note-class="footnote"><text:note-citation>3</text:note-citation><text:note-body><text:p text:style-name="Footnote">-<text:span text:style-name="T69">1 is to initialize the first index that supports the requested flags</text:span></text:p></text:note-body></text:note></text:span><text:span text:style-name="T69">, <text:s/>SDL_RENDERER_ACCELERATED | SDL_RENDERER_PRESENTVSYNC</text:span><text:span text:style-name="T69"><text:note text:id="ftn2" text:note-class="footnote"><text:note-citation>4</text:note-citation><text:note-body><text:p text:style-name="P183">Uses SDL_render.h for accelerating graphics with support features such as single pixel point and textured images. <text:s/><text:span text:style-name="T80">ACCELERATED indicates that the renderer uses hardware acceleration, and PRESENTVSYNC used to synchronize with the refresh rate</text:span></text:p></text:note-body></text:note></text:span><text:span text:style-name="T69">);</text:span></text:p>
      <text:p text:style-name="P62"><text:tab/><text:tab/><text:tab/><text:span text:style-name="T77">if </text:span><text:span text:style-name="T80">(renderer is Empty)</text:span></text:p>
      <text:p text:style-name="P62"><text:tab/><text:tab/><text:tab/><text:tab/><text:span text:style-name="T80">{ print error lessage, get error};</text:span></text:p>
      <text:p text:style-name="P62"><text:tab/><text:tab/><text:tab/><text:span text:style-name="T77">else</text:span></text:p>
      <text:p text:style-name="P62"><text:soft-page-break/><text:tab/><text:tab/><text:tab/><text:span text:style-name="T80">{ SDL_SetRenderDrawColor( render pointer, r,b,g, a</text:span><text:span text:style-name="T80"><text:note text:id="ftn3" text:note-class="footnote"><text:note-citation>5</text:note-citation><text:note-body><text:p text:style-name="P184">While r = red, g = green, b = blue, a = alpha, which is the value used to draw on the rendering target.</text:p></text:note-body></text:note></text:span><text:span text:style-name="T80">) ;}</text:span></text:p>
      <text:p text:style-name="P62"><text:span text:style-name="T69"><text:tab/><text:tab/> <text:s text:c="2"/></text:span><text:span text:style-name="T82">}</text:span><text:span text:style-name="T75">end of internal nested else</text:span></text:p>
      <text:p text:style-name="P61"/>
      <text:p text:style-name="P60"><text:span text:style-name="T68"><text:tab/> <text:s text:c="4"/></text:span><text:span text:style-name="T87">}</text:span><text:span text:style-name="T73">end of </text:span><text:span text:style-name="T76">outer</text:span><text:span text:style-name="T73"> nested else</text:span></text:p>
      <text:p text:style-name="P29"><text:tab/><text:span text:style-name="T96">}</text:span><text:span text:style-name="T75">end of else</text:span></text:p>
      <text:p text:style-name="P28"><text:tab/><text:tab/><text:tab/><text:tab/><text:tab/><text:tab/><text:tab/><text:tab/></text:p>
      <text:p text:style-name="P27"><text:tab/></text:p>
      <text:p text:style-name="P25"/>
      <text:p text:style-name="P51"/>
      <text:p text:style-name="P177"><text:span text:style-name="T61">1ii</text:span>. <text:span text:style-name="T60">Method: </text:span><text:span text:style-name="T27">sdl2LoadTexture</text:span></text:p>
      <text:p text:style-name="P23"><text:tab/><text:span text:style-name="T36">Uses</text:span></text:p>
      <text:p text:style-name="P23"><text:tab/><text:tab/><text:span text:style-name="T91">SDL_LoadBMP</text:span></text:p>
      <text:p text:style-name="P23"><text:tab/><text:tab/><text:span text:style-name="T91">IMG_Load</text:span></text:p>
      <text:p text:style-name="P23"><text:tab/><text:tab/><text:span text:style-name="T91">SDL_GetError</text:span></text:p>
      <text:p text:style-name="P23"><text:tab/><text:tab/><text:span text:style-name="T91">SDL_CreateRGBSurface</text:span></text:p>
      <text:p text:style-name="P23"><text:tab/><text:tab/><text:span text:style-name="T91">SDL_BlitScaled</text:span></text:p>
      <text:p text:style-name="P23"><text:tab/><text:tab/><text:span text:style-name="T91">SDL_SetColorKey</text:span></text:p>
      <text:p text:style-name="P23"><text:tab/><text:tab/><text:span text:style-name="T91">SDL_MapRBG</text:span></text:p>
      <text:p text:style-name="P23"><text:tab/><text:tab/><text:span text:style-name="T92">SDL_CreateTExtreFromSurface</text:span></text:p>
      <text:p text:style-name="P23"><text:tab/><text:tab/><text:span text:style-name="T92">SDL_GetError</text:span></text:p>
      <text:p text:style-name="P23"><text:tab/><text:tab/><text:span text:style-name="T92">SDL_FreeSurface</text:span></text:p>
      <text:p text:style-name="P23"><text:tab/><text:span text:style-name="T36">Modifier</text:span></text:p>
      <text:p text:style-name="P23"><text:tab/><text:tab/><text:span text:style-name="T58">private</text:span></text:p>
      <text:p text:style-name="P36"><text:tab/><text:span text:style-name="T59">Argument(s)</text:span></text:p>
      <text:p text:style-name="P23"><text:tab/><text:tab/><text:span text:style-name="T92">char* : filename</text:span></text:p>
      <text:p text:style-name="P23"><text:tab/><text:tab/><text:span text:style-name="T92">SDL_Renderer* : *renderer</text:span></text:p>
      <text:p text:style-name="P23"><text:tab/><text:span text:style-name="T37">Return Type</text:span></text:p>
      <text:p text:style-name="P23"><text:tab/><text:tab/><text:span text:style-name="T102">SDL_Texture </text:span><text:span text:style-name="T104">pointer</text:span><text:tab/></text:p>
      <text:p text:style-name="P23"><text:tab/><text:span text:style-name="T36">Comprises</text:span></text:p>
      <text:p text:style-name="P23"><text:tab/><text:tab/></text:p>
      <text:p text:style-name="P161">Method description</text:p>
      <text:p text:style-name="P26"><text:tab/><text:span text:style-name="T93">sdl2LoadTexture loads the image from the input argument and renders it as a background image for the graphics window. It also checks for inconsistencies and reports errors. This method also acts as a support structure for sdl2LoadTextureFromFile.</text:span></text:p>
      <text:p text:style-name="P26"/>
      <text:p text:style-name="P170">Pseudo Code</text:p>
      <text:p text:style-name="P75"/>
      <text:p text:style-name="P75"><text:tab/><text:span text:style-name="T97">set SDL_Texture pointer = <text:s/>null</text:span></text:p>
      <text:p text:style-name="P75"><text:tab/><text:span text:style-name="T97">set SDL_Surface pointer = SDL_LoadBMP(filename);</text:span></text:p>
      <text:p text:style-name="P75"><text:tab/><text:span text:style-name="T78">if</text:span><text:span text:style-name="T97"> (loadedSurface == 0)</text:span></text:p>
      <text:p text:style-name="P75"><text:tab/> <text:span text:style-name="T97">{ initiate loadSurface to filename}</text:span></text:p>
      <text:p text:style-name="P75"><text:tab/><text:span text:style-name="T78">if</text:span><text:span text:style-name="T97"> (loadedSurface == null)</text:span></text:p>
      <text:p text:style-name="P75"><text:tab/> <text:s/><text:span text:style-name="T97">{ print error message, get error ;}</text:span></text:p>
      <text:p text:style-name="P75"><text:tab/><text:span text:style-name="T78">else</text:span></text:p>
      <text:p text:style-name="P75"><text:tab/> <text:s/><text:span text:style-name="T89">{ </text:span><text:span text:style-name="T97">draw and scale rectangle to surface;</text:span></text:p>
      <text:p text:style-name="P75"><text:tab/><text:tab/><text:span text:style-name="T97">set rectangle.x = 0; set rectangle.y = 0; set rectangle.width = loadedsurface.width; set <text:tab/><text:tab/>rectangle.height = loadedSurface.height;</text:span></text:p>
      <text:p text:style-name="P75"><text:soft-page-break/><text:tab/><text:tab/><text:span text:style-name="T97">SDL_CreateRGBSurface(o, rectangle.width, rectangle.height, Rmask</text:span><text:span text:style-name="T97"><text:note text:id="ftn5" text:note-class="footnote"><text:note-citation>6</text:note-citation><text:note-body><text:p text:style-name="P186">The red mask for the pixels, Gmask = green mask for the pixels, Bmask = blue mask for the pixels and Amask = alpha mask for the pixels. Rmask is set to 32, Gmask = 0, Bmask = 0, Amask = 0.</text:p></text:note-body></text:note></text:span><text:span text:style-name="T97">, Gmask, Bmask, <text:tab/><text:tab/><text:tab/><text:tab/><text:tab/><text:tab/><text:tab/><text:tab/><text:tab/><text:tab/><text:tab/><text:tab/> <text:s text:c="10"/>Amask);</text:span></text:p>
      <text:p text:style-name="P26"><text:tab/><text:tab/><text:span text:style-name="T78">if </text:span><text:span text:style-name="T97"><text:s/>(scaledSurface == NULL )</text:span></text:p>
      <text:p text:style-name="P26"><text:tab/><text:tab/><text:tab/><text:span text:style-name="T97">{ print error message, retrieve error;}</text:span></text:p>
      <text:p text:style-name="P26"><text:tab/><text:tab/><text:span text:style-name="T78">else</text:span></text:p>
      <text:p text:style-name="P76"><text:tab/><text:tab/><text:span text:style-name="T81">{ <text:s/></text:span><text:s text:c="9"/>SDL_BlitScaled<text:note text:id="ftn6" text:note-class="footnote"><text:note-citation>7</text:note-citation><text:note-body><text:p text:style-name="P186">SDL_BlitScaled <text:span text:style-name="T98">(SDL_Surface* src, const SDL_Rect* srcrect, SDL_Surface* dst, SDL_Rect* dstrect), where SDL_Surface is the structure ot be copied from, SDL_Rect structure represnts the rectangle to be copied or NULL to copy the entire surface, SDL_Surface* dst is the structure that is the blit target, and SDL_Rect* dstrect represnts the rectangle that is copied into, ot null to copy the entire surface</text:span></text:p></text:note-body></text:note>(loadedSurface, NULL, scaledSurface, address of scaleRect)</text:p>
      <text:p text:style-name="P76"><text:tab/><text:tab/><text:tab/></text:p>
      <text:p text:style-name="P76"><text:tab/><text:tab/><text:tab/><text:span text:style-name="T99">SDL_SetColorKey(ScaledSurface, SDL_TRUE, <text:tab/><text:tab/><text:tab/><text:tab/><text:tab/><text:tab/><text:tab/><text:tab/><text:tab/><text:tab/><text:tab/><text:tab/> <text:s text:c="4"/>SDL_MapRBG(scaledSurface.format, R, B G))</text:span><text:span text:style-name="T99"><text:note text:id="ftn7" text:note-class="footnote"><text:note-citation>8</text:note-citation><text:note-body><text:p text:style-name="P187">Color key image</text:p></text:note-body></text:note></text:span><text:span text:style-name="T99">;</text:span></text:p>
      <text:p text:style-name="P76"><text:tab/><text:tab/><text:tab/><text:span text:style-name="T100">newTexture = SDL_CreateTextureFromSurface(renderer, scaledSurface);</text:span><text:span text:style-name="T100"><text:note text:id="ftn8" text:note-class="footnote"><text:note-citation>9</text:note-citation><text:note-body><text:p text:style-name="P188">SDL_CreateTexture( SDL_Renderer* renderr, format, access, w, h), where renderer is the rendering context, format is an enumerated values in SDL_PixelFormatEnum, access is another enumerated value in SDL_TextureAccess, w is th width of the pixels, and h is the hight of the pixels.</text:p></text:note-body></text:note></text:span></text:p>
      <text:p text:style-name="P76"><text:tab/><text:tab/><text:tab/><text:span text:style-name="T79">if</text:span><text:span text:style-name="T100"> (newTexture == NULL)</text:span></text:p>
      <text:p text:style-name="P76"><text:tab/><text:tab/><text:tab/><text:span text:style-name="T100">{ print error message, get error;}</text:span></text:p>
      <text:p text:style-name="P76"><text:tab/><text:tab/><text:tab/><text:span text:style-name="T100">SDL_FreeSurface(scaledSurface);</text:span><text:span text:style-name="T100"><text:note text:id="ftn9" text:note-class="footnote"><text:note-citation>10</text:note-citation><text:note-body><text:p text:style-name="P189">SDL_FreeSurface (SDL_Surface* surface) frees the SDL_Surface structure</text:p></text:note-body></text:note></text:span></text:p>
      <text:p text:style-name="P76"><text:tab/><text:tab/><text:span text:style-name="T85">}</text:span></text:p>
      <text:p text:style-name="P76"><text:tab/><text:span text:style-name="T90">}</text:span><text:span text:style-name="T100"> return newTexture;</text:span></text:p>
      <text:p text:style-name="P76"/>
      <text:p text:style-name="P76"><text:tab/><text:tab/><text:tab/></text:p>
      <text:p text:style-name="P178"><text:span text:style-name="T63">1iii</text:span><text:span text:style-name="T62">. </text:span><text:span text:style-name="T64">Method: </text:span><text:span text:style-name="T35">sdl2LoadTextureFromFile</text:span></text:p>
      <text:p text:style-name="P23"><text:tab/><text:span text:style-name="T36">Uses</text:span></text:p>
      <text:p text:style-name="P23"><text:tab/><text:tab/></text:p>
      <text:p text:style-name="P23"><text:tab/><text:span text:style-name="T36">Modifier</text:span></text:p>
      <text:p text:style-name="P23"><text:tab/><text:tab/><text:span text:style-name="T58">private</text:span></text:p>
      <text:p text:style-name="P36"><text:tab/><text:span text:style-name="T59">Argument(s)</text:span></text:p>
      <text:p text:style-name="P23"><text:tab/><text:tab/><text:span text:style-name="T105">SDL_Texture pointer to a pointer: **texture</text:span></text:p>
      <text:p text:style-name="P117"><text:span text:style-name="T135"><text:tab/><text:tab/>SDL_Renderer pointer: *renderer,</text:span></text:p>
      <text:p text:style-name="P117"><text:tab/><text:tab/><text:span text:style-name="T135">char pointer : *filename</text:span></text:p>
      <text:p text:style-name="P23"><text:tab/><text:span text:style-name="T37">Return Type</text:span></text:p>
      <text:p text:style-name="P23"><text:tab/><text:tab/><text:span text:style-name="T60">boolean</text:span><text:tab/></text:p>
      <text:p text:style-name="P23"><text:tab/><text:span text:style-name="T36">Comprises</text:span></text:p>
      <text:p text:style-name="P23"><text:tab/><text:tab/><text:span text:style-name="T101">sdl2LoadTexture</text:span></text:p>
      <text:p text:style-name="P161">Method description</text:p>
      <text:p text:style-name="P26"><text:tab/><text:span text:style-name="T108">sdl2LoadTextureFromFile uses sdl2LoadTexture, and tests if the texture has loaded properly, if the texture does not load properly, an error message is printed to the console and returns a boolean value. </text:span></text:p>
      <text:p text:style-name="P26"/>
      <text:p text:style-name="P167">Pseudo Code</text:p>
      <text:p text:style-name="P86"/>
      <text:p text:style-name="P77">texture pointer = sdl2LoadTexture(filename, renderer);</text:p>
      <text:p text:style-name="P77"><text:tab/><text:span text:style-name="T53">if</text:span> (texture pointer is zero)</text:p>
      <text:p text:style-name="P77"><text:soft-page-break/><text:tab/> <text:s/>{ print error message indicating the texture that failed to load;</text:p>
      <text:p text:style-name="P77"><text:tab/><text:tab/>returns false as the texture failed to load }</text:p>
      <text:p text:style-name="P77"><text:tab/> <text:s text:c="2"/>returns true if texture loads properly;</text:p>
      <text:p text:style-name="P26"/>
      <text:p text:style-name="P53"><text:span text:style-name="T63">1iv</text:span><text:span text:style-name="T62">. </text:span><text:span text:style-name="T64">Method: </text:span><text:span text:style-name="T35">sdl2LoadMedia</text:span></text:p>
      <text:p text:style-name="P179"><text:span text:style-name="T26"><text:tab/><text:tab/></text:span><text:span text:style-name="T31">Uses</text:span></text:p>
      <text:p text:style-name="P179"><text:span text:style-name="T26"><text:tab/><text:tab/></text:span></text:p>
      <text:p text:style-name="P23"><text:tab/><text:span text:style-name="T36">Modifier</text:span></text:p>
      <text:p text:style-name="P23"><text:tab/><text:tab/><text:span text:style-name="T58">private</text:span></text:p>
      <text:p text:style-name="P36"><text:tab/><text:span text:style-name="T59">Argument(s)</text:span></text:p>
      <text:p text:style-name="P23"><text:tab/><text:tab/><text:span text:style-name="T103">TaxiState </text:span><text:span text:style-name="T106">pointer</text:span></text:p>
      <text:p text:style-name="P69"><text:tab/><text:span text:style-name="T37">Return Type</text:span></text:p>
      <text:p text:style-name="P23"><text:tab/><text:tab/><text:span text:style-name="T60">boolean</text:span><text:tab/></text:p>
      <text:p text:style-name="P23"><text:tab/><text:span text:style-name="T36">Comprises</text:span></text:p>
      <text:p text:style-name="P23"><text:tab/><text:tab/><text:span text:style-name="T109">sdl2LoadTextureFromFile</text:span></text:p>
      <text:p text:style-name="P23"/>
      <text:p text:style-name="P161">Method description</text:p>
      <text:p text:style-name="P26"><text:tab/><text:span text:style-name="T109">sdl2LoadMedia is a method that checks if the proper images are loaded from the image index, for each image index (of type integer) that is less than the number of images <text:s/>variable, it pre-increments the imageIndex. While this for loops is running success is assigned a boolean value depending on sdl2LoadTextureFromFile(address of taxiState.image[imageIndex].texture, taxiState.renderer, imageNames[imageIndex]). Lastly, it sets the taxiState.images[ImageIndex].width and height according to the given elements in the imageDims array. </text:span></text:p>
      <text:p text:style-name="P26"/>
      <text:p text:style-name="P167">Pseudo Code</text:p>
      <text:p text:style-name="P86"/>
      <text:p text:style-name="P105">boolean success set to true;</text:p>
      <text:p text:style-name="P105"><text:span text:style-name="T53">for </text:span>( initiate integer index variable imageIndex to 0; on the condition that success is true and <text:tab/>imageIndex is less than the number of index variable; preincrement imageIndex)</text:p>
      <text:p text:style-name="P105"><text:tab/>{ <text:s text:c="5"/><text:tab/>success = sdl2LoadTextureFromFile( &amp;taxiState.images[imageInex].texture, <text:tab/><text:tab/><text:tab/><text:tab/><text:tab/>taxiState.renderer, imageNames[imageIndex]);</text:p>
      <text:p text:style-name="P105"><text:tab/><text:tab/>taxiState.images[imageIndex].width = imageDims[imageIndex].width;</text:p>
      <text:p text:style-name="P105"><text:tab/><text:tab/>taxiState.inages [imageIndex].height = imageDims[imageIndex].height;</text:p>
      <text:p text:style-name="P105"><text:tab/>}</text:p>
      <text:p text:style-name="P105"><text:tab/>return success;</text:p>
      <text:p text:style-name="P78"/>
      <text:p text:style-name="P26"/>
      <text:p text:style-name="P51"><text:span text:style-name="T61">1v</text:span>. <text:span text:style-name="T60">Method: </text:span><text:span text:style-name="T27">sdl2HandleEvents</text:span></text:p>
      <text:p text:style-name="P23"><text:tab/><text:span text:style-name="T36">Uses</text:span></text:p>
      <text:p text:style-name="P23"><text:tab/><text:tab/><text:span text:style-name="T110">SDL_PollEvent</text:span></text:p>
      <text:p text:style-name="P23"><text:tab/><text:span text:style-name="T36">Modifier</text:span></text:p>
      <text:p text:style-name="P23"><text:tab/><text:tab/><text:span text:style-name="T58">private</text:span></text:p>
      <text:p text:style-name="P36"><text:tab/><text:span text:style-name="T59">Argument(s)</text:span></text:p>
      <text:p text:style-name="P23"><text:tab/><text:tab/></text:p>
      <text:p text:style-name="P23"><text:tab/><text:span text:style-name="T37">Return Type</text:span></text:p>
      <text:p text:style-name="P23"><text:tab/><text:tab/><text:span text:style-name="T60">boolean</text:span><text:tab/></text:p>
      <text:p text:style-name="P23"><text:tab/><text:span text:style-name="T36">Comprises</text:span></text:p>
      <text:p text:style-name="P23"><text:soft-page-break/><text:tab/><text:tab/></text:p>
      <text:p text:style-name="P161">Method description</text:p>
      <text:p text:style-name="P79"><text:tab/>sdl2HandleEvents returns a boolean value to check if there still exists an event in the event handler, if the event is the SDL window closing, then it returns false, other wise it returns true and the loop continues.</text:p>
      <text:p text:style-name="P79"/>
      <text:p text:style-name="P166">Pseudo Code</text:p>
      <text:p text:style-name="P80"/>
      <text:p text:style-name="P81">SDL_Event e;</text:p>
      <text:p text:style-name="P81"><text:span text:style-name="T53">while</text:span> (SDL_PollEvents pulls the address of e, the event structure to be filled with next event)</text:p>
      <text:p text:style-name="P81"><text:tab/>{<text:span text:style-name="T53"> if</text:span> (type of event <text:s/>== SDL_QUIT) { return false;}</text:p>
      <text:p text:style-name="P81"><text:tab/>} return true;</text:p>
      <text:p text:style-name="P79"/>
      <text:p text:style-name="P26"/>
      <text:p text:style-name="P51"><text:span text:style-name="T61">1vi</text:span>. <text:span text:style-name="T60">Method: s</text:span><text:span text:style-name="T27">dl2Close</text:span></text:p>
      <text:p text:style-name="P23"><text:tab/><text:span text:style-name="T36">Uses</text:span></text:p>
      <text:p text:style-name="P23"><text:tab/><text:tab/><text:span text:style-name="T111">SDL_DestroyWindow</text:span></text:p>
      <text:p text:style-name="P23"><text:tab/><text:tab/><text:span text:style-name="T111">SDL_Quit</text:span></text:p>
      <text:p text:style-name="P23"><text:tab/><text:span text:style-name="T36">Modifier</text:span></text:p>
      <text:p text:style-name="P23"><text:tab/><text:tab/><text:span text:style-name="T58">private</text:span></text:p>
      <text:p text:style-name="P36"><text:tab/><text:span text:style-name="T59">Argument(s)</text:span></text:p>
      <text:p text:style-name="P23"><text:tab/><text:tab/></text:p>
      <text:p text:style-name="P23"><text:tab/><text:span text:style-name="T37">Return Type</text:span></text:p>
      <text:p text:style-name="P23"><text:tab/><text:tab/><text:span text:style-name="T135">void</text:span><text:tab/></text:p>
      <text:p text:style-name="P23"><text:tab/><text:span text:style-name="T36">Comprises</text:span></text:p>
      <text:p text:style-name="P23"><text:tab/><text:tab/></text:p>
      <text:p text:style-name="P161">Method description</text:p>
      <text:p text:style-name="P82">sdl2close <text:span text:style-name="T112">is a method that free resources and exits SDL.</text:span></text:p>
      <text:p text:style-name="P82"/>
      <text:p text:style-name="P165">Pseudo Code</text:p>
      <text:p text:style-name="P87"/>
      <text:p text:style-name="P83">SDL_DestroyWindow(gWindow);</text:p>
      <text:p text:style-name="P83">gWindow=NULL;</text:p>
      <text:p text:style-name="P83">SDL_Quit();</text:p>
      <text:p text:style-name="P10"/>
      <text:p text:style-name="P153"><text:span text:style-name="T49">2</text:span><text:span text:style-name="T48">. </text:span><text:span text:style-name="T140">C</text:span><text:span text:style-name="T48">lass: taxicab</text:span></text:p>
      <text:p text:style-name="P155"><text:span text:style-name="T33"><text:tab/></text:span><text:span text:style-name="T34">Uses</text:span><text:span text:style-name="T33"><text:tab/></text:span></text:p>
      <text:p text:style-name="P142"><text:span text:style-name="T28"><text:tab/><text:tab/></text:span><text:span text:style-name="T29">stdlib.h</text:span></text:p>
      <text:p text:style-name="P142"><text:span text:style-name="T29"><text:tab/><text:tab/>stdio.h</text:span></text:p>
      <text:p text:style-name="P142"><text:span text:style-name="T29"><text:tab/><text:tab/>index_min_pq.h</text:span></text:p>
      <text:p text:style-name="P142"><text:span text:style-name="T29"><text:tab/><text:tab/>helper.h</text:span></text:p>
      <text:p text:style-name="P70"><text:span text:style-name="T36"><text:tab/>Modifier</text:span></text:p>
      <text:p text:style-name="P70"><text:span text:style-name="T36"><text:tab/><text:tab/></text:span><text:span text:style-name="T43">public</text:span></text:p>
      <text:p text:style-name="P70"><text:soft-page-break/><text:tab/><text:tab/></text:p>
      <text:p text:style-name="P93"><text:tab/><text:span text:style-name="T59">Argument(s)</text:span></text:p>
      <text:p text:style-name="P70"><text:tab/><text:tab/></text:p>
      <text:p text:style-name="P70"><text:tab/><text:span text:style-name="T37">Return Type</text:span></text:p>
      <text:p text:style-name="P70"><text:tab/><text:tab/><text:tab/></text:p>
      <text:p text:style-name="P73"><text:span text:style-name="T48"><text:tab/></text:span><text:span text:style-name="T45">Comprises</text:span></text:p>
      <text:p text:style-name="P126"><text:span text:style-name="T19"><text:tab/></text:span></text:p>
      <text:p text:style-name="P126"><text:span text:style-name="T19">2i. updateandRender</text:span></text:p>
      <text:p text:style-name="P67"><text:tab/><text:span text:style-name="T36">Uses<text:tab/></text:span></text:p>
      <text:p text:style-name="P67"><text:span text:style-name="T36"><text:tab/>Modifier</text:span></text:p>
      <text:p text:style-name="P67"><text:tab/><text:tab/></text:p>
      <text:p text:style-name="P92"><text:tab/><text:span text:style-name="T59">Argument(s)</text:span></text:p>
      <text:p text:style-name="P67"><text:tab/><text:tab/></text:p>
      <text:p text:style-name="P67"><text:tab/><text:span text:style-name="T37">Return Type</text:span></text:p>
      <text:p text:style-name="P67"><text:tab/><text:tab/><text:tab/></text:p>
      <text:p text:style-name="P67"><text:tab/><text:span text:style-name="T36">Comprises</text:span></text:p>
      <text:p text:style-name="P67"><text:tab/><text:tab/></text:p>
      <text:p text:style-name="P89">Method description</text:p>
      <text:p text:style-name="P89"/>
      <text:p text:style-name="P98">Pseudo Code</text:p>
      <text:p text:style-name="P98"/>
      <text:p text:style-name="P128"/>
      <text:p text:style-name="P128"/>
      <text:p text:style-name="P133"><text:span text:style-name="T118">2</text:span>ii. <text:span text:style-name="T118">s</text:span>peed</text:p>
      <text:p text:style-name="P67"><text:tab/><text:span text:style-name="T36">Uses<text:tab/></text:span></text:p>
      <text:p text:style-name="P67"><text:span text:style-name="T36"><text:tab/>Modifier</text:span></text:p>
      <text:p text:style-name="P67"><text:tab/><text:tab/></text:p>
      <text:p text:style-name="P92"><text:tab/><text:span text:style-name="T59">Argument(s)</text:span></text:p>
      <text:p text:style-name="P67"><text:tab/><text:tab/></text:p>
      <text:p text:style-name="P67"><text:tab/><text:span text:style-name="T37">Return Type</text:span></text:p>
      <text:p text:style-name="P67"><text:tab/><text:tab/><text:tab/></text:p>
      <text:p text:style-name="P67"><text:tab/><text:span text:style-name="T36">Comprises</text:span></text:p>
      <text:p text:style-name="P67"><text:tab/><text:tab/></text:p>
      <text:p text:style-name="P89">Method description</text:p>
      <text:p text:style-name="P89"/>
      <text:p text:style-name="P98">Pseudo Code</text:p>
      <text:p text:style-name="P98"/>
      <text:p text:style-name="P128"/>
      <text:p text:style-name="P10"><text:span text:style-name="T118">2iii. placeImage</text:span></text:p>
      <text:p text:style-name="P67"><text:tab/><text:span text:style-name="T36">Uses<text:tab/></text:span></text:p>
      <text:p text:style-name="P67"><text:span text:style-name="T36"><text:tab/>Modifier</text:span></text:p>
      <text:p text:style-name="P67"><text:tab/><text:tab/></text:p>
      <text:p text:style-name="P92"><text:tab/><text:span text:style-name="T59">Argument(s)</text:span></text:p>
      <text:p text:style-name="P67"><text:tab/><text:tab/></text:p>
      <text:p text:style-name="P67"><text:tab/><text:span text:style-name="T37">Return Type</text:span></text:p>
      <text:p text:style-name="P67"><text:tab/><text:tab/><text:tab/></text:p>
      <text:p text:style-name="P67"><text:tab/><text:span text:style-name="T36">Comprises</text:span></text:p>
      <text:p text:style-name="P67"><text:tab/><text:tab/></text:p>
      <text:p text:style-name="P89"><text:soft-page-break/>Method description</text:p>
      <text:p text:style-name="P89"/>
      <text:p text:style-name="P98">Pseudo Code</text:p>
      <text:p text:style-name="P98"/>
      <text:p text:style-name="P128"/>
      <text:p text:style-name="P10"><text:span text:style-name="T118">2iv. setTaxiVelocity</text:span></text:p>
      <text:p text:style-name="P67"><text:tab/><text:span text:style-name="T36">Uses<text:tab/></text:span></text:p>
      <text:p text:style-name="P67"><text:span text:style-name="T36"><text:tab/>Modifier</text:span></text:p>
      <text:p text:style-name="P67"><text:tab/><text:tab/></text:p>
      <text:p text:style-name="P92"><text:tab/><text:span text:style-name="T59">Argument(s)</text:span></text:p>
      <text:p text:style-name="P67"><text:tab/><text:tab/></text:p>
      <text:p text:style-name="P67"><text:tab/><text:span text:style-name="T37">Return Type</text:span></text:p>
      <text:p text:style-name="P67"><text:tab/><text:tab/><text:tab/></text:p>
      <text:p text:style-name="P67"><text:tab/><text:span text:style-name="T36">Comprises</text:span></text:p>
      <text:p text:style-name="P67"><text:tab/><text:tab/></text:p>
      <text:p text:style-name="P89">Method description</text:p>
      <text:p text:style-name="P89"/>
      <text:p text:style-name="P98">Pseudo Code</text:p>
      <text:p text:style-name="P98"/>
      <text:p text:style-name="P128"/>
      <text:p text:style-name="P10"><text:span text:style-name="T118">2v. initTaxiCab</text:span></text:p>
      <text:p text:style-name="P67"><text:tab/><text:span text:style-name="T36">Uses<text:tab/></text:span></text:p>
      <text:p text:style-name="P67"><text:span text:style-name="T36"><text:tab/>Modifier</text:span></text:p>
      <text:p text:style-name="P67"><text:tab/><text:tab/></text:p>
      <text:p text:style-name="P92"><text:tab/><text:span text:style-name="T59">Argument(s)</text:span></text:p>
      <text:p text:style-name="P67"><text:tab/><text:tab/></text:p>
      <text:p text:style-name="P67"><text:tab/><text:span text:style-name="T37">Return Type</text:span></text:p>
      <text:p text:style-name="P67"><text:tab/><text:tab/><text:tab/></text:p>
      <text:p text:style-name="P67"><text:tab/><text:span text:style-name="T36">Comprises</text:span></text:p>
      <text:p text:style-name="P67"><text:tab/><text:tab/></text:p>
      <text:p text:style-name="P89">Method description</text:p>
      <text:p text:style-name="P89"/>
      <text:p text:style-name="P98">Pseudo Code</text:p>
      <text:p text:style-name="P98"/>
      <text:p text:style-name="P128"/>
      <text:p text:style-name="P10"/>
      <text:p text:style-name="P10"/>
      <text:p text:style-name="P149"><text:span text:style-name="T113">3</text:span>. <text:span text:style-name="T137">C</text:span>lass: taxi_searching</text:p>
      <text:p text:style-name="P130"><text:span text:style-name="T32"><text:tab/>Uses<text:tab/></text:span></text:p>
      <text:p text:style-name="P142"><text:span text:style-name="T28"><text:tab/><text:tab/></text:span><text:span text:style-name="T29">stdlib.h</text:span></text:p>
      <text:p text:style-name="P142"><text:span text:style-name="T29"><text:tab/><text:tab/>stdio.h</text:span></text:p>
      <text:p text:style-name="P142"><text:span text:style-name="T29"><text:tab/><text:tab/>index_min_pq.h</text:span></text:p>
      <text:p text:style-name="P142"><text:soft-page-break/><text:span text:style-name="T29"><text:tab/><text:tab/>helper.h</text:span></text:p>
      <text:p text:style-name="P70"><text:span text:style-name="T36"><text:tab/>Modifier</text:span></text:p>
      <text:p text:style-name="P70"><text:tab/><text:tab/><text:span text:style-name="T158">public</text:span><text:tab/></text:p>
      <text:p text:style-name="P93"><text:tab/><text:span text:style-name="T59">Argument(s)</text:span></text:p>
      <text:p text:style-name="P70"><text:tab/><text:tab/></text:p>
      <text:p text:style-name="P70"><text:tab/><text:span text:style-name="T37">Return Type</text:span></text:p>
      <text:p text:style-name="P70"><text:tab/><text:tab/><text:tab/></text:p>
      <text:p text:style-name="P130"><text:span text:style-name="T28"><text:tab/></text:span><text:span text:style-name="T32">Comprises</text:span><text:tab/></text:p>
      <text:p text:style-name="P126"><text:span text:style-name="T20">3i. getShortestPath</text:span></text:p>
      <text:p text:style-name="P67"><text:tab/><text:span text:style-name="T36">Uses<text:tab/></text:span></text:p>
      <text:p text:style-name="P67"><text:span text:style-name="T36"><text:tab/>Modifier</text:span></text:p>
      <text:p text:style-name="P67"><text:tab/><text:tab/></text:p>
      <text:p text:style-name="P92"><text:tab/><text:span text:style-name="T59">Argument(s)</text:span></text:p>
      <text:p text:style-name="P67"><text:tab/><text:tab/></text:p>
      <text:p text:style-name="P67"><text:tab/><text:span text:style-name="T37">Return Type</text:span></text:p>
      <text:p text:style-name="P67"><text:tab/><text:tab/><text:tab/></text:p>
      <text:p text:style-name="P67"><text:tab/><text:span text:style-name="T36">Comprises</text:span></text:p>
      <text:p text:style-name="P67"><text:tab/><text:tab/></text:p>
      <text:p text:style-name="P89">Method description</text:p>
      <text:p text:style-name="P89"/>
      <text:p text:style-name="P98">Pseudo Code</text:p>
      <text:p text:style-name="P98"/>
      <text:p text:style-name="P128"/>
      <text:p text:style-name="P10"><text:span text:style-name="T118">3ii. MakeAllShortestPaths</text:span></text:p>
      <text:p text:style-name="P67"><text:tab/><text:span text:style-name="T36">Uses<text:tab/></text:span></text:p>
      <text:p text:style-name="P67"><text:span text:style-name="T36"><text:tab/>Modifier</text:span></text:p>
      <text:p text:style-name="P67"><text:tab/><text:tab/></text:p>
      <text:p text:style-name="P92"><text:tab/><text:span text:style-name="T59">Argument(s)</text:span></text:p>
      <text:p text:style-name="P67"><text:tab/><text:tab/></text:p>
      <text:p text:style-name="P67"><text:tab/><text:span text:style-name="T37">Return Type</text:span></text:p>
      <text:p text:style-name="P67"><text:tab/><text:tab/><text:tab/></text:p>
      <text:p text:style-name="P67"><text:tab/><text:span text:style-name="T36">Comprises</text:span></text:p>
      <text:p text:style-name="P67"><text:tab/><text:tab/></text:p>
      <text:p text:style-name="P89">Method description</text:p>
      <text:p text:style-name="P89"/>
      <text:p text:style-name="P98">Pseudo Code</text:p>
      <text:p text:style-name="P98"/>
      <text:p text:style-name="P128"/>
      <text:p text:style-name="P10"/>
      <text:p text:style-name="P148"><text:span text:style-name="T113">4</text:span>. <text:span text:style-name="T137">C</text:span>lass: index_min_pq</text:p>
      <text:p text:style-name="P128"><text:tab/><text:span text:style-name="T32">Uses<text:tab/></text:span></text:p>
      <text:p text:style-name="P141"><text:span text:style-name="T28"><text:tab/><text:tab/></text:span><text:span text:style-name="T29">stdlib.h</text:span></text:p>
      <text:p text:style-name="P141"><text:soft-page-break/><text:span text:style-name="T29"><text:tab/><text:tab/>stdio.h</text:span></text:p>
      <text:p text:style-name="P141"><text:span text:style-name="T29"><text:tab/><text:tab/>index_min_pq.h</text:span></text:p>
      <text:p text:style-name="P141"><text:span text:style-name="T29"><text:tab/><text:tab/>helper.h</text:span></text:p>
      <text:p text:style-name="P67"><text:span text:style-name="T36"><text:tab/>Modifier</text:span></text:p>
      <text:p text:style-name="P67"><text:tab/><text:tab/><text:span text:style-name="T158">public </text:span></text:p>
      <text:p text:style-name="P92"><text:tab/><text:span text:style-name="T59">Argument(s)</text:span></text:p>
      <text:p text:style-name="P67"><text:tab/><text:tab/></text:p>
      <text:p text:style-name="P67"><text:tab/><text:span text:style-name="T37">Return Type</text:span></text:p>
      <text:p text:style-name="P67"><text:tab/><text:tab/><text:tab/></text:p>
      <text:p text:style-name="P67"><text:tab/><text:span text:style-name="T36">Comprises</text:span></text:p>
      <text:p text:style-name="P128"><text:tab/><text:tab/><text:span text:style-name="T1">i. makeIndexMinPQ</text:span></text:p>
      <text:p text:style-name="P128"><text:tab/><text:tab/><text:span text:style-name="T1">ii. pqInsert</text:span></text:p>
      <text:p text:style-name="P128"><text:tab/><text:tab/><text:span text:style-name="T1">iii. pqDelMin</text:span></text:p>
      <text:p text:style-name="P128"><text:tab/><text:tab/><text:span text:style-name="T1">iv. pqContains</text:span></text:p>
      <text:p text:style-name="P128"><text:tab/><text:tab/><text:span text:style-name="T1">v. pqDecreaseWeight</text:span></text:p>
      <text:p text:style-name="P120"><text:tab/><text:tab/>vi. pqSwim</text:p>
      <text:p text:style-name="P128"><text:tab/><text:tab/><text:span text:style-name="T1">vii. pqSink</text:span></text:p>
      <text:p text:style-name="P128"><text:span text:style-name="T36"><text:tab/><text:tab/></text:span><text:span text:style-name="T38">viii. pqExch</text:span></text:p>
      <text:p text:style-name="P67"><text:span text:style-name="T36"><text:tab/><text:tab/></text:span></text:p>
      <text:p text:style-name="P67"><text:tab/><text:tab/></text:p>
      <text:p text:style-name="P160"><text:span text:style-name="T118">Class</text:span> description</text:p>
      <text:p text:style-name="P106"><text:tab/>index_min_pq <text:span text:style-name="T119">class is a minimum priority queue utilized by the Dijkstra algorithm in the dijkstra.cpp. <text:s/>This class represents a priority queue of integer keys; it supports insertion, deletion, search, and other usual methods in this kind of class. The implementation uses a binary heap, <text:s/>and most operations take logarithmic amortized time. The construction takes time proportional to the specified capacity of the number of items used to initialize the data structure.</text:span></text:p>
      <text:p text:style-name="P89"/>
      <text:p text:style-name="P164">Pseudo Code</text:p>
      <text:p text:style-name="P100">#include uses</text:p>
      <text:p text:style-name="P100"/>
      <text:p text:style-name="P100">&lt;forward declarations for pqSwim, pqSink, pqExch&gt;</text:p>
      <text:p text:style-name="P100"/>
      <text:p text:style-name="P100">&lt;<text:span text:style-name="T120">makeIndexMinPQ method, see section 4i&gt;</text:span></text:p>
      <text:p text:style-name="P101">&lt;pqInsert method, see section 4ii &gt;</text:p>
      <text:p text:style-name="P101">&lt;pqDelMin method, see section 4iii&gt;</text:p>
      <text:p text:style-name="P101">&lt;pqEmpty method, see section 4iv&gt;</text:p>
      <text:p text:style-name="P101">&lt;pqContains method, see section 4v&gt;</text:p>
      <text:p text:style-name="P101">&lt;pqDecreaseWeight method, see section 4vi&gt;</text:p>
      <text:p text:style-name="P101">&lt;pqSwim method , see section 4vii&gt;</text:p>
      <text:p text:style-name="P101">&lt;pqSink method, see section 4viii&gt;</text:p>
      <text:p text:style-name="P101">&lt;pqExch method, see section 4ix&gt;</text:p>
      <text:p text:style-name="P128"/>
      <text:p text:style-name="P137"><text:span text:style-name="T1">4i. makeIndexMinPQ</text:span></text:p>
      <text:p text:style-name="P66"><text:tab/><text:span text:style-name="T36">Uses<text:tab/></text:span></text:p>
      <text:p text:style-name="P107"><text:tab/><text:tab/><text:span text:style-name="T121">free(void *ptr)</text:span><text:span text:style-name="T121"><text:note text:id="ftn11" text:note-class="footnote"><text:note-citation>11</text:note-citation><text:note-body><text:p text:style-name="P190">Deallocates the memory previously allocated by a call to calloc, malloc or realloc</text:p></text:note-body></text:note></text:span></text:p>
      <text:p text:style-name="P107"><text:span text:style-name="T121"><text:tab/><text:tab/>malloc (size_t size)</text:span><text:span text:style-name="T121"><text:note text:id="ftn10" text:note-class="footnote"><text:note-citation>12</text:note-citation><text:note-body><text:p text:style-name="P190">Allocates the requested memory and returns a pointer to it</text:p></text:note-body></text:note></text:span></text:p>
      <text:p text:style-name="P66"><text:soft-page-break/><text:span text:style-name="T36"><text:tab/>Modifier</text:span></text:p>
      <text:p text:style-name="P66"><text:tab/><text:tab/><text:span text:style-name="T122">public</text:span></text:p>
      <text:p text:style-name="P91"><text:tab/><text:span text:style-name="T59">Argument(s)</text:span></text:p>
      <text:p text:style-name="P66"><text:tab/><text:tab/><text:span text:style-name="T126">IndexMinPQ* : minPQ</text:span></text:p>
      <text:p text:style-name="P107"><text:tab/><text:tab/><text:span text:style-name="T124">integer : NMAX</text:span></text:p>
      <text:p text:style-name="P66"><text:tab/><text:span text:style-name="T37">Return Type</text:span></text:p>
      <text:p text:style-name="P66"><text:span text:style-name="T37"><text:tab/><text:tab/></text:span><text:span text:style-name="T126">void</text:span><text:span text:style-name="T125"><text:tab/></text:span><text:tab/><text:tab/></text:p>
      <text:p text:style-name="P66"><text:tab/><text:span text:style-name="T36">Comprises</text:span></text:p>
      <text:p text:style-name="P66"><text:tab/><text:tab/></text:p>
      <text:p text:style-name="P159">Method description</text:p>
      <text:p text:style-name="P88"/>
      <text:p text:style-name="P110"><text:tab/>makeIndexMinPQ asserts the minPQ is not 0, it deallocates the memory previous allocated to calloc, malloc or realloc, which in this method is minPQ.pq, minPQ.qp, minPQ.weights. Initializes a priority queue with initial compacity. <text:span text:style-name="T136">Lastly, it sets the value in the qp array to -1 for those that have not been filled.</text:span></text:p>
      <text:p text:style-name="P88"/>
      <text:p text:style-name="P163">Pseudo Code</text:p>
      <text:p text:style-name="P108"/>
      <text:p text:style-name="P109">minPQ.NMAX = NMAX;</text:p>
      <text:p text:style-name="P109">minPQ.N = 0;</text:p>
      <text:p text:style-name="P109"/>
      <text:p text:style-name="P109">free memory for (minPQ.pq, minPQ.qp, minPQ.weghts);</text:p>
      <text:p text:style-name="P109">minPQ.pq = (cast int pointer) malloc((NMAX+1)*sizeof(int));</text:p>
      <text:p text:style-name="P109">minPQ.qp = (cast int pointer) malloc((NMAX+1)*sizeof(int));</text:p>
      <text:p text:style-name="P109">minPQ.weights = (cast float pointer) malloc((NMAX+1)*sizeof(float));</text:p>
      <text:p text:style-name="P109"><text:span text:style-name="T53">if</text:span> (minPQ.pq AND minPQ.qp AND minPQ.weights <text:s/>are TRUE) </text:p>
      <text:p text:style-name="P109"><text:tab/>{ <text:span text:style-name="T53">for</text:span> ( every int index &lt; (NMAX-1); preincrement index)</text:p>
      <text:p text:style-name="P109"><text:tab/><text:tab/>minPQ.qp[index] = -1;</text:p>
      <text:p text:style-name="P109"><text:tab/>}</text:p>
      <text:p text:style-name="P169">else</text:p>
      <text:p text:style-name="P109">{</text:p>
      <text:p text:style-name="P109">print error message</text:p>
      <text:p text:style-name="P109">}</text:p>
      <text:p text:style-name="P95"/>
      <text:p text:style-name="P138"><text:span text:style-name="T114">4ii. pqInsert</text:span></text:p>
      <text:p text:style-name="P66"><text:tab/><text:span text:style-name="T36">Uses<text:tab/></text:span></text:p>
      <text:p text:style-name="P66"><text:span text:style-name="T36"><text:tab/><text:tab/></text:span></text:p>
      <text:p text:style-name="P66"><text:span text:style-name="T36"><text:tab/>Modifier</text:span></text:p>
      <text:p text:style-name="P66"><text:tab/><text:tab/><text:span text:style-name="T145">public</text:span></text:p>
      <text:p text:style-name="P91"><text:tab/><text:span text:style-name="T59">Argument(s)</text:span></text:p>
      <text:p text:style-name="P66"><text:tab/><text:tab/><text:span text:style-name="T144">IndexMinPQ pointer: *minPQ</text:span></text:p>
      <text:p text:style-name="P66"><text:tab/><text:tab/><text:span text:style-name="T144">integer : index</text:span></text:p>
      <text:p text:style-name="P66"><text:tab/><text:tab/><text:span text:style-name="T144">floating point <text:s/>: weight</text:span></text:p>
      <text:p text:style-name="P66"><text:tab/><text:span text:style-name="T37">Return Type</text:span></text:p>
      <text:p text:style-name="P66"><text:span text:style-name="T37"><text:tab/><text:tab/></text:span><text:span text:style-name="T127">void</text:span></text:p>
      <text:p text:style-name="P66"><text:tab/><text:tab/><text:tab/></text:p>
      <text:p text:style-name="P66"><text:tab/><text:span text:style-name="T36">Comprises</text:span></text:p>
      <text:p text:style-name="P66"><text:tab/><text:tab/><text:span text:style-name="T144">pqSwim</text:span></text:p>
      <text:p text:style-name="P66"/>
      <text:p text:style-name="P159"><text:soft-page-break/>Method description</text:p>
      <text:p text:style-name="P111"><text:tab/>pqInsert method adds a new key to the priority queue, by percolating it up to the main heap invariant.</text:p>
      <text:p text:style-name="P112"/>
      <text:p text:style-name="P163">Pseudo Code</text:p>
      <text:p text:style-name="P95"/>
      <text:p text:style-name="P111">preincrement minPQ.N;</text:p>
      <text:p text:style-name="P111">minPQ.pq[minPQ.N] = index;</text:p>
      <text:p text:style-name="P111">minPQ.qp[index] = minPQ.N;</text:p>
      <text:p text:style-name="P111">minPQ.weights[index] = weight;</text:p>
      <text:p text:style-name="P111">call pqSwim (minPQ, minPQ.N);</text:p>
      <text:p text:style-name="P95"/>
      <text:p text:style-name="P138"><text:span text:style-name="T114">4iii. pqDelMin</text:span></text:p>
      <text:p text:style-name="P66"><text:tab/><text:span text:style-name="T36">Uses<text:tab/></text:span></text:p>
      <text:p text:style-name="P66"><text:span text:style-name="T36"/></text:p>
      <text:p text:style-name="P66"><text:span text:style-name="T36"><text:tab/>Modifier</text:span></text:p>
      <text:p text:style-name="P66"><text:tab/><text:tab/><text:span text:style-name="T145">public</text:span></text:p>
      <text:p text:style-name="P91"><text:tab/><text:span text:style-name="T59">Argument(s)</text:span></text:p>
      <text:p text:style-name="P66"><text:tab/><text:tab/><text:span text:style-name="T145">IndexMinPQ: *minPQ</text:span></text:p>
      <text:p text:style-name="P66"><text:tab/><text:span text:style-name="T37">Return Type</text:span></text:p>
      <text:p text:style-name="P66"><text:span text:style-name="T37"><text:tab/><text:tab/></text:span><text:span text:style-name="T129">integer</text:span><text:span text:style-name="T125"><text:tab/></text:span><text:tab/><text:tab/></text:p>
      <text:p text:style-name="P66"><text:tab/><text:span text:style-name="T36">Comprises</text:span></text:p>
      <text:p text:style-name="P66"><text:span text:style-name="T36"><text:tab/><text:tab/></text:span><text:span text:style-name="T129">pqExch</text:span></text:p>
      <text:p text:style-name="P66"><text:span text:style-name="T40"><text:tab/><text:tab/>pqSink</text:span></text:p>
      <text:p text:style-name="P66"><text:tab/><text:tab/></text:p>
      <text:p text:style-name="P88">Method description</text:p>
      <text:p text:style-name="P112"><text:tab/><text:span text:style-name="T145">Removes and returns the smallest key to the priority queue.</text:span></text:p>
      <text:p text:style-name="P88"/>
      <text:p text:style-name="P95">Pseudo Code</text:p>
      <text:p text:style-name="P95"/>
      <text:p text:style-name="P102">int min = minPQ.pq[1];</text:p>
      <text:p text:style-name="P102">call pqExch(minPQ, 1, minPQ.N--); </text:p>
      <text:p text:style-name="P103">call pqSink(minPQ, 1);</text:p>
      <text:p text:style-name="P103"/>
      <text:p text:style-name="P103">minPQ.qp[min] = -1;</text:p>
      <text:p text:style-name="P95"/>
      <text:p text:style-name="P139"><text:span text:style-name="T114">4iv. pqEmpty</text:span></text:p>
      <text:p text:style-name="P145"><text:tab/><text:span text:style-name="T42">Uses</text:span></text:p>
      <text:p text:style-name="P145"/>
      <text:p text:style-name="P145"><text:tab/><text:span text:style-name="T42">Modifier</text:span></text:p>
      <text:p text:style-name="P145"><text:tab/><text:tab/><text:span text:style-name="T157">public</text:span></text:p>
      <text:p text:style-name="P145"><text:tab/><text:span text:style-name="T42">Arguments</text:span></text:p>
      <text:p text:style-name="P145"/>
      <text:p text:style-name="P145"><text:tab/><text:span text:style-name="T42">Return Type</text:span></text:p>
      <text:p text:style-name="P145"><text:tab/><text:tab/><text:span text:style-name="T157">boolean</text:span></text:p>
      <text:p text:style-name="P145"><text:tab/><text:span text:style-name="T42">Comprises</text:span></text:p>
      <text:p text:style-name="P145"/>
      <text:p text:style-name="P156">Method Description</text:p>
      <text:p text:style-name="P146"><text:soft-page-break/><text:tab/><text:span text:style-name="T157">pqEmpty checks verifies if minPQ.N is equivalent to zero and return a boolean, true or false based on that assertion.</text:span></text:p>
      <text:p text:style-name="P146"/>
      <text:p text:style-name="P156">Pseudo C<text:span text:style-name="T157">o</text:span>de</text:p>
      <text:p text:style-name="P147">return (minPQ.N == 0)</text:p>
      <text:p text:style-name="P147"/>
      <text:p text:style-name="P139"><text:span text:style-name="T156">4v. pqContains</text:span></text:p>
      <text:p text:style-name="P66"><text:tab/><text:span text:style-name="T36">Uses<text:tab/></text:span></text:p>
      <text:p text:style-name="P66"><text:span text:style-name="T36"/></text:p>
      <text:p text:style-name="P66"><text:span text:style-name="T36"><text:tab/>Modifier</text:span></text:p>
      <text:p text:style-name="P66"><text:span text:style-name="T36"><text:tab/><text:tab/></text:span><text:span text:style-name="T128">public</text:span></text:p>
      <text:p text:style-name="P91"><text:tab/><text:span text:style-name="T59">Argument(s)</text:span></text:p>
      <text:p text:style-name="P91"><text:tab/><text:tab/><text:span text:style-name="T128">IndexMinPQ: *minPQ</text:span></text:p>
      <text:p text:style-name="P66"><text:span text:style-name="T125"><text:tab/><text:tab/></text:span><text:span text:style-name="T128">integer: index</text:span><text:span text:style-name="T125"><text:tab/></text:span><text:tab/></text:p>
      <text:p text:style-name="P66"><text:tab/><text:span text:style-name="T37">Return Type</text:span></text:p>
      <text:p text:style-name="P66"><text:tab/><text:tab/><text:span text:style-name="T146">boolean</text:span><text:tab/></text:p>
      <text:p text:style-name="P66"><text:tab/><text:span text:style-name="T36">Comprises</text:span></text:p>
      <text:p text:style-name="P66"><text:tab/><text:tab/></text:p>
      <text:p text:style-name="P159">Method description</text:p>
      <text:p text:style-name="P113"><text:tab/>pqContains returns boolean value minPQ.qp[index] != -1, indicating it does or does not exist in the priority queue. If true returns the value does exist within the priority queue, otherwise it does not. </text:p>
      <text:p text:style-name="P113"/>
      <text:p text:style-name="P163">Pseudo Code</text:p>
      <text:p text:style-name="P95"><text:tab/><text:span text:style-name="T128">return (minPQ.qp[index] != -1 );</text:span></text:p>
      <text:p text:style-name="P95"/>
      <text:p text:style-name="P138"><text:span text:style-name="T114">4vi. pqDecreaseWeight</text:span></text:p>
      <text:p text:style-name="P66"><text:tab/><text:span text:style-name="T36">Uses<text:tab/></text:span></text:p>
      <text:p text:style-name="P66"><text:span text:style-name="T36"><text:tab/><text:tab/></text:span></text:p>
      <text:p text:style-name="P66"><text:span text:style-name="T36"><text:tab/>Modifier</text:span></text:p>
      <text:p text:style-name="P66"><text:tab/><text:tab/><text:span text:style-name="T146">public</text:span></text:p>
      <text:p text:style-name="P91"><text:tab/><text:span text:style-name="T59">Argument(s)</text:span></text:p>
      <text:p text:style-name="P66"><text:tab/><text:tab/><text:span text:style-name="T146">IndexMinPQ: *minPQ</text:span></text:p>
      <text:p text:style-name="P66"><text:tab/><text:tab/><text:span text:style-name="T146">integer : index</text:span></text:p>
      <text:p text:style-name="P66"><text:tab/><text:tab/><text:span text:style-name="T146">floating point : weight</text:span></text:p>
      <text:p text:style-name="P66"><text:tab/><text:span text:style-name="T37">Return Type</text:span></text:p>
      <text:p text:style-name="P66"><text:tab/><text:tab/><text:span text:style-name="T146">void</text:span><text:tab/></text:p>
      <text:p text:style-name="P66"><text:tab/><text:span text:style-name="T36">Comprises</text:span></text:p>
      <text:p text:style-name="P66"><text:tab/><text:tab/><text:span text:style-name="T147">pqSwim</text:span></text:p>
      <text:p text:style-name="P66"/>
      <text:p text:style-name="P66"/>
      <text:p text:style-name="P159">Method description</text:p>
      <text:p text:style-name="P112"><text:tab/><text:span text:style-name="T147">pqDeceasesWeight decreases by replacing it if it finds a weight that is lesser than the previously recorded weight. </text:span></text:p>
      <text:p text:style-name="P88"/>
      <text:p text:style-name="P163">Pseudo Code</text:p>
      <text:p text:style-name="P95"/>
      <text:p text:style-name="P114">minPQ.weight[index] = weight;</text:p>
      <text:p text:style-name="P114"><text:soft-page-break/>pqSwim(minPQ, minPQ.qp[index]);</text:p>
      <text:p text:style-name="P114"/>
      <text:p text:style-name="P140"><text:span text:style-name="T114">4</text:span>vi<text:span text:style-name="T156">i</text:span>. <text:span text:style-name="T114">p</text:span>qSwim</text:p>
      <text:p text:style-name="P66"><text:tab/><text:span text:style-name="T36">Uses<text:tab/></text:span></text:p>
      <text:p text:style-name="P66"><text:span text:style-name="T36"><text:tab/><text:tab/></text:span></text:p>
      <text:p text:style-name="P66"><text:span text:style-name="T36"><text:tab/>Modifier</text:span></text:p>
      <text:p text:style-name="P66"><text:tab/><text:tab/><text:span text:style-name="T149">private</text:span></text:p>
      <text:p text:style-name="P91"><text:tab/><text:span text:style-name="T59">Argument(s)</text:span></text:p>
      <text:p text:style-name="P66"><text:tab/><text:tab/><text:span text:style-name="T148">IndexMinPQ: *minPQ</text:span></text:p>
      <text:p text:style-name="P84"><text:tab/><text:tab/>integer: key</text:p>
      <text:p text:style-name="P66"><text:tab/><text:span text:style-name="T37">Return Type</text:span></text:p>
      <text:p text:style-name="P66"><text:tab/><text:tab/><text:span text:style-name="T148">void</text:span><text:tab/></text:p>
      <text:p text:style-name="P66"><text:tab/><text:span text:style-name="T36">Comprises</text:span></text:p>
      <text:p text:style-name="P66"><text:tab/><text:tab/><text:span text:style-name="T148">pqExch</text:span></text:p>
      <text:p text:style-name="P66"/>
      <text:p text:style-name="P159">Method description</text:p>
      <text:p text:style-name="P88"><text:tab/><text:span text:style-name="T130">pqSwim is a helper function to restore the heap invariant by pushing a value up by continuously swapping until it can be taken out.</text:span></text:p>
      <text:p text:style-name="P88"><text:span text:style-name="T130"/></text:p>
      <text:p text:style-name="P163">Pseudo Code</text:p>
      <text:p text:style-name="P95"/>
      <text:p text:style-name="P114"><text:span text:style-name="T53">while</text:span> ((key&gt;1) AND (minPQ.weights[key/2] &gt; minPQ.weights[key]))</text:p>
      <text:p text:style-name="P114">{ calls pqExch(minPQ, key, key/2);</text:p>
      <text:p text:style-name="P114"><text:tab/>key /=2;</text:p>
      <text:p text:style-name="P114"/>
      <text:p text:style-name="P138"><text:span text:style-name="T114">4viii.pqSink</text:span></text:p>
      <text:p text:style-name="P66"><text:tab/><text:span text:style-name="T36">Uses<text:tab/></text:span></text:p>
      <text:p text:style-name="P66"><text:span text:style-name="T36"><text:tab/><text:tab/></text:span></text:p>
      <text:p text:style-name="P66"><text:span text:style-name="T36"><text:tab/>Modifier</text:span></text:p>
      <text:p text:style-name="P66"><text:span text:style-name="T36"><text:tab/><text:tab/></text:span><text:span text:style-name="T41">private</text:span></text:p>
      <text:p text:style-name="P91"><text:tab/><text:span text:style-name="T59">Argument(s)</text:span></text:p>
      <text:p text:style-name="P66"><text:tab/><text:tab/><text:span text:style-name="T150">IndexMinPQ: *minPQ</text:span></text:p>
      <text:p text:style-name="P66"><text:tab/><text:tab/><text:span text:style-name="T150">integer: key</text:span></text:p>
      <text:p text:style-name="P66"><text:tab/><text:span text:style-name="T37">Return Type</text:span></text:p>
      <text:p text:style-name="P66"><text:tab/><text:tab/><text:span text:style-name="T150">void</text:span><text:tab/></text:p>
      <text:p text:style-name="P66"><text:tab/><text:span text:style-name="T36">Comprises</text:span></text:p>
      <text:p text:style-name="P66"><text:tab/><text:tab/><text:span text:style-name="T150">pqExch</text:span></text:p>
      <text:p text:style-name="P66"/>
      <text:p text:style-name="P159">Method description</text:p>
      <text:p text:style-name="P88"><text:tab/><text:span text:style-name="T131">pqSink is also a helper function to restore the heap invariant, but instead of pushing up; it pulls the value down and swaps them using pqExch, similar to pqSwim.</text:span></text:p>
      <text:p text:style-name="P88"/>
      <text:p text:style-name="P163">Pseudo Code</text:p>
      <text:p text:style-name="P95"/>
      <text:p text:style-name="P115"><text:span text:style-name="T53">while</text:span> (2 * key &lt;= minPQ.N)</text:p>
      <text:p text:style-name="P115">{ int j = 2 * key;</text:p>
      <text:p text:style-name="P115"><text:tab/><text:span text:style-name="T53">if </text:span>((j is less than minPQ.N) AND (minPQ.weights[j] is greater than minPQ.weights[j+1]))</text:p>
      <text:p text:style-name="P115"><text:tab/><text:tab/>{ preincrement j;}</text:p>
      <text:p text:style-name="P115"><text:tab/><text:span text:style-name="T53">if</text:span> (minPQ.weights[key] &lt;= minPQ.weights[j]) </text:p>
      <text:p text:style-name="P115"><text:soft-page-break/><text:tab/><text:tab/>{break; }</text:p>
      <text:p text:style-name="P115"><text:tab/>pqExch(minPQ, key, j);</text:p>
      <text:p text:style-name="P115"><text:tab/>key = j;</text:p>
      <text:p text:style-name="P115">}</text:p>
      <text:p text:style-name="P115"/>
      <text:p text:style-name="P138"><text:span text:style-name="T114">4ix. pqExch</text:span></text:p>
      <text:p text:style-name="P66"><text:tab/><text:span text:style-name="T36">Uses<text:tab/></text:span></text:p>
      <text:p text:style-name="P66"><text:span text:style-name="T36"/></text:p>
      <text:p text:style-name="P66"><text:span text:style-name="T36"><text:tab/>Modifier</text:span></text:p>
      <text:p text:style-name="P66"><text:tab/><text:tab/><text:span text:style-name="T149">private</text:span></text:p>
      <text:p text:style-name="P91"><text:tab/><text:span text:style-name="T59">Argument(s)</text:span></text:p>
      <text:p text:style-name="P66"><text:tab/><text:tab/><text:span text:style-name="T107">IndexMinPQ: *min PQ</text:span></text:p>
      <text:p text:style-name="P66"><text:tab/><text:span text:style-name="T37">Return Type</text:span></text:p>
      <text:p text:style-name="P66"><text:tab/><text:tab/><text:span text:style-name="T151">void</text:span></text:p>
      <text:p text:style-name="P66"><text:tab/><text:span text:style-name="T36">Comprises</text:span></text:p>
      <text:p text:style-name="P66"><text:tab/><text:tab/></text:p>
      <text:p text:style-name="P159">Method description</text:p>
      <text:p text:style-name="P88"><text:tab/><text:span text:style-name="T132">pqExch swaps of the values given my keyOne and keyTwo</text:span></text:p>
      <text:p text:style-name="P88"><text:span text:style-name="T132"/></text:p>
      <text:p text:style-name="P163">Pseudo Code</text:p>
      <text:p text:style-name="P116">&lt;three way swap&gt;</text:p>
      <text:p text:style-name="P95"><text:s/><text:span text:style-name="T133">int swap = minPQ.pq[keyOne];</text:span></text:p>
      <text:p text:style-name="P95"><text:span text:style-name="T133"><text:s/>minPQ.pq</text:span><text:span text:style-name="T134">[keyOne]; minPQ.pq[keyTwo] = swap; </text:span></text:p>
      <text:p text:style-name="P104"><text:span text:style-name="T125"><text:s/>minPQ.qp[minPQ.pq[keyOne]] = keyOne;</text:span></text:p>
      <text:p text:style-name="P85"><text:span text:style-name="T125"><text:s/>minPQ.qp[minPQ.pq[keyTwo]] = keyTwo;</text:span></text:p>
      <text:p text:style-name="P149"><text:span text:style-name="T113">5</text:span>. <text:span text:style-name="T137">C</text:span>lass: dijkstra_sp</text:p>
      <text:p text:style-name="P130"><text:span text:style-name="T32"><text:tab/>Uses<text:tab/></text:span></text:p>
      <text:p text:style-name="P142"><text:span text:style-name="T29"><text:tab/><text:tab/></text:span><text:span text:style-name="T30">dijkstra_sp.h</text:span></text:p>
      <text:p text:style-name="P142"><text:span text:style-name="T30"><text:tab/><text:tab/>math.h</text:span></text:p>
      <text:p text:style-name="P142"><text:span text:style-name="T30"><text:tab/><text:tab/>helper.h</text:span></text:p>
      <text:p text:style-name="P70"><text:span text:style-name="T36"><text:tab/>Modifier</text:span></text:p>
      <text:p text:style-name="P70"><text:tab/><text:tab/><text:span text:style-name="T158">public</text:span></text:p>
      <text:p text:style-name="P93"><text:tab/><text:span text:style-name="T59">Argument(s)</text:span></text:p>
      <text:p text:style-name="P70"><text:tab/><text:tab/></text:p>
      <text:p text:style-name="P70"><text:tab/><text:span text:style-name="T37">Return Type</text:span></text:p>
      <text:p text:style-name="P70"><text:tab/><text:tab/><text:tab/></text:p>
      <text:p text:style-name="P70"><text:tab/><text:span text:style-name="T36">Comprises</text:span></text:p>
      <text:p text:style-name="P72"><text:span text:style-name="T36"><text:tab/><text:tab/></text:span><text:span text:style-name="T116">i. <text:s/>makeDijkstraSPTree</text:span></text:p>
      <text:p text:style-name="P132"><text:tab/><text:tab/><text:span text:style-name="T19">ii. pathTo</text:span></text:p>
      <text:p text:style-name="P132"><text:span text:style-name="T36"><text:tab/><text:tab/></text:span><text:span text:style-name="T44">iii relax</text:span></text:p>
      <text:p text:style-name="P135"><text:span text:style-name="T44">C</text:span><text:span text:style-name="T36">lass Description</text:span></text:p>
      <text:p text:style-name="P144"><text:tab/>dijkstra_sp is a class that uses the Dijkstra's algorithm with a binary heap, the <text:soft-page-break/>constructor that makes the tree takes time proportional to log(V); where V is the number of vertices.</text:p>
      <text:p text:style-name="P144"/>
      <text:p text:style-name="P136"><text:span text:style-name="T36">Pseudo Code</text:span></text:p>
      <text:p text:style-name="P136"><text:span text:style-name="T36"><text:tab/>&lt;makeDijkstraSPTree method, see section 5i&gt;</text:span></text:p>
      <text:p text:style-name="P136"><text:span text:style-name="T36"><text:tab/></text:span></text:p>
      <text:p text:style-name="P70"><text:span text:style-name="T36"><text:tab/><text:tab/></text:span></text:p>
      <text:p text:style-name="P96"/>
      <text:p text:style-name="P10"><text:span text:style-name="T114">5i. MakeDijkstraSPTree</text:span></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text:tab/></text:p>
      <text:p text:style-name="P88"/>
      <text:p text:style-name="P95">Pseudo Code</text:p>
      <text:p text:style-name="P95"/>
      <text:p text:style-name="P10"><text:span text:style-name="T114">5ii. PathTo</text:span></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
      <text:p text:style-name="P95">Pseudo Code</text:p>
      <text:p text:style-name="P95"/>
      <text:p text:style-name="P10"><text:span text:style-name="T114">5iii. Relax</text:span></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text:soft-page-break/></text:p>
      <text:p text:style-name="P95">Pseudo Code</text:p>
      <text:p text:style-name="P95"/>
      <text:p text:style-name="P10"><text:tab/></text:p>
      <text:p text:style-name="P10"><text:tab/></text:p>
      <text:p text:style-name="P10"/>
      <text:p text:style-name="P152"><text:span text:style-name="T49">6</text:span><text:span text:style-name="T48">. </text:span><text:span text:style-name="T140">C</text:span><text:span text:style-name="T48">lass: edge_weighted_digraph</text:span></text:p>
      <text:p text:style-name="P131"><text:span text:style-name="T32"><text:tab/>Uses<text:tab/></text:span></text:p>
      <text:p text:style-name="P143"><text:span text:style-name="T28"><text:tab/><text:tab/></text:span><text:span text:style-name="T29">stdlib.h</text:span></text:p>
      <text:p text:style-name="P143"><text:span text:style-name="T29"><text:tab/><text:tab/>stdio.h</text:span></text:p>
      <text:p text:style-name="P143"><text:span text:style-name="T29"><text:tab/><text:tab/>index_min_pq.h</text:span></text:p>
      <text:p text:style-name="P143"><text:span text:style-name="T29"><text:tab/><text:tab/>helper.h</text:span></text:p>
      <text:p text:style-name="P71"><text:span text:style-name="T36"><text:tab/>Modifier</text:span></text:p>
      <text:p text:style-name="P71"><text:tab/><text:tab/><text:span text:style-name="T159">public</text:span></text:p>
      <text:p text:style-name="P94"><text:tab/><text:span text:style-name="T59">Argument(s)</text:span></text:p>
      <text:p text:style-name="P71"><text:tab/><text:tab/></text:p>
      <text:p text:style-name="P71"><text:tab/><text:span text:style-name="T37">Return Type</text:span></text:p>
      <text:p text:style-name="P71"><text:tab/><text:tab/><text:tab/></text:p>
      <text:p text:style-name="P71"><text:tab/><text:span text:style-name="T36">Comprises</text:span></text:p>
      <text:p text:style-name="P71"><text:span text:style-name="T36"/></text:p>
      <text:p text:style-name="P154"><text:span text:style-name="T115">6i. printGraph</text:span></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
      <text:p text:style-name="P95">Pseudo Code</text:p>
      <text:p text:style-name="P95"><text:span text:style-name="T115"/></text:p>
      <text:p text:style-name="P10"><text:span text:style-name="T114">6ii. AddEdge</text:span></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soft-page-break/><text:tab/><text:span text:style-name="T36">Comprises</text:span></text:p>
      <text:p text:style-name="P66"><text:tab/><text:tab/></text:p>
      <text:p text:style-name="P88">Method description</text:p>
      <text:p text:style-name="P88"/>
      <text:p text:style-name="P95">Pseudo Code</text:p>
      <text:p text:style-name="P95"/>
      <text:p text:style-name="P10"><text:span text:style-name="T114">6iii. MakeEdgeWeightDigraph</text:span></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
      <text:p text:style-name="P95">Pseudo Code</text:p>
      <text:p text:style-name="P95"/>
      <text:p text:style-name="P10"><text:span text:style-name="T114">6iv. FreeDirectedEdge</text:span></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
      <text:p text:style-name="P95">Pseudo Code</text:p>
      <text:p text:style-name="P95"/>
      <text:p text:style-name="P119"><text:span text:style-name="T114">6</text:span>v. destroyAdjacencyLists</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
      <text:p text:style-name="P95">Pseudo Code</text:p>
      <text:p text:style-name="P95"/>
      <text:p text:style-name="P119"><text:soft-page-break/><text:span text:style-name="T114">6</text:span>vi. PrintEdge</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
      <text:p text:style-name="P95">Pseudo Code</text:p>
      <text:p text:style-name="P95"/>
      <text:p text:style-name="P171"/>
      <text:p text:style-name="P151">7. <text:span text:style-name="T138">C</text:span>lass: stopif</text:p>
      <text:p text:style-name="P121"><text:span text:style-name="T114">7</text:span>i. stopif</text:p>
      <text:p text:style-name="P66"><text:tab/><text:span text:style-name="T36">Uses<text:tab/></text:span></text:p>
      <text:p text:style-name="P66"><text:span text:style-name="T36"><text:tab/>Modifier</text:span></text:p>
      <text:p text:style-name="P66"><text:tab/><text:tab/></text:p>
      <text:p text:style-name="P91"><text:tab/><text:span text:style-name="T59">Argument(s)</text:span></text:p>
      <text:p text:style-name="P66"><text:tab/><text:tab/></text:p>
      <text:p text:style-name="P66"><text:tab/><text:span text:style-name="T37">Return Type</text:span></text:p>
      <text:p text:style-name="P66"><text:tab/><text:tab/><text:tab/></text:p>
      <text:p text:style-name="P66"><text:tab/><text:span text:style-name="T36">Comprises</text:span></text:p>
      <text:p text:style-name="P66"><text:tab/><text:tab/></text:p>
      <text:p text:style-name="P88">Method description</text:p>
      <text:p text:style-name="P88"/>
      <text:p text:style-name="P95">Pseudo Code</text:p>
      <text:p text:style-name="P95"/>
      <text:p text:style-name="P121"/>
      <text:p text:style-name="P150"><text:span text:style-name="T113">8</text:span>. <text:span text:style-name="T137">I</text:span>nterfaces</text:p>
      <text:p text:style-name="P96"/>
      <text:p text:style-name="P95"/>
      <text:p text:style-name="P123"><text:span text:style-name="T114">8</text:span>ii. Taxicab</text:p>
      <text:p text:style-name="P68"><text:tab/><text:span text:style-name="T39">Signature</text:span></text:p>
      <text:p text:style-name="P68"><text:tab/><text:tab/></text:p>
      <text:p text:style-name="P90"><text:soft-page-break/><text:span text:style-name="T123">Interface</text:span> description</text:p>
      <text:p text:style-name="P90"/>
      <text:p text:style-name="P99">Pseudo Code</text:p>
      <text:p text:style-name="P95"/>
      <text:p text:style-name="P123"><text:span text:style-name="T114">8</text:span>iii. linked_list</text:p>
      <text:p text:style-name="P68"/>
      <text:p text:style-name="P68"><text:tab/><text:span text:style-name="T39">Signature</text:span></text:p>
      <text:p text:style-name="P68"><text:tab/><text:tab/></text:p>
      <text:p text:style-name="P90"><text:span text:style-name="T123">Interface</text:span> description</text:p>
      <text:p text:style-name="P90"/>
      <text:p text:style-name="P99">Pseudo Code</text:p>
      <text:p text:style-name="P123"><text:span text:style-name="T114">8</text:span>iv. index_min_pq</text:p>
      <text:p text:style-name="P68"/>
      <text:p text:style-name="P68"><text:tab/><text:span text:style-name="T39">Signature</text:span></text:p>
      <text:p text:style-name="P68"><text:tab/><text:tab/></text:p>
      <text:p text:style-name="P90"><text:span text:style-name="T123">Interface</text:span> description</text:p>
      <text:p text:style-name="P90"/>
      <text:p text:style-name="P99">Pseudo Code</text:p>
      <text:p text:style-name="P95"/>
      <text:p text:style-name="P123"><text:span text:style-name="T114">8</text:span>v. helper</text:p>
      <text:p text:style-name="P68"/>
      <text:p text:style-name="P68"><text:tab/><text:span text:style-name="T39">Signature</text:span></text:p>
      <text:p text:style-name="P68"><text:tab/><text:tab/></text:p>
      <text:p text:style-name="P90"><text:span text:style-name="T123">Interface</text:span> description</text:p>
      <text:p text:style-name="P90"/>
      <text:p text:style-name="P99">Pseudo Code</text:p>
      <text:p text:style-name="P95"/>
      <text:p text:style-name="P123"><text:span text:style-name="T114">8</text:span>vi. edge_weighted_digraph</text:p>
      <text:p text:style-name="P68"/>
      <text:p text:style-name="P68"><text:tab/><text:span text:style-name="T39">Signature</text:span></text:p>
      <text:p text:style-name="P68"><text:tab/><text:tab/></text:p>
      <text:p text:style-name="P90"><text:span text:style-name="T123">Interface</text:span> description</text:p>
      <text:p text:style-name="P90"/>
      <text:p text:style-name="P99">Pseudo Code</text:p>
      <text:p text:style-name="P10"/>
      <text:p text:style-name="P10"><text:span text:style-name="T114">8</text:span>vii. dijkstra_sp</text:p>
      <text:p text:style-name="P68"/>
      <text:p text:style-name="P68"><text:tab/><text:span text:style-name="T39">Signature</text:span></text:p>
      <text:p text:style-name="P68"><text:tab/><text:tab/></text:p>
      <text:p text:style-name="P90"><text:span text:style-name="T123">Interface</text:span> description</text:p>
      <text:p text:style-name="P90"/>
      <text:p text:style-name="P99">Pseudo Code</text:p>
      <text:p text:style-name="P97"/>
      <text:p text:style-name="P40"/>
      <text:p text:style-name="P42"/>
      <text:p text:style-name="P42">MIS Section</text:p>
      <text:p text:style-name="P42">- break down into classes → keep structs in the header (local structures – other classes can use them, however they'<text:span text:style-name="T21">re localized.</text:span></text:p>
      <text:p text:style-name="P42"><text:soft-page-break/></text:p>
      <text:p text:style-name="P42">- <text:span text:style-name="T22">do main class first (largest) and then go down the list from there,</text:span></text:p>
      <text:p text:style-name="P42"/>
      <text:p text:style-name="P42">- <text:span text:style-name="T22">interfaces last </text:span></text:p>
      <text:p text:style-name="P42"/>
      <text:p text:style-name="P43">Mod → class → methods</text:p>
      <text:p text:style-name="P42"/>
      <text:p text:style-name="P42">MID Section </text:p>
      <text:p text:style-name="P42"/>
      <text:p text:style-name="P42">* <text:span text:style-name="T21">pointer , implicit, referenced</text:span></text:p>
      <text:p text:style-name="P42"/>
      <text:p text:style-name="P42">Do header files as interfaces (like java)</text:p>
      <text:p text:style-name="P42"/>
      <text:p text:style-name="P42">source file – class</text:p>
      <text:p text:style-name="P42"/>
      <text:p text:style-name="P42">anything internal means private ( use local, global variable) </text:p>
      <text:p text:style-name="P42"/>
      <text:p text:style-name="P42">uses diagram for libraries</text:p>
      <text:p text:style-name="P42"/>
      <text:p text:style-name="P42">specify arrays and their names (i.e., String[] : name, name)</text:p>
      <text:p text:style-name="P42"/>
      <text:p text:style-name="P42">- areas on <text:s/>expansion, percaution, faults for test and implementation ,</text:p>
      <text:p text:style-name="P42"/>
      <text:p text:style-name="P44">use MODIFER: for declare public, <text:s/>private(internal), and protected (inlin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
      <text:p text:style-name="P40"/>
      <text:p text:style-name="P40"/>
      <text:p text:style-name="P40"/>
      <text:p text:style-name="P40"/>
      <text:p text:style-name="P175">9.<text:span text:style-name="T141">C</text:span><text:span text:style-name="T143">ontribution Page</text:span></text:p>
      <text:p text:style-name="P40">Contribution Page</text:p>
      <text:p text:style-name="P40"><text:soft-page-break/></text:p>
      <text:p text:style-name="P40">Note: each row is assigned to one member of the group; break all contributions into one row , contributions must be consistent with log , cannot break down contribution</text:p>
      <text:p text:style-name="P40"/>
      <table:table table:name="Table1" table:style-name="Table1">
        <table:table-column table:style-name="Table1.A" table:number-columns-repeated="3"/>
        <table:table-column table:style-name="Table1.D"/>
        <table:table-row>
          <table:table-cell table:style-name="Table1.A1" office:value-type="string">
            <text:p text:style-name="P48"><text:span text:style-name="T23">Na</text:span>me(s)</text:p>
          </table:table-cell>
          <table:table-cell table:style-name="Table1.A1" office:value-type="string">
            <text:p text:style-name="P48">Role(s)</text:p>
          </table:table-cell>
          <table:table-cell table:style-name="Table1.A1" office:value-type="string">
            <text:p text:style-name="P48">Contributions</text:p>
          </table:table-cell>
          <table:table-cell table:style-name="Table1.D1" office:value-type="string">
            <text:p text:style-name="P48">Comments</text:p>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50"/>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row>
          <table:table-cell table:style-name="Table1.A2" office:value-type="string">
            <text:p text:style-name="P49"/>
          </table:table-cell>
          <table:table-cell table:style-name="Table1.A2" office:value-type="string">
            <text:p text:style-name="P49"/>
          </table:table-cell>
          <table:table-cell table:style-name="Table1.A2" office:value-type="string">
            <text:p text:style-name="P49"/>
          </table:table-cell>
          <table:table-cell table:style-name="Table1.D2" office:value-type="string">
            <text:p text:style-name="P49"/>
          </table:table-cell>
        </table:table-row>
      </table:table>
      <text:p text:style-name="P40"/>
      <text:p text:style-name="P40"/>
      <text:p text:style-name="P42"/>
      <text:p text:style-name="P42"/>
      <text:p text:style-name="P42"/>
      <text:p text:style-name="P42"/>
      <text:p text:style-name="P42"/>
      <text:p text:style-name="P182">1<text:span text:style-name="T142">0. </text:span><text:span text:style-name="T139">R</text:span><text:span text:style-name="T143">evision Page</text:span></text:p>
      <text:p text:style-name="P1">report revision history, team members, student numbers, roles, and responsibilities, </text:p>
      <text:p text:style-name="P1"/>
      <text:p text:style-name="P41">By virtue of submitting this document we electronically sign and date that the work being submitted by all the individuals in the group is their exclusive work as a group and we consent to make available the application developed through [CS] or [SE]-2XB3 project, the reports, presentations, and assignments (not including my name and student number) for future teaching purposes. </text:p>
      <text:p text:style-name="P1"/>
      <text:p text:style-name="P1"/>
      <text:p text:style-name="P1"/>
      <text:p text:style-name="P1"/>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LM Roman Slanted 8" fo:font-family="'LM Roman Slanted 8'"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M Roman Slanted 8" fo:font-family="'LM Roman Slanted 8'"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M Roman Slanted 8" fo:font-family="'LM Roman Slanted 8'"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text:tab/><text:tab/><text:page-number text:select-page="current" text:page-adjust="-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0:18:40.187210281</meta:creation-date>
    <dc:date>2015-04-09T12:43:53.049704125</dc:date>
    <meta:editing-duration>PT14H48M2S</meta:editing-duration>
    <meta:editing-cycles>112</meta:editing-cycles>
    <meta:generator>LibreOffice/4.2.7.2$Linux_X86_64 LibreOffice_project/420m0$Build-2</meta:generator>
    <meta:document-statistic meta:table-count="1" meta:image-count="0" meta:object-count="0" meta:page-count="27" meta:paragraph-count="853" meta:word-count="2846" meta:character-count="20903" meta:non-whitespace-character-count="17517"/>
  </office:meta>
</office:document-meta>
</file>